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1000001400000019ECA6DDE03155B21C8.png" manifest:media-type="image/png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76000001F4D74745D62FFF595E.jpg" manifest:media-type="image/jpe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07000001768332176E4BDFD5E8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2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0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1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2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3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8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1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0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7" style:family="graphic" style:parent-style-name="standard">
      <style:graphic-properties draw:stroke="none" draw:fill="none" fo:min-height="3.155cm"/>
      <style:paragraph-properties style:writing-mode="lr-tb"/>
    </style:style>
    <style:style style:name="gr10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2" style:family="paragraph">
      <style:paragraph-properties fo:text-align="start" style:writing-mode="lr-tb"/>
      <style:text-properties fo:color="#000066" loext:opacity="100%"/>
    </style:style>
    <style:style style:name="P43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4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50" style:family="paragraph">
      <style:paragraph-properties fo:text-align="center" style:writing-mode="lr-tb"/>
      <style:text-properties fo:color="#000066" loext:opacity="100%" fo:language="ru" fo:country="RU"/>
    </style:style>
    <style:style style:name="P51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2" style:family="paragraph">
      <style:paragraph-properties fo:text-align="center" style:writing-mode="lr-tb"/>
      <style:text-properties fo:font-size="18pt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4" style:family="paragraph">
      <style:paragraph-properties fo:text-align="center"/>
      <style:text-properties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style:font-size-asian="10pt" style:font-size-complex="10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72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6" style:family="paragraph">
      <style:paragraph-properties fo:margin-left="2cm" fo:margin-right="0cm" fo:margin-top="0cm" fo:margin-bottom="0cm" fo:line-height="100%" fo:text-indent="0cm"/>
    </style:style>
    <style:style style:name="P77" style:family="paragraph">
      <style:paragraph-properties fo:margin-left="0cm" fo:margin-right="0cm" fo:margin-top="0cm" fo:margin-bottom="0cm" fo:line-height="100%" fo:text-align="start" fo:text-indent="0cm"/>
    </style:style>
    <style:style style:name="P7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9" style:family="paragraph">
      <style:paragraph-properties fo:margin-left="0cm" fo:margin-right="0cm" fo:margin-top="0cm" fo:margin-bottom="0cm" fo:line-height="100%" fo:text-align="center" fo:text-indent="0cm"/>
    </style:style>
    <style:style style:name="P80" style:family="paragraph">
      <style:paragraph-properties fo:text-align="justify" style:writing-mode="lr-tb"/>
      <style:text-properties fo:color="#000066" loext:opacity="100%" fo:language="ru" fo:country="RU"/>
    </style:style>
    <style:style style:name="P81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82" style:family="paragraph">
      <style:paragraph-properties fo:text-align="justify"/>
    </style:style>
    <style:style style:name="P83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84" style:family="paragraph">
      <loext:graphic-properties draw:fill="solid" draw:fill-color="#007d9c"/>
      <style:paragraph-properties fo:text-align="center"/>
      <style:text-properties fo:language="ru" fo:country="RU"/>
    </style:style>
    <style:style style:name="P85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6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4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5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6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7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4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04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05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9" style:family="text">
      <style:text-properties style:font-name="Liberation Sans1" fo:font-size="12pt" fo:language="ru" fo:country="RU" style:font-size-asian="12pt" style:font-size-complex="12pt"/>
    </style:style>
    <style:style style:name="T110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1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font-name="Liberation Mono" fo:font-size="10pt" fo:language="ru" fo:country="RU" style:font-size-asian="10pt" style:font-size-complex="10pt"/>
    </style:style>
    <style:style style:name="T115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16" style:family="text">
      <style:text-properties fo:color="#3465a4" loext:opacity="100%"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17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8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0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1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2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3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7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8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29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3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34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37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38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39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0" style:family="text">
      <style:text-properties style:font-name="Liberation Sans1" fo:font-size="12pt" style:font-size-asian="12pt" style:font-size-complex="12pt"/>
    </style:style>
    <style:style style:name="T141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2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0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1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6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57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58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1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6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3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64" style:family="text">
      <style:text-properties fo:font-size="14pt" style:font-size-asian="14pt" style:font-size-complex="14pt"/>
    </style:style>
    <style:style style:name="T165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66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7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0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1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7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0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1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2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86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7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color="#006699" loext:opacity="100%" style:text-outline="false" style:font-name="Liberation Mono" fo:font-size="13pt" fo:language="ru" fo:country="RU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T191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92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93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4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6" style:family="text">
      <style:text-properties fo:color="#c9211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7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08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12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13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4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5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17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4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25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39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53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6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57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58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259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64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65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66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67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68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69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70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77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3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5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96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7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98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99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00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301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302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3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06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07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08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09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310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11" style:family="text">
      <style:text-properties fo:color="#007d9c" loext:opacity="100%" fo:font-size="11pt" fo:language="ru" fo:country="RU" style:font-size-asian="11pt" style:font-size-complex="11pt"/>
    </style:style>
    <style:style style:name="T312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13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9">На проектирование Go </text:span><text:span text:style-name="T40">повлияли языки</text:span><text:span text:style-name="T39"> </text:span><text:span text:style-name="T41">C, Oberon-2, Active Oberon, Oberon, Modula-2, Modula, Pascal, Alef, Newsqueak, Squeak, CSP, Smalltalk, Limbo,</text:span><text:span text:style-name="T29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9">разработчик языка C, ОС Unix, Plan 9</text:span><text:span text:style-name="T50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Griesemer</text:span><text:span text:style-name="T52">,</text:span><text:span text:style-name="T48"> </text:span><text:span text:style-name="T53">Швейцария</text:span></text:p>
            <text:p><text:span text:style-name="T46">(«ученик Никласа Вирта (Pascal, Modula, Oberon), европейская школа</text:span><text:span text:style-name="T54">»</text:span><text:span text:style-name="T48">):</text:span></text:p>
            <text:p><text:span text:style-name="T50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50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9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0">стабильная спецификация языка</text:span><text:span text:style-name="T59">: совместимость с предыдущими и последующими версиями;</text:span></text:p>
              </text:list-item>
              <text:list-item>
                <text:p text:style-name="P18"><text:span text:style-name="T59">краткий и логичный </text:span><text:span text:style-name="T60">синтаксис</text:span><text:span text:style-name="T59">: легко освоить и однозначно понимать в команде;</text:span></text:p>
              </text:list-item>
              <text:list-item>
                <text:p text:style-name="P18"><text:span text:style-name="T60">строгая типизация, объявления, импорты</text:span><text:span text:style-name="T59">: компилятор контролирует программистов;</text:span></text:p>
              </text:list-item>
              <text:list-item>
                <text:p text:style-name="P18"><text:span text:style-name="T60">быстрый</text:span><text:span text:style-name="T59"> </text:span><text:span text:style-name="T60">компилятор</text:span><text:span text:style-name="T59">: минимизирует время сборки больших программных систем;</text:span></text:p>
              </text:list-item>
              <text:list-item>
                <text:p text:style-name="P18"><text:span text:style-name="T60">легко компилировать для разных ОС и архитектур </text:span><text:span text:style-name="T59">одни и те же исход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фейсы</text:span><text:span text:style-name="T59"> с неявным соответствием: позволят расширять готовые системы;</text:span></text:p>
              </text:list-item>
              <text:list-item>
                <text:p text:style-name="P18"><text:span text:style-name="T60">композиция</text:span><text:span text:style-name="T59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9">легковесные </text:span><text:span text:style-name="T60">goroutine</text:span><text:span text:style-name="T59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59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9">тип данных </text:span><text:span text:style-name="T60">error</text:span><text:span text:style-name="T59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</text:span><text:span text:style-name="T59">оформления исходников: задаётся утилитой </text:span><text:span text:style-name="T61">go 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я и надёжно работающая </text:span><text:span text:style-name="T60">стандартная библиотека</text:span><text:span text:style-name="T59">: предоставит готовые компоненты;</text:span></text:p>
              </text:list-item>
              <text:list-item>
                <text:p text:style-name="P18"><text:span text:style-name="T59">удобная распределённая </text:span><text:span text:style-name="T60">система управления внешними пакетами</text:span><text:span text:style-name="T59"> с идентификацией по URL;</text:span></text:p>
              </text:list-item>
              <text:list-item>
                <text:p text:style-name="P18"><text:span text:style-name="T59">мощный набор стандартных инструментов: </text:span><text:span text:style-name="T62">go </text:span><text:span text:style-name="T63">command</text:span><text:span text:style-name="T59">, </text:span><text:span text:style-name="T62">go tool </text:span><text:span text:style-name="T63">command</text:span><text:span text:style-name="T59">;</text:span></text:p>
              </text:list-item>
              <text:list-item>
                <text:p text:style-name="P18"><text:span text:style-name="T60">широкие возможности для автоматизации</text:span><text:span text:style-name="T59"> за счёт расширения набора инструмент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тый исходный код</text:span><text:span text:style-name="T59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й проект (draft) спецификации языка. </text:span></text:p>
            <text:p text:style-name="P13"><text:span text:style-name="T65">2009</text:span><text:span text:style-name="T66">-11-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68"/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-05-13</text:span><text:span text:style-name="T70"><text:tab/></text:span><text:span text:style-name="T70">go1.1: ~30%-40% performance 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in Go (+ a little assembler); dynamic libraries.</text:span></text:p>
            <text:p><text:span text:style-name="T67">2017-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02-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. Built-in fuzz testing.</text:span></text:p>
            <text:p text:style-name="P13"><text:span text:style-name="T67">2023-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</text:span><text:span text:style-name="T71">24</text:span><text:span text:style-name="T68">: generic type aliases; weak pointers; post-quantum cryptography; FIPS 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faster), many changes in the standard library</text:span><text:span text:style-name="T76">.</text:span></text:p>
            <text:p text:style-name="P13"><text:span text:style-name="T28"/></text:p>
            <text:p text:style-name="P18"><text:span text:style-name="T77">Спецификация языка и стандартной библиотеки обратно совместимы с версиями Go 1.x.</text:span></text:p>
            <text:p text:style-name="P18"><text:span text:style-name="T78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9">Реализации</text:span><text:span text:style-name="T80">:</text:span></text:p>
            <text:p text:style-name="P18"><text:span text:style-name="T80"><text:tab/></text:span><text:span text:style-name="T80">1. Официальный компилятор (Google) для ОС AIX, Android, *BSD, iOS, Linux, macOS, Plan 9, </text:span><text:span text:style-name="T81">Solaris, Windows (на разных аппаратных архитектурах) и для WebAssembly (WASM).</text:span></text:p>
            <text:p text:style-name="P18"><text:span text:style-name="T80"><text:tab/></text:span><text:span text:style-name="T80">2. gofrontend + libgo для </text:span><text:span text:style-name="T81">GCC и других компиляторов.</text:span></text:p>
            <text:p text:style-name="P18"><text:span text:style-name="T81"><text:tab/></text:span><text:span text:style-name="T81">3. </text:span><text:span text:style-name="T82">TinyGo</text:span><text:span text:style-name="T81"> для embedded systems и WebAssembly.</text:span></text:p>
            <text:p text:style-name="P18"><text:span text:style-name="T81"><text:tab/></text:span><text:span text:style-name="T81">4. </text:span><text:span text:style-name="T82">GopherJS</text:span><text:span text:style-name="T81"> – кросс-компилятор из Go в JavaScript.</text:span></text:p>
            <text:p text:style-name="P18"><text:span text:style-name="T83"/></text:p>
            <text:p text:style-name="P18"><text:span text:style-name="T83">Поддерживаются практически все </text:span><text:span text:style-name="T84">архитектуры</text:span><text:span text:style-name="T83">: i386, amd64, ARM, RISC-V, MIPS, ppc64, …</text:span></text:p>
            <text:p text:style-name="P18"><text:span text:style-name="T85"><text:tab/></text:span><text:span text:style-name="T85"><text:tab/></text:span><text:span text:style-name="T85">go tool dist list</text:span></text:p>
            <text:p text:style-name="P18"><text:span text:style-name="T86">Лёгкая кросс-компиляция!</text:span></text:p>
            <text:p text:style-name="P18"><text:span text:style-name="T87"/></text:p>
            <text:p text:style-name="P18"><text:span text:style-name="T88">Установка</text:span><text:span text:style-name="T89"> (описание </text:span><text:span text:style-name="T90">https://golang.org/doc/install</text:span><text:span text:style-name="T87">):</text:span></text:p>
            <text:p text:style-name="P18"><text:span text:style-name="T91"><text:tab/></text:span><text:span text:style-name="T91"><text:tab/></text:span><text:span text:style-name="T85">sudo apt-get install golang</text:span></text:p>
            <text:p text:style-name="P18"><text:span text:style-name="T91"/></text:p>
            <text:p text:style-name="P18"><text:span text:style-name="T88">Обновление</text:span><text:span text:style-name="T87">:</text:span></text:p>
            <text:p text:style-name="P18"><text:span text:style-name="T91"><text:tab/></text:span><text:span text:style-name="T91"><text:tab/></text:span><text:span text:style-name="T85">go get go@1.24.3 # </text:span><text:span text:style-name="T92">или</text:span><text:span text:style-name="T85"> go get go@latest</text:span></text:p>
            <text:p text:style-name="P18"><text:span text:style-name="T91"/></text:p>
            <text:p text:style-name="P18"><text:span text:style-name="T87">The Go </text:span><text:span text:style-name="T91">Playground</text:span><text:span text:style-name="T87"> ~ интерактивное выполнение программ в браузере:</text:span></text:p>
            <text:p text:style-name="P18"><text:span text:style-name="T90"><text:tab/></text:span><text:span text:style-name="T90"><text:tab/></text:span><text:span text:style-name="T92">https://</text:span><text:span text:style-name="T85">go.dev/play</text:span><text:span text:style-name="T9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93">с привето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4">package main <text:s text:c="20"/>// все программы принадлежат к своему пакету</text:span></text:p>
            <text:p text:style-name="P13"><text:span text:style-name="T95">import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5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 world = "</text:span><text:span text:style-name="T95">世界</text:span><text:span text:style-name="T95">" <text:s text:c="12"/></text:span><text:span text:style-name="T94">// UTF-8 для исходного кода и литералов</text:span></text:p>
            <text:p text:style-name="P13"><text:span text:style-name="T96"/></text:p>
            <text:p text:style-name="P13"><text:span text:style-name="T94">func </text:span><text:span text:style-name="T97">main</text:span><text:span text:style-name="T94">() { <text:s text:c="19"/>// с main() начинается выполнение программы</text:span></text:p>
            <text:p text:style-name="P13"><text:span text:style-name="T95"><text:s text:c="2"/></text:span><text:span text:style-name="T95">var s string = world <text:s text:c="10"/>// var </text:span><text:span text:style-name="T98">переменная тип = значение</text:span></text:p>
            <text:p text:style-name="P13"><text:span text:style-name="T95"><text:s text:c="33"/></text:span><text:span text:style-name="T95">// len() — встроенная функция определения размера </text:span></text:p>
            <text:p text:style-name="P13"><text:span text:style-name="T95"><text:s text:c="2"/></text:span><text:span text:style-name="T95">if len(os.Args) &gt; 1 { <text:s text:c="9"/>// в os.Args[0] — имя программы</text:span></text:p>
            <text:p text:style-name="P13"><text:span text:style-name="T95"><text:s text:c="4"/></text:span><text:span text:style-name="T95">s = os.Args[1] <text:s text:c="14"/>// имена с заглавной буквы экспортируются</text:span></text:p>
            <text:p text:style-name="P13"><text:span text:style-name="T95"><text:s text:c="2"/></text:span><text:span text:style-name="T95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5" draw:text-style-name="P29" draw:layer="layout" svg:width="26.4cm" svg:height="12.996cm" svg:x="0.811cm" svg:y="2.116cm">
          <draw:text-box>
            <text:p><text:span text:style-name="T103">$ echo $</text:span><text:span text:style-name="T104">GOROOT</text:span></text:p>
            <text:p><text:span text:style-name="T103">/usr/local/go</text:span></text:p>
            <text:p><text:span text:style-name="T103">$ echo $</text:span><text:span text:style-name="T104">GOPATH</text:span></text:p>
            <text:p><text:span text:style-name="T103">~/go</text:span></text:p>
            <text:p><text:span text:style-name="T103"/></text:p>
            <text:p><text:span text:style-name="T103">$ cd $GOPATH/</text:span><text:span text:style-name="T104">src</text:span></text:p>
            <text:p text:style-name="P13"><text:span text:style-name="T103"/></text:p>
            <text:p><text:span text:style-name="T103">$ mkdir </text:span><text:span text:style-name="T105">sample</text:span><text:span text:style-name="T103"> &amp;&amp; mkdir </text:span><text:span text:style-name="T105">sample</text:span><text:span text:style-name="T103">/</text:span><text:span text:style-name="T105">module</text:span></text:p>
            <text:p><text:span text:style-name="T103">$ cd </text:span><text:span text:style-name="T105">sample</text:span><text:span text:style-name="T103">/</text:span><text:span text:style-name="T105">module</text:span></text:p>
            <text:p text:style-name="P13"><text:span text:style-name="T106"># Напишите program</text:span><text:span text:style-name="T107">.go</text:span><text:span text:style-name="T106"> в своём любимом редакторе исходников. </text:span></text:p>
            <text:p text:style-name="P13"><text:span text:style-name="T107"/></text:p>
            <text:p text:style-name="P13"><text:span text:style-name="T107">$ cd $GOPATH/src/</text:span><text:span text:style-name="T106">sample</text:span></text:p>
            <text:p text:style-name="P13"><text:span text:style-name="T106"># Напишите </text:span><text:span text:style-name="T107">main.go,</text:span><text:span text:style-name="T106"> где делается </text:span><text:span text:style-name="T107">import ( "sample/module"</text:span><text:span text:style-name="T106"> )</text:span></text:p>
            <text:p text:style-name="P13"><text:span text:style-name="T107"/></text:p>
            <text:p text:style-name="P13"><text:span text:style-name="T107">$ go mod init sample</text:span></text:p>
            <text:p text:style-name="P13"><text:span text:style-name="T107"/></text:p>
            <text:p text:style-name="P13"><text:span text:style-name="T103">$ go run main.go</text:span></text:p>
            <text:p text:style-name="P13"><text:span text:style-name="T103"/></text:p>
            <text:p text:style-name="P13"><text:span text:style-name="T103">$ go build main.go</text:span></text:p>
            <text:p text:style-name="P13"><text:span text:style-name="T107">$ ./main</text:span></text:p>
            <text:p text:style-name="P13"><text:span text:style-name="T103"/></text:p>
          </draw:text-box>
        </draw:frame>
        <draw:frame draw:style-name="gr26" draw:text-style-name="P31" draw:layer="layout" svg:width="5.2cm" svg:height="1.673cm" svg:x="21.5cm" svg:y="7.127cm">
          <draw:text-box>
            <text:p text:style-name="P30"><text:span text:style-name="T108">mod.go</text:span></text:p>
            <text:p><text:span text:style-name="T109">module </text:span><text:span text:style-name="T110">sample</text:span></text:p>
            <text:p><text:span text:style-name="T109">go 1.23.2</text:span></text:p>
          </draw:text-box>
        </draw:frame>
        <draw:frame draw:style-name="gr27" draw:text-style-name="P33" draw:layer="layout" svg:width="9.2cm" svg:height="4.231cm" svg:x="17.5cm" svg:y="2.406cm">
          <draw:text-box>
            <text:p text:style-name="P32"><text:span text:style-name="T111">~/go/</text:span></text:p>
            <text:p text:style-name="P13"><text:span text:style-name="T112"><text:s text:c="4"/></text:span><text:span text:style-name="T111">│</text:span></text:p>
            <text:p text:style-name="P32"><text:span text:style-name="T112"><text:s text:c="4"/></text:span><text:span text:style-name="T113">└</text:span><text:span text:style-name="T112">─</text:span><text:span text:style-name="T111">src/</text:span></text:p>
            <text:p text:style-name="P32"><text:span text:style-name="T113"><text:s text:c="9"/></text:span><text:span text:style-name="T114">│ </text:span></text:p>
            <text:p text:style-name="P32"><text:span text:style-name="T113"><text:s text:c="9"/></text:span><text:span text:style-name="T114">└─</text:span><text:span text:style-name="T115">/</text:span><text:span text:style-name="T114">sample/</text:span></text:p>
            <text:p text:style-name="P13"><text:span text:style-name="T113"><text:s text:c="18"/>├─</text:span><text:span text:style-name="T114">go.mod</text:span></text:p>
            <text:p text:style-name="P32"><text:span text:style-name="T113"><text:s text:c="18"/>├─</text:span><text:span text:style-name="T114">main.go</text:span></text:p>
            <text:p text:style-name="P13"><text:span text:style-name="T113"><text:s text:c="18"/>├─</text:span><text:span text:style-name="T114">main</text:span></text:p>
            <text:p text:style-name="P13"><text:span text:style-name="T113"><text:s text:c="18"/>└─</text:span><text:span text:style-name="T116">/</text:span><text:span text:style-name="T117">module/</text:span></text:p>
            <text:p text:style-name="P32"><text:span text:style-name="T118"><text:s text:c="27"/>└─</text:span><text:span text:style-name="T118">program</text:span><text:span text:style-name="T117">.go</text:span></text:p>
          </draw:text-box>
        </draw:frame>
        <draw:frame draw:style-name="gr27" draw:text-style-name="P35" draw:layer="layout" svg:width="6.6cm" svg:height="4.231cm" svg:x="12.1cm" svg:y="10.369cm">
          <draw:text-box>
            <text:p text:style-name="P34"><text:span text:style-name="T111">main.go</text:span></text:p>
            <text:p text:style-name="P32"><text:span text:style-name="T119">package main</text:span></text:p>
            <text:p text:style-name="P32"><text:span text:style-name="T119"/></text:p>
            <text:p text:style-name="P32"><text:span text:style-name="T120">import "sample/module"</text:span></text:p>
            <text:p text:style-name="P32"><text:span text:style-name="T120"/></text:p>
            <text:p text:style-name="P32"><text:span text:style-name="T119">func main() {</text:span></text:p>
            <text:p text:style-name="P32"><text:span text:style-name="T119"><text:s text:c="4"/></text:span><text:span text:style-name="T119">object := module.Type{}</text:span></text:p>
            <text:p text:style-name="P32"><text:span text:style-name="T119"><text:s text:c="4"/></text:span><text:span text:style-name="T119">object.Method()</text:span></text:p>
            <text:p text:style-name="P32"><text:span text:style-name="T119">}</text:span></text:p>
          </draw:text-box>
        </draw:frame>
        <draw:frame draw:style-name="gr27" draw:text-style-name="P36" draw:layer="layout" svg:width="7.2cm" svg:height="4.231cm" svg:x="19.5cm" svg:y="10.37cm">
          <draw:text-box>
            <text:p text:style-name="P34"><text:span text:style-name="T121">module/program.go</text:span></text:p>
            <text:p text:style-name="P32"><text:span text:style-name="T120">package module</text:span></text:p>
            <text:p text:style-name="P32"><text:span text:style-name="T120"/></text:p>
            <text:p text:style-name="P32"><text:span text:style-name="T120">type Type struct {</text:span></text:p>
            <text:p text:style-name="P32"><text:span text:style-name="T120">}</text:span></text:p>
            <text:p text:style-name="P32"><text:span text:style-name="T120"/></text:p>
            <text:p text:style-name="P32"><text:span text:style-name="T120">func (t Type) Method() {</text:span></text:p>
            <text:p text:style-name="P32"><text:span text:style-name="T120"><text:s text:c="4"/></text:span><text:span text:style-name="T120">println("Method() of Type")</text:span></text:p>
            <text:p text:style-name="P32"><text:span text:style-name="T120">}</text:span></text:p>
            <text:p text:style-name="P32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2">Синтаксис: особенности</text:span></text:p>
          </draw:text-box>
        </draw:frame>
        <draw:frame draw:style-name="gr28" draw:text-style-name="P38" draw:layer="layout" svg:width="26.8cm" svg:height="13.103cm" svg:x="0.6cm" svg:y="2.1cm">
          <draw:text-box>
            <text:p text:style-name="P13"><text:span text:style-name="T123">Простой синтаксис. Минимум синтаксических конструкций. Однозначное выражение действий (no TIMTOWTDI).</text:span></text:p>
            <text:p text:style-name="P13"><text:span text:style-name="T123">Каждое утверждение (statement) начинается с ключевого слова. Исходники в UTF-8.</text:span></text:p>
            <text:p text:style-name="P13"><text:span text:style-name="T123"/></text:p>
            <text:p text:style-name="P13"><text:span text:style-name="T124">Ошибки – это тип данных </text:span><text:span text:style-name="T125">error</text:span><text:span text:style-name="T124">. Н</text:span><text:span text:style-name="T123">ет исключений (exceptions). Есть panic() и recover().</text:span></text:p>
            <text:p text:style-name="P13"><text:span text:style-name="T123">Нет классов, но в </text:span><text:span text:style-name="T126">struct</text:span><text:span text:style-name="T123"> можно описывать поля, и для всех типов данных можно определять методы.</text:span></text:p>
            <text:p text:style-name="P13"><text:span text:style-name="T123">Есть интерфейсы (абстрактные наборы действий), и типы могут неявно соответствовать этим интерфейсам, реализуя их.</text:span></text:p>
            <text:p text:style-name="P13"><text:span text:style-name="T123"/></text:p>
            <text:p text:style-name="P13"><text:span text:style-name="T127">;</text:span><text:span text:style-name="T123"> служит переводом строки (line feed) — автоматически вставляется компилятором, где необходимо.</text:span></text:p>
            <text:p text:style-name="P13"><text:span text:style-name="T127">,</text:span><text:span text:style-name="T123"> запятая обязательна в конце строки в списке, если нет </text:span><text:span text:style-name="T126">)</text:span><text:span text:style-name="T123"> как завершителя списка.</text:span></text:p>
            <text:p text:style-name="P13"><text:span text:style-name="T125">_</text:span><text:span text:style-name="T124"> “пустая переменная</text:span><text:span text:style-name="T123">“ (blank identifier) для игнорирования значения.</text:span></text:p>
            <text:p text:style-name="P13"><text:span text:style-name="T128">:=</text:span><text:span text:style-name="T123"> простое объявление с выводом типа из значения (inferred type) и инициализация переменной в функции.</text:span></text:p>
            <text:p text:style-name="P13"><text:span text:style-name="T123">Все объявленные переменные получают начальное zero value <text:s/>(</text:span><text:span text:style-name="T126">0</text:span><text:span text:style-name="T123">, </text:span><text:span text:style-name="T126">false</text:span><text:span text:style-name="T123">, </text:span><text:span text:style-name="T126">""</text:span><text:span text:style-name="T123">, </text:span><text:span text:style-name="T126">nil</text:span><text:span text:style-name="T123"> для интерфейсов и ссылочных типов).</text:span></text:p>
            <text:p text:style-name="P13"><text:span text:style-name="T123"/></text:p>
            <text:p text:style-name="P13"><text:span text:style-name="T123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3">Все имена со строчной буквы видны во всех файлах внутри одного пакета. 1 пакет = 1 каталог.</text:span></text:p>
            <text:p text:style-name="P13"><text:span text:style-name="T123"/></text:p>
            <text:p text:style-name="P13"><text:span text:style-name="T123">Функции — полноценные типы: multiple return values, named return values, bare return, variadic functions, </text:span><text:span text:style-name="T129">anonymous</text:span><text:span text:style-name="T123"> functions.</text:span></text:p>
            <text:p text:style-name="P13"><text:span text:style-name="T127">func init() { }</text:span><text:span text:style-name="T123"> // инициализирующие функции в файлах пакета.</text:span></text:p>
            <text:p text:style-name="P13"><text:span text:style-name="T127">defer</text:span><text:span text:style-name="T123"> f() // отложенное исполнение функции перед завершением функции: появилось в Go.</text:span></text:p>
            <text:p text:style-name="P13"><text:span text:style-name="T125">go f()</text:span><text:span text:style-name="T124"> </text:span><text:span text:style-name="T123">// запустить функцию как goroutine. </text:span></text:p>
            <text:p text:style-name="P13"><text:span text:style-name="T124">Каналы: </text:span><text:span text:style-name="T130">channel</text:span><text:span text:style-name="T124"> &lt;- value; value &lt;- channel; </text:span><text:span text:style-name="T130">select / case / default</text:span><text:span text:style-name="T124"> // </text:span><text:span text:style-name="T123">переключение каналов</text:span></text:p>
            <text:p text:style-name="P13"><text:span text:style-name="T123"/></text:p>
            <text:p text:style-name="P13"><text:span text:style-name="T123">Безтиповые константы (untyped constants) в языке со строгой типизацией!</text:span></text:p>
            <text:p text:style-name="P13"><text:span text:style-name="T127">rune</text:span><text:span text:style-name="T123"> // тип данных для ”символа” (code point) в кодировке UTF-8.</text:span></text:p>
            <text:p text:style-name="P13"><text:span text:style-name="T127">iota</text:span><text:span text:style-name="T123"> // перечисление (enumerator) именованных целых значений.</text:span></text:p>
            <text:p text:style-name="P13"><text:span text:style-name="T123"/></text:p>
            <text:p text:style-name="P13"><text:span text:style-name="T130">import </text:span><text:span text:style-name="T131">"</text:span><text:span text:style-name="T130">package</text:span><text:span text:style-name="T131">"; </text:span><text:span text:style-name="T130">var declared</text:span><text:span text:style-name="T124"> // если не используются </text:span><text:span text:style-name="T123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9" draw:text-style-name="P39" draw:layer="layout" svg:width="24.599cm" svg:height="1.352cm" svg:x="0.701cm" svg:y="0.401cm">
          <draw:text-box>
            <text:p><text:span text:style-name="T132">Синтаксис: </text:span><text:span text:style-name="T132"><text:a xlink:href="https://go.dev/ref/spec" xlink:type="simple">go.dev/ref/spec</text:a></text:span></text:p>
          </draw:text-box>
        </draw:frame>
        <draw:frame draw:style-name="gr30" draw:text-style-name="P40" draw:layer="layout" svg:width="13.2cm" svg:height="13.1cm" svg:x="0.6cm" svg:y="2.1cm">
          <draw:text-box>
            <text:p text:style-name="P13"><text:span text:style-name="T133">const START, STOP = 10, 16</text:span></text:p>
            <text:p text:style-name="P13"><text:span text:style-name="T133"/></text:p>
            <text:p text:style-name="P13"><text:span text:style-name="T133">type PointerToInt *int</text:span></text:p>
            <text:p text:style-name="P13"><text:span text:style-name="T133"/></text:p>
            <text:p text:style-name="P13"><text:span text:style-name="T133">var </text:span><text:span text:style-name="T134">i</text:span><text:span text:style-name="T133"> int = START</text:span></text:p>
            <text:p text:style-name="P13"><text:span text:style-name="T133">var (</text:span></text:p>
            <text:p text:style-name="P13"><text:span text:style-name="T133"><text:tab/></text:span><text:span text:style-name="T133">p1 *int = &amp;i</text:span></text:p>
            <text:p text:style-name="P13"><text:span text:style-name="T133"><text:tab/></text:span><text:span text:style-name="T133">p2 PointerToInt</text:span></text:p>
            <text:p text:style-name="P13"><text:span text:style-name="T133">)</text:span></text:p>
            <text:p text:style-name="P13"><text:span text:style-name="T133">p2 = p1</text:span></text:p>
            <text:p text:style-name="P13"><text:span text:style-name="T133"/></text:p>
            <text:p text:style-name="P13"><text:span text:style-name="T133">loop:</text:span></text:p>
            <text:p text:style-name="P13"><text:span text:style-name="T133">for i := </text:span><text:span text:style-name="T134">i</text:span><text:span text:style-name="T133">; i &lt; STOP; i++ {</text:span></text:p>
            <text:p text:style-name="P13"><text:span text:style-name="T133"><text:s text:c="2"/></text:span><text:span text:style-name="T133">*p1++; *p2 += 2</text:span></text:p>
            <text:p text:style-name="P13"><text:span text:style-name="T133"><text:s text:c="2"/></text:span><text:span text:style-name="T133">if i &lt; 0 { break loop }</text:span></text:p>
            <text:p text:style-name="P13"><text:span text:style-name="T133"><text:s text:c="2"/></text:span><text:span text:style-name="T133">fmt.Printf("i=%d outer i=%d \n", i, *p1)</text:span></text:p>
            <text:p text:style-name="P13"><text:span text:style-name="T133">}</text:span></text:p>
            <text:p text:style-name="P13"><text:span text:style-name="T133"/></text:p>
            <text:p text:style-name="P13"><text:span text:style-name="T133"/></text:p>
          </draw:text-box>
        </draw:frame>
        <draw:frame draw:style-name="gr31" draw:text-style-name="P41" draw:layer="layout" svg:width="13.4cm" svg:height="13.1cm" svg:x="14cm" svg:y="2.1cm">
          <draw:text-box>
            <text:p text:style-name="P13"><text:span text:style-name="T135">// </text:span><text:span text:style-name="T68">Синтаксис похож на языки C и Pascal</text:span></text:p>
            <text:p text:style-name="P13"><text:span text:style-name="T68"/></text:p>
            <text:p text:style-name="P13"><text:span text:style-name="T135">// </text:span><text:span text:style-name="T70">тип </text:span><text:span text:style-name="T135">*int</text:span><text:span text:style-name="T68"> – указатель на </text:span><text:span text:style-name="T136">int</text:span></text:p>
            <text:p text:style-name="P13"><text:span text:style-name="T135"/></text:p>
            <text:p text:style-name="P13"><text:span text:style-name="T135">// &amp;i</text:span><text:span text:style-name="T68"> – получить адрес </text:span><text:span text:style-name="T136">i</text:span></text:p>
            <text:p text:style-name="P13"><text:span text:style-name="T68"/></text:p>
            <text:p text:style-name="P13"><text:span text:style-name="T136"/></text:p>
            <text:p text:style-name="P13"><text:span text:style-name="T136"/></text:p>
            <text:p text:style-name="P13"><text:span text:style-name="T135">// </text:span><text:span text:style-name="T136">for</text:span><text:span text:style-name="T68"> – единственная форма цикла</text:span></text:p>
            <text:p text:style-name="P13"><text:span text:style-name="T135">// </text:span><text:span text:style-name="T68">“ </text:span><text:span text:style-name="T137">;</text:span><text:span text:style-name="T68"> ” == перевод строки</text:span></text:p>
            <text:p text:style-name="P13"><text:span text:style-name="T135">// </text:span><text:span text:style-name="T68">в </text:span><text:span text:style-name="T136">if</text:span><text:span text:style-name="T68">, </text:span><text:span text:style-name="T136">for</text:span><text:span text:style-name="T68">, </text:span><text:span text:style-name="T136">switch</text:span><text:span text:style-name="T68"> – нет скобок при условии</text:span></text:p>
            <text:p text:style-name="P13"><text:span text:style-name="T135">// </text:span><text:span text:style-name="T70">в </text:span><text:span text:style-name="T135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2" draw:text-style-name="P43" draw:layer="layout" svg:width="11.6cm" svg:height="1.8cm" svg:x="0.8cm" svg:y="13.2cm">
          <text:p text:style-name="P42"><text:span text:style-name="T138">Почти всё в синтаксисе стало понятно, когда </text:span></text:p>
          <text:p text:style-name="P42"><text:span text:style-name="T138">прочитал статью про Go в Википедии. <text:s text:c="7"/></text:span><text:span text:style-name="T139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44" draw:layer="layout" svg:width="7.4cm" svg:height="3.095cm" svg:x="19.9cm" svg:y="11.906cm">
          <draw:text-box>
            <text:p><text:span text:style-name="T140">i=10 outer i=13</text:span></text:p>
            <text:p><text:span text:style-name="T140">i=11 outer i=16</text:span></text:p>
            <text:p><text:span text:style-name="T140">i=12 outer i=19</text:span></text:p>
            <text:p><text:span text:style-name="T140">i=13 outer i=22</text:span></text:p>
            <text:p><text:span text:style-name="T140">i=14 outer i=25</text:span></text:p>
            <text:p><text:span text:style-name="T140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34" draw:text-style-name="P46" draw:layer="layout" svg:width="11.6cm" svg:height="13.601cm" svg:x="0.6cm" svg:y="2.1cm">
          <draw:text-box>
            <text:p text:style-name="P13"><text:span text:style-name="T141">()</text:span><text:span text:style-name="T142"> список: импортов, констант, параметров,</text:span></text:p>
            <text:p text:style-name="P13"><text:span text:style-name="T142"><text:s text:c="3"/></text:span><text:span text:style-name="T142">возвращаемых значений, ...</text:span></text:p>
            <text:p text:style-name="P13"><text:span text:style-name="T142"/></text:p>
            <text:p text:style-name="P13"><text:span text:style-name="T141">[]</text:span><text:span text:style-name="T142"> размер массива, показатель среза</text:span></text:p>
            <text:p text:style-name="P13"><text:span text:style-name="T142"><text:s text:c="3"/></text:span><text:span text:style-name="T142">элемент массива, среза, словаря</text:span></text:p>
            <text:p text:style-name="P13"><text:span text:style-name="T141">[]</text:span><text:span text:style-name="T142"> тип параметра в generics</text:span></text:p>
            <text:p text:style-name="P13"><text:span text:style-name="T142"/></text:p>
            <text:p text:style-name="P13"><text:span text:style-name="T141">{}</text:span><text:span text:style-name="T142"> блок определения</text:span></text:p>
            <text:p text:style-name="P13"><text:span text:style-name="T141">{}</text:span><text:span text:style-name="T142"> блок начальных значений</text:span></text:p>
            <text:p text:style-name="P13"><text:span text:style-name="T141">{}</text:span><text:span text:style-name="T142"> блок кода</text:span></text:p>
            <text:p text:style-name="P13"><text:span text:style-name="T142"/></text:p>
            <text:p text:style-name="P13"><text:span text:style-name="T141">:</text:span><text:span text:style-name="T142"> отделяет индекс или ключ от значения</text:span></text:p>
            <text:p text:style-name="P13"><text:span text:style-name="T142"/></text:p>
            <text:p text:style-name="P13"><text:span text:style-name="T141">:</text:span><text:span text:style-name="T142"> ставится после метки</text:span></text:p>
            <text:p text:style-name="P13"><text:span text:style-name="T141"/></text:p>
            <text:p text:style-name="P13"><text:span text:style-name="T141">...</text:span><text:span text:style-name="T142"> размер массива вычисляется по значениям</text:span></text:p>
            <text:p text:style-name="P13"><text:span text:style-name="T141">...</text:span><text:span text:style-name="T142"> список параметров переменной длины</text:span></text:p>
            <text:p text:style-name="P13"><text:span text:style-name="T141">...</text:span><text:span text:style-name="T142"> список аргументов переменной длины</text:span></text:p>
            <text:p text:style-name="P13"><text:span text:style-name="T141"/></text:p>
            <text:p text:style-name="P13"><text:span text:style-name="T141">;</text:span><text:span text:style-name="T142"> разделитель выражений в for и if</text:span></text:p>
            <text:p text:style-name="P13"><text:span text:style-name="T141">;</text:span><text:span text:style-name="T142"> перевод строки (разделитель утверждений)</text:span></text:p>
            <text:p text:style-name="P13"><text:span text:style-name="T142"/></text:p>
            <text:p text:style-name="P13"><text:span text:style-name="T141">:=</text:span><text:span text:style-name="T142"> объявление и присваивание (в функции)</text:span></text:p>
            <text:p text:style-name="P13"><text:span text:style-name="T142"/></text:p>
            <text:p text:style-name="P13"><text:span text:style-name="T141">,</text:span><text:span text:style-name="T142"> разделитель в списке</text:span></text:p>
            <text:p text:style-name="P13"><text:span text:style-name="T142"/></text:p>
            <text:p text:style-name="P13"><text:span text:style-name="T141">.</text:span><text:span text:style-name="T142"> разделитель объекта и метода</text:span></text:p>
            <text:p text:style-name="P13"><text:span text:style-name="T142"/></text:p>
            <text:p text:style-name="P13"><text:span text:style-name="T143">&lt;- </text:span><text:span text:style-name="T142">запись в канал и чтение из канала</text:span></text:p>
            <text:p text:style-name="P13"><text:span text:style-name="T142"/></text:p>
          </draw:text-box>
        </draw:frame>
        <draw:frame draw:style-name="gr35" draw:text-style-name="P46" draw:layer="layout" svg:width="15.4cm" svg:height="13.157cm" svg:x="12.2cm" svg:y="2.1cm">
          <draw:text-box>
            <text:p text:style-name="P13"><text:span text:style-name="T144">import </text:span><text:span text:style-name="T145">(</text:span><text:span text:style-name="T144"> </text:span><text:span text:style-name="T146">"</text:span><text:span text:style-name="T147">fmt</text:span><text:span text:style-name="T146">"</text:span><text:span text:style-name="T147"> </text:span><text:span text:style-name="T148">)</text:span><text:span text:style-name="T147">; const </text:span><text:span text:style-name="T148">(</text:span><text:span text:style-name="T147"> answer = 42 </text:span><text:span text:style-name="T148">)</text:span><text:span text:style-name="T147">; var </text:span><text:span text:style-name="T148">(</text:span><text:span text:style-name="T147"> five = 42 </text:span><text:span text:style-name="T148">)</text:span></text:p>
            <text:p text:style-name="P13"><text:span text:style-name="T142">func f</text:span><text:span text:style-name="T149">(</text:span><text:span text:style-name="T142">x float64</text:span><text:span text:style-name="T149">)</text:span><text:span text:style-name="T142"> float64 { return 0.0 } </text:span></text:p>
            <text:p text:style-name="P13"><text:span text:style-name="T142"/></text:p>
            <text:p text:style-name="P13"><text:span text:style-name="T147">array </text:span><text:span text:style-name="T148">[</text:span><text:span text:style-name="T147">size</text:span><text:span text:style-name="T148">]</text:span><text:span text:style-name="T147">int;</text:span><text:span text:style-name="T147"><text:tab/></text:span><text:span text:style-name="T147"><text:tab/></text:span><text:span text:style-name="T142">slice </text:span><text:span text:style-name="T149">[]</text:span><text:span text:style-name="T142">string </text:span></text:p>
            <text:p text:style-name="P13"><text:span text:style-name="T147">array</text:span><text:span text:style-name="T148">[</text:span><text:span text:style-name="T147">index</text:span><text:span text:style-name="T148">]</text:span><text:span text:style-name="T147">;</text:span><text:span text:style-name="T147"><text:tab/></text:span><text:span text:style-name="T147"><text:tab/></text:span><text:span text:style-name="T147">slice</text:span><text:span text:style-name="T148">[</text:span><text:span text:style-name="T147">index</text:span><text:span text:style-name="T148">]</text:span><text:span text:style-name="T147">;</text:span><text:span text:style-name="T147"><text:tab/></text:span><text:span text:style-name="T147"><text:tab/></text:span><text:span text:style-name="T147">value = map</text:span><text:span text:style-name="T148">[</text:span><text:span text:style-name="T147">key</text:span><text:span text:style-name="T148">]</text:span></text:p>
            <text:p text:style-name="P13"><text:span text:style-name="T147">func f</text:span><text:span text:style-name="T148">[</text:span><text:span text:style-name="T147">T any</text:span><text:span text:style-name="T148">]</text:span><text:span text:style-name="T147">(a []T) T { return a[0] }; f</text:span><text:span text:style-name="T148">[</text:span><text:span text:style-name="T147">int</text:span><text:span text:style-name="T148">]</text:span><text:span text:style-name="T147">(someSlice))</text:span></text:p>
            <text:p text:style-name="P13"><text:span text:style-name="T142"/></text:p>
            <text:p text:style-name="P13"><text:span text:style-name="T142">type struct Point </text:span><text:span text:style-name="T149">{</text:span><text:span text:style-name="T142"> x, y int32 </text:span><text:span text:style-name="T149">}</text:span></text:p>
            <text:p text:style-name="P13"><text:span text:style-name="T142">ipAddress = [4]int</text:span><text:span text:style-name="T149">{</text:span><text:span text:style-name="T142">127, 0, 0, 1</text:span><text:span text:style-name="T149">}</text:span></text:p>
            <text:p text:style-name="P13"><text:span text:style-name="T142">func answer() int </text:span><text:span text:style-name="T149">{</text:span><text:span text:style-name="T142"> return 42 </text:span><text:span text:style-name="T149">}</text:span><text:span text:style-name="T142"> </text:span></text:p>
            <text:p text:style-name="P13"><text:span text:style-name="T142"/></text:p>
            <text:p text:style-name="P13"><text:span text:style-name="T142">gender := [2]string{ 0</text:span><text:span text:style-name="T149">: <text:s/></text:span><text:span text:style-name="T142">"Female", 1</text:span><text:span text:style-name="T149">: </text:span><text:span text:style-name="T142">"Male" }</text:span></text:p>
            <text:p text:style-name="P13"><text:span text:style-name="T142">language := map[string]int { "Go"</text:span><text:span text:style-name="T149">:</text:span><text:span text:style-name="T142"> 2007 }</text:span></text:p>
            <text:p text:style-name="P13"><text:span text:style-name="T142">label</text:span><text:span text:style-name="T149">:</text:span></text:p>
            <text:p text:style-name="P13"><text:span text:style-name="T142"/></text:p>
            <text:p text:style-name="P13"><text:span text:style-name="T142">shadrinsk := [</text:span><text:span text:style-name="T149">...</text:span><text:span text:style-name="T142">] float32 { 56.05, 63.38 }</text:span></text:p>
            <text:p text:style-name="P13"><text:span text:style-name="T142">func sum(numbers </text:span><text:span text:style-name="T149">...</text:span><text:span text:style-name="T142">int) (sum int) { /* range numbers */ }</text:span></text:p>
            <text:p text:style-name="P13"><text:span text:style-name="T142">integers := []int{1,2,3,4,5}; sum(integers</text:span><text:span text:style-name="T149">...</text:span><text:span text:style-name="T142">)</text:span></text:p>
            <text:p text:style-name="P13"><text:span text:style-name="T142"/></text:p>
            <text:p text:style-name="P13"><text:span text:style-name="T147">for i := 0</text:span><text:span text:style-name="T143">;</text:span><text:span text:style-name="T147"> i &lt; n</text:span><text:span text:style-name="T143">;</text:span><text:span text:style-name="T147"> i++ { if y := f(i)</text:span><text:span text:style-name="T143">;</text:span><text:span text:style-name="T147"> y &gt; 0 { println(y) } }</text:span></text:p>
            <text:p text:style-name="P13"><text:span text:style-name="T147">version := 1.0</text:span><text:span text:style-name="T150">;</text:span><text:span text:style-name="T151"> released := 2012; fmt.Println(version)</text:span></text:p>
            <text:p text:style-name="P13"><text:span text:style-name="T151"/></text:p>
            <text:p text:style-name="P13"><text:span text:style-name="T146">site </text:span><text:span text:style-name="T152">:=</text:span><text:span text:style-name="T146"> "</text:span><text:span text:style-name="T147"><text:a xlink:href="https://go.dev/" xlink:type="simple">https://go.dev/</text:a></text:span><text:span text:style-name="T151">"</text:span></text:p>
            <text:p text:style-name="P13"><text:span text:style-name="T151"/></text:p>
            <text:p text:style-name="P13"><text:span text:style-name="T151">place = findLocation(latitude</text:span><text:span text:style-name="T150">,</text:span><text:span text:style-name="T151"> longitude)</text:span></text:p>
            <text:p text:style-name="P13"><text:span text:style-name="T151"/></text:p>
            <text:p text:style-name="P13"><text:span text:style-name="T151">result = object</text:span><text:span text:style-name="T150">.</text:span><text:span text:style-name="T151">method()</text:span></text:p>
            <text:p text:style-name="P13"><text:span text:style-name="T151"/></text:p>
            <text:p text:style-name="P13"><text:span text:style-name="T146">channel </text:span><text:span text:style-name="T143">&lt;-</text:span><text:span text:style-name="T146"> value; value = </text:span><text:span text:style-name="T143">&lt;-</text:span><text:span text:style-name="T151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36" draw:text-style-name="P47" draw:layer="layout" svg:width="13.4cm" svg:height="13.1cm" svg:x="0.6cm" svg:y="2.1cm">
          <draw:text-box>
            <text:p text:style-name="P13"><text:span text:style-name="T153"/></text:p>
            <text:p text:style-name="P13"><text:span text:style-name="T153">if</text:span><text:span text:style-name="T154"> </text:span><text:span text:style-name="T155">условие</text:span><text:span text:style-name="T16"> </text:span><text:span text:style-name="T156">{</text:span><text:span text:style-name="T157"> </text:span></text:p>
            <text:p text:style-name="P13"><text:span text:style-name="T16"><text:tab/></text:span><text:span text:style-name="T158">действие1()</text:span></text:p>
            <text:p text:style-name="P13"><text:span text:style-name="T156">} </text:span><text:span text:style-name="T159">else </text:span><text:span text:style-name="T156">{</text:span></text:p>
            <text:p text:style-name="P13"><text:span text:style-name="T16"><text:tab/></text:span><text:span text:style-name="T155">действие2()</text:span></text:p>
            <text:p text:style-name="P13"><text:span text:style-name="T156">}</text:span></text:p>
            <text:p text:style-name="P13"><text:span text:style-name="T157"/></text:p>
            <text:p text:style-name="P13"><text:span text:style-name="T156"/></text:p>
            <text:p text:style-name="P13"><text:span text:style-name="T156">switch</text:span><text:span text:style-name="T157"> </text:span><text:span text:style-name="T158">выражение</text:span><text:span text:style-name="T157"> </text:span><text:span text:style-name="T156">{</text:span></text:p>
            <text:p text:style-name="P13"><text:span text:style-name="T159"><text:tab/></text:span><text:span text:style-name="T159">case</text:span><text:span text:style-name="T16"> </text:span><text:span text:style-name="T155">значение1</text:span><text:span text:style-name="T16">, </text:span><text:span text:style-name="T158">значение2</text:span><text:span text:style-name="T156">:</text:span></text:p>
            <text:p text:style-name="P13"><text:span text:style-name="T16"><text:tab/></text:span><text:span text:style-name="T16"><text:tab/></text:span><text:span text:style-name="T155">действие1()</text:span></text:p>
            <text:p text:style-name="P13"><text:span text:style-name="T160"><text:tab/></text:span><text:span text:style-name="T160"><text:tab/></text:span><text:span text:style-name="T161">fallthrough</text:span></text:p>
            <text:p text:style-name="P13"><text:span text:style-name="T159"><text:tab/></text:span><text:span text:style-name="T159">case</text:span><text:span text:style-name="T16"> </text:span><text:span text:style-name="T158">значениеN</text:span><text:span text:style-name="T156">:</text:span></text:p>
            <text:p text:style-name="P13"><text:span text:style-name="T155"><text:tab/></text:span><text:span text:style-name="T155"><text:tab/></text:span><text:span text:style-name="T155">действиеN()</text:span></text:p>
            <text:p text:style-name="P13"><text:span text:style-name="T161"><text:tab/></text:span><text:span text:style-name="T161"><text:tab/></text:span><text:span text:style-name="T161">break</text:span></text:p>
            <text:p text:style-name="P13"><text:span text:style-name="T156"><text:tab/></text:span><text:span text:style-name="T156">default:</text:span></text:p>
            <text:p text:style-name="P13"><text:span text:style-name="T155"><text:tab/></text:span><text:span text:style-name="T155"><text:tab/></text:span><text:span text:style-name="T155">действиеПоУмолчанию()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7"/></text:p>
          </draw:text-box>
        </draw:frame>
        <draw:frame draw:style-name="gr37" draw:text-style-name="P48" draw:layer="layout" svg:width="15.8cm" svg:height="12.9cm" svg:x="11.7cm" svg:y="2.1cm">
          <draw:text-box>
            <text:p text:style-name="P13"><text:span text:style-name="T153"/></text:p>
            <text:p text:style-name="P13"><text:span text:style-name="T153">if</text:span><text:span text:style-name="T154"> </text:span><text:span text:style-name="T162">выражение</text:span><text:span text:style-name="T155">; условие</text:span><text:span text:style-name="T16"> </text:span><text:span text:style-name="T156">{</text:span><text:span text:style-name="T157"> </text:span></text:p>
            <text:p text:style-name="P13"><text:span text:style-name="T16"><text:tab/></text:span><text:span text:style-name="T155">действие1()</text:span></text:p>
            <text:p text:style-name="P13"><text:span text:style-name="T156">} </text:span><text:span text:style-name="T159">else </text:span><text:span text:style-name="T156">{</text:span></text:p>
            <text:p text:style-name="P13"><text:span text:style-name="T16"><text:tab/></text:span><text:span text:style-name="T155">действие2()</text:span></text:p>
            <text:p text:style-name="P13"><text:span text:style-name="T156">}</text:span></text:p>
            <text:p text:style-name="P13"><text:span text:style-name="T157"/></text:p>
            <text:p text:style-name="P13"><text:span text:style-name="T156"/></text:p>
            <text:p text:style-name="P13"><text:span text:style-name="T156">switch</text:span><text:span text:style-name="T157"> </text:span><text:span text:style-name="T156">{</text:span><text:span text:style-name="T157"> <text:s text:c="12"/></text:span></text:p>
            <text:p text:style-name="P13"><text:span text:style-name="T16"><text:tab/></text:span><text:span text:style-name="T159">case</text:span><text:span text:style-name="T16"> </text:span><text:span text:style-name="T155">условие</text:span><text:span text:style-name="T158">1</text:span><text:span text:style-name="T157">:</text:span></text:p>
            <text:p text:style-name="P13"><text:span text:style-name="T16"><text:tab/></text:span><text:span text:style-name="T16"><text:tab/></text:span><text:span text:style-name="T155">действие1()</text:span></text:p>
            <text:p text:style-name="P13"><text:span text:style-name="T155"><text:tab/></text:span><text:span text:style-name="T159">case</text:span><text:span text:style-name="T155"> условиеN:</text:span></text:p>
            <text:p text:style-name="P13"><text:span text:style-name="T16"><text:tab/></text:span><text:span text:style-name="T16"><text:tab/></text:span><text:span text:style-name="T155">действие1()</text:span></text:p>
            <text:p><text:span text:style-name="T157">}</text:span></text:p>
            <text:p><text:span text:style-name="T157"/></text:p>
            <text:p text:style-name="P13"><text:span text:style-name="T156">switch </text:span><text:span text:style-name="T158">выражение; значение := интерфейс(type)</text:span><text:span text:style-name="T157"> </text:span><text:span text:style-name="T156">{</text:span></text:p>
            <text:p text:style-name="P13"><text:span text:style-name="T16"><text:tab/></text:span><text:span text:style-name="T159">case</text:span><text:span text:style-name="T16"> </text:span><text:span text:style-name="T155">Тип</text:span><text:span text:style-name="T158">1</text:span><text:span text:style-name="T157">:</text:span></text:p>
            <text:p text:style-name="P13"><text:span text:style-name="T16"><text:tab/></text:span><text:span text:style-name="T16"><text:tab/></text:span><text:span text:style-name="T155">действие1()</text:span></text:p>
            <text:p text:style-name="P13"><text:span text:style-name="T155"><text:tab/></text:span><text:span text:style-name="T159">case</text:span><text:span text:style-name="T155"> ТипN:</text:span></text:p>
            <text:p text:style-name="P13"><text:span text:style-name="T16"><text:tab/></text:span><text:span text:style-name="T16"><text:tab/></text:span><text:span text:style-name="T155">действие1()</text:span></text:p>
            <text:p text:style-name="P13"><text:span text:style-name="T15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38" draw:text-style-name="P49" draw:layer="layout" svg:width="13.4cm" svg:height="13.151cm" svg:x="0.6cm" svg:y="2cm">
          <draw:text-box>
            <text:p text:style-name="P13"><text:span text:style-name="T94"/></text:p>
            <text:p text:style-name="P13"><text:span text:style-name="T94">// итерационный: (i := 0; i &lt; n; i++)</text:span></text:p>
            <text:p text:style-name="P13"><text:span text:style-name="T163">for</text:span><text:span text:style-name="T94"> </text:span><text:span text:style-name="T97">инициализация</text:span><text:span text:style-name="T94">; </text:span><text:span text:style-name="T97">условие</text:span><text:span text:style-name="T94">; </text:span><text:span text:style-name="T97">изменение</text:span><text:span text:style-name="T94"> </text:span><text:span text:style-name="T163">{</text:span><text:span text:style-name="T163"><text:tab/>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3">}</text:span></text:p>
            <text:p text:style-name="P13"><text:span text:style-name="T164"/></text:p>
            <text:p text:style-name="P13"><text:span text:style-name="T163"/></text:p>
            <text:p text:style-name="P13"><text:span text:style-name="T94">// == while</text:span></text:p>
            <text:p text:style-name="P13"><text:span text:style-name="T163">for</text:span><text:span text:style-name="T94"> </text:span><text:span text:style-name="T97">условие</text:span><text:span text:style-name="T94"> </text:span><text:span text:style-name="T163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5"/></text:p>
            <text:p text:style-name="P13"><text:span text:style-name="T165">// бесконечный цикл</text:span></text:p>
            <text:p text:style-name="P13"><text:span text:style-name="T166">метка</text:span><text:span text:style-name="T167">:</text:span></text:p>
            <text:p text:style-name="P13"><text:span text:style-name="T163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68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68">break</text:span><text:span text:style-name="T95"> </text:span><text:span text:style-name="T169">метка</text:span><text:span text:style-name="T95"> }</text:span></text:p>
            <text:p text:style-name="P13"><text:span text:style-name="T163">}</text:span></text:p>
          </draw:text-box>
        </draw:frame>
        <draw:custom-shape draw:style-name="gr39" draw:text-style-name="P51" draw:layer="layout" svg:width="7.4cm" svg:height="1.401cm" svg:x="0.5cm" svg:y="13.8cm">
          <text:p text:style-name="P50"><text:span text:style-name="T170">«One </text:span><text:span text:style-name="T171">for</text:span><text:span text:style-name="T170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9" draw:layer="layout" svg:width="13.4cm" svg:height="13.151cm" svg:x="14cm" svg:y="2.001cm">
          <draw:text-box>
            <text:p text:style-name="P13"><text:span text:style-name="T172"/></text:p>
            <text:p text:style-name="P13"><text:span text:style-name="T173">// перебор целых чисел от 0 до &lt; число</text:span></text:p>
            <text:p text:style-name="P13"><text:span text:style-name="T174">for</text:span><text:span text:style-name="T172"> </text:span><text:span text:style-name="T98">значение</text:span><text:span text:style-name="T95"> := </text:span><text:span text:style-name="T175">range</text:span><text:span text:style-name="T95"> </text:span><text:span text:style-name="T98">число</text:span><text:span text:style-name="T172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74">}</text:span></text:p>
            <text:p text:style-name="P13"><text:span text:style-name="T164"/></text:p>
            <text:p text:style-name="P13"><text:span text:style-name="T164"/></text:p>
            <text:p text:style-name="P13"><text:span text:style-name="T172">// перебор array или slice</text:span></text:p>
            <text:p text:style-name="P13"><text:span text:style-name="T174">for</text:span><text:span text:style-name="T172"> </text:span><text:span text:style-name="T98">индекс</text:span><text:span text:style-name="T172">, </text:span><text:span text:style-name="T98">элемент</text:span><text:span text:style-name="T172"> := </text:span><text:span text:style-name="T176">range</text:span><text:span text:style-name="T172"> </text:span><text:span text:style-name="T98">коллекция</text:span><text:span text:style-name="T95"> </text:span><text:span text:style-name="T168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3">}</text:span></text:p>
            <text:p text:style-name="P13"><text:span text:style-name="T94"/></text:p>
            <text:p text:style-name="P13"><text:span text:style-name="T94"/></text:p>
            <text:p text:style-name="P13"><text:span text:style-name="T94">// перебор хэша</text:span></text:p>
            <text:p text:style-name="P13"><text:span text:style-name="T163">for</text:span><text:span text:style-name="T94"> </text:span><text:span text:style-name="T97">ключ</text:span><text:span text:style-name="T94">, </text:span><text:span text:style-name="T97">значение</text:span><text:span text:style-name="T94"> := </text:span><text:span text:style-name="T177">range</text:span><text:span text:style-name="T94"> </text:span><text:span text:style-name="T97">map</text:span><text:span text:style-name="T94"> </text:span><text:span text:style-name="T163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/></text:p>
            <text:p text:style-name="P13"><text:span text:style-name="T172">// получение из channel</text:span></text:p>
            <text:p text:style-name="P13"><text:span text:style-name="T174">for</text:span><text:span text:style-name="T172"> </text:span><text:span text:style-name="T98">значение</text:span><text:span text:style-name="T172"> := </text:span><text:span text:style-name="T176">range</text:span><text:span text:style-name="T172"> </text:span><text:span text:style-name="T98">канал</text:span><text:span text:style-name="T95"> </text:span><text:span text:style-name="T168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1" draw:text-style-name="P53" xml:id="id2" draw:id="id2" draw:layer="layout" svg:width="4.24cm" svg:height="1.4cm" svg:x="3.5cm" svg:y="4.9cm">
          <text:p text:style-name="P52"><text:span text:style-name="T67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3" xml:id="id1" draw:id="id1" draw:layer="layout" svg:width="5.6cm" svg:height="1.4cm" svg:x="10.6cm" svg:y="2.3cm">
          <text:p text:style-name="P52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54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4" draw:text-style-name="P53" xml:id="id5" draw:id="id5" draw:layer="layout" svg:width="4.8cm" svg:height="1.4cm" svg:x="9.5cm" svg:y="4.9cm">
          <text:p text:style-name="P52"><text:span text:style-name="T68">Contai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3" xml:id="id7" draw:id="id7" draw:layer="layout" svg:width="3.099cm" svg:height="1.4cm" svg:x="1.001cm" svg:y="7.1cm">
          <text:p text:style-name="P52"><text:span text:style-name="T68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6" xml:id="id3" draw:id="id3" draw:layer="layout" svg:width="2.699cm" svg:height="1.4cm" svg:x="4.301cm" svg:y="7.1cm">
          <text:p text:style-name="P55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6" xml:id="id4" draw:id="id4" draw:layer="layout" svg:width="2.699cm" svg:height="1.4cm" svg:x="7.201cm" svg:y="7.1cm">
          <text:p text:style-name="P55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54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3" draw:text-style-name="P54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6" draw:text-style-name="P56" xml:id="id8" draw:id="id8" draw:layer="layout" svg:width="2.699cm" svg:height="1.4cm" svg:x="1.001cm" svg:y="8.7cm">
          <text:p text:style-name="P55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6" xml:id="id9" draw:id="id9" draw:layer="layout" svg:width="4.799cm" svg:height="1.4cm" svg:x="1.001cm" svg:y="11.9cm">
          <text:p text:style-name="P55"><text:span text:style-name="T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8" xml:id="id10" draw:id="id10" draw:layer="layout" svg:width="7.499cm" svg:height="1.4cm" svg:x="1.001cm" svg:y="13.8cm">
          <text:p text:style-name="P57"><text:span text:style-name="T178">complex64 <text:s text:c="2"/></text:span><text:span text:style-name="T71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6" xml:id="id6" draw:id="id6" draw:layer="layout" svg:width="2.699cm" svg:height="1.4cm" svg:x="8.801cm" svg:y="9.8cm">
          <text:p text:style-name="P55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54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9" draw:text-style-name="P56" xml:id="id15" draw:id="id15" draw:layer="layout" svg:width="2.9cm" svg:height="1.4cm" svg:x="11.7cm" svg:y="9.8cm">
          <text:p text:style-name="P55"><text:span text:style-name="T69">[</text:span><text:span text:style-name="T179">N</text:span><text:span text:style-name="T69">]</text:span><text:span text:style-name="T7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54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3" draw:text-style-name="P54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3" draw:text-style-name="P54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0" draw:text-style-name="P53" xml:id="id11" draw:id="id11" draw:layer="layout" svg:width="4.6cm" svg:height="1.4cm" svg:x="16cm" svg:y="5cm">
          <text:p text:style-name="P52"><text:span text:style-name="T180">"</text:span><text:span text:style-name="T68">Reference types</text:span><text:span text:style-name="T180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6" xml:id="id16" draw:id="id16" draw:layer="layout" svg:width="3.099cm" svg:height="1.4cm" svg:x="21.601cm" svg:y="10cm">
          <text:p text:style-name="P55"><text:span text:style-name="T69">*</text:span><text:span text:style-name="T7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6" xml:id="id12" draw:id="id12" draw:layer="layout" svg:width="3.099cm" svg:height="1.4cm" svg:x="14.8cm" svg:y="9.8cm">
          <text:p text:style-name="P55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6" xml:id="id13" draw:id="id13" draw:layer="layout" svg:width="2.6cm" svg:height="1.4cm" svg:x="18.1cm" svg:y="9.8cm">
          <text:p text:style-name="P55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54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2" draw:text-style-name="P54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5" draw:text-style-name="P56" xml:id="id17" draw:id="id17" draw:layer="layout" svg:width="3.099cm" svg:height="1.4cm" svg:x="21.601cm" svg:y="11.8cm">
          <text:p text:style-name="P55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6" xml:id="id18" draw:id="id18" draw:layer="layout" svg:width="3.099cm" svg:height="1.4cm" svg:x="21.601cm" svg:y="13.7cm">
          <text:p text:style-name="P55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3" xml:id="id14" draw:id="id14" draw:layer="layout" svg:width="4.6cm" svg:height="1.4cm" svg:x="22.8cm" svg:y="4.9cm">
          <text:p text:style-name="P52"><text:span text:style-name="T68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54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3" draw:text-style-name="P53" xml:id="id19" draw:id="id19" draw:layer="layout" svg:width="5cm" svg:height="1.4cm" svg:x="12.3cm" svg:y="13.7cm">
          <text:p text:style-name="P52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54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3" draw:text-style-name="P54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2" draw:text-style-name="P54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2" draw:text-style-name="P54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2" draw:text-style-name="P54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3" draw:text-style-name="P54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3" draw:text-style-name="P54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3" draw:text-style-name="P54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3" draw:text-style-name="P54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3" draw:text-style-name="P54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5" draw:text-style-name="P56" xml:id="id20" draw:id="id20" draw:layer="layout" svg:width="3.099cm" svg:height="1.4cm" svg:x="23.54cm" svg:y="6.6cm">
          <text:p text:style-name="P55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54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5" draw:text-style-name="P56" xml:id="id21" draw:id="id21" draw:layer="layout" svg:width="3.099cm" svg:height="1.4cm" svg:x="23.54cm" svg:y="8.3cm">
          <text:p text:style-name="P55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54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6" draw:text-style-name="P56" xml:id="id22" draw:id="id22" draw:layer="layout" svg:width="2.699cm" svg:height="1.4cm" svg:x="4.301cm" svg:y="8.7cm">
          <text:p text:style-name="P55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6" xml:id="id23" draw:id="id23" draw:layer="layout" svg:width="2.699cm" svg:height="1.4cm" svg:x="1.001cm" svg:y="10.3cm">
          <text:p text:style-name="P55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54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3" draw:text-style-name="P54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6" draw:text-style-name="P60" xml:id="id24" draw:id="id24" draw:layer="layout" svg:width="2.699cm" svg:height="1.4cm" svg:x="4.301cm" svg:y="10.3cm">
          <text:p text:style-name="P59"><text:span text:style-name="T181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0" xml:id="id25" draw:id="id25" draw:layer="layout" svg:width="2.6cm" svg:height="1.4cm" svg:x="8.9cm" svg:y="12.9cm">
          <text:p text:style-name="P59"><text:span text:style-name="T18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" draw:text-style-name="P54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3" draw:text-style-name="P54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43" draw:text-style-name="P54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54" draw:text-style-name="P62" draw:layer="layout" svg:width="9.5cm" svg:height="0.725cm" svg:x="0.5cm" svg:y="2.3cm">
          <draw:text-box>
            <text:p text:style-name="P61"><text:span text:style-name="T183">int</text:span><text:span text:style-name="T184">, int8, int16, int32 = rune, </text:span><text:span text:style-name="T185">int64</text:span></text:p>
          </draw:text-box>
        </draw:frame>
        <draw:frame draw:style-name="gr55" draw:text-style-name="P62" draw:layer="layout" svg:width="9.5cm" svg:height="0.8cm" svg:x="0.5cm" svg:y="2.9cm">
          <draw:text-box>
            <text:p text:style-name="P61"><text:span text:style-name="T183">uint</text:span><text:span text:style-name="T184">, uint8 = byte, uint16, uint32, u</text:span><text:span text:style-name="T185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6">Константы: </text:span><text:span text:style-name="T64">const</text:span></text:p>
          </draw:text-box>
        </draw:frame>
        <draw:frame draw:style-name="gr56" draw:text-style-name="P63" draw:layer="layout" svg:width="26.8cm" svg:height="13.181cm" svg:x="0.6cm" svg:y="2.116cm">
          <draw:text-box>
            <text:p text:style-name="P13"><text:span text:style-name="T187">Предопределённые константы (predefined constants):</text:span></text:p>
            <text:p text:style-name="P13"><text:span text:style-name="T188"><text:tab/></text:span><text:span text:style-name="T189">true false nil</text:span><text:span text:style-name="T190"> iota</text:span></text:p>
            <text:p text:style-name="P13"><text:span text:style-name="T187">Безтиповые константы (untyped constants): // mathematically precise, no need for qualifiers (-42LL, 7UL, etc.)</text:span></text:p>
            <text:p text:style-name="P13"><text:span text:style-name="T191"><text:tab/></text:span><text:span text:style-name="T191">const</text:span><text:span text:style-name="T192"> </text:span><text:span text:style-name="T193">constant</text:span><text:span text:style-name="T192"> = </text:span><text:span text:style-name="T193">expression</text:span></text:p>
            <text:p text:style-name="P13"><text:span text:style-name="T191"><text:tab/></text:span><text:span text:style-name="T191">const</text:span><text:span text:style-name="T192"> </text:span><text:span text:style-name="T193">constant1</text:span><text:span text:style-name="T194">,</text:span><text:span text:style-name="T192"> </text:span><text:span text:style-name="T193">constant2</text:span><text:span text:style-name="T192"> = </text:span><text:span text:style-name="T193">value1</text:span><text:span text:style-name="T194">,</text:span><text:span text:style-name="T192"> </text:span><text:span text:style-name="T193">value2</text:span></text:p>
            <text:p text:style-name="P13"><text:span text:style-name="T189"><text:tab/></text:span><text:span text:style-name="T189">const</text:span><text:span text:style-name="T188"> </text:span><text:span text:style-name="T189">(</text:span><text:span text:style-name="T188"> </text:span><text:span text:style-name="T195">constant1</text:span><text:span text:style-name="T192"> = </text:span><text:span text:style-name="T193">value1</text:span><text:span text:style-name="T196">;</text:span><text:span text:style-name="T192"> </text:span><text:span text:style-name="T193">constant2</text:span><text:span text:style-name="T192"> = </text:span><text:span text:style-name="T193">value2</text:span><text:span text:style-name="T192"> </text:span><text:span text:style-name="T191">)</text:span></text:p>
            <text:p text:style-name="P13"><text:span text:style-name="T192"/></text:p>
            <text:p text:style-name="P13"><text:span text:style-name="T192"><text:tab/></text:span><text:span text:style-name="T192">const (</text:span></text:p>
            <text:p text:style-name="P13"><text:span text:style-name="T192"><text:tab/></text:span><text:span text:style-name="T192"><text:tab/></text:span><text:span text:style-name="T192">e <text:s/>= 2.71828182845904523536028747135266249775724709369995957496696763</text:span></text:p>
            <text:p text:style-name="P13"><text:span text:style-name="T192"><text:tab/></text:span><text:span text:style-name="T192"><text:tab/></text:span><text:span text:style-name="T197">π</text:span><text:span text:style-name="T192"> <text:s/>= 3.14159265358979323846264338327950288419716939937510582097494459</text:span></text:p>
            <text:p text:style-name="P13"><text:span text:style-name="T188"><text:tab/></text:span><text:span text:style-name="T188"><text:tab/></text:span><text:span text:style-name="T198">π</text:span><text:span text:style-name="T188">2 = </text:span><text:span text:style-name="T198">π</text:span><text:span text:style-name="T188"> * </text:span><text:span text:style-name="T197">π</text:span></text:p>
            <text:p text:style-name="P13"><text:span text:style-name="T192"><text:tab/></text:span><text:span text:style-name="T192">)</text:span></text:p>
            <text:p text:style-name="P13"><text:span text:style-name="T188"><text:tab/></text:span><text:span text:style-name="T188">var pi2 float32 = </text:span><text:span text:style-name="T198">π</text:span><text:span text:style-name="T188">2 // </text:span><text:span text:style-name="T192">Only when used, constants are truncated to size</text:span></text:p>
            <text:p text:style-name="P13"><text:span text:style-name="T199">Константы с заданным типом (typed constants):</text:span></text:p>
            <text:p text:style-name="P13"><text:span text:style-name="T191"><text:tab/></text:span><text:span text:style-name="T191">const</text:span><text:span text:style-name="T192"> </text:span><text:span text:style-name="T193">constant</text:span><text:span text:style-name="T192"> </text:span><text:span text:style-name="T193">Type</text:span><text:span text:style-name="T192"> = </text:span><text:span text:style-name="T193">expression</text:span></text:p>
            <text:p text:style-name="P13"><text:span text:style-name="T191"/></text:p>
            <text:p text:style-name="P13"><text:span text:style-name="T188"><text:tab/></text:span><text:span text:style-name="T188">const b </text:span><text:span text:style-name="T189">byte</text:span><text:span text:style-name="T188"> = 0Xf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байт</text:span></text:p>
            <text:p text:style-name="P13"><text:span text:style-name="T188"><text:tab/></text:span><text:span text:style-name="T188">const x </text:span><text:span text:style-name="T189">complex128</text:span><text:span text:style-name="T188"> = 2+5i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омплексное число</text:span></text:p>
            <text:p text:style-name="P13"><text:span text:style-name="T188"><text:tab/></text:span><text:span text:style-name="T188">const Big </text:span><text:span text:style-name="T189">float64</text:span><text:span text:style-name="T188"> = 1 &lt;&lt; 100</text:span><text:span text:style-name="T188"><text:tab/></text:span><text:span text:style-name="T188"><text:tab/></text:span><text:span text:style-name="T188"><text:tab/></text:span><text:span text:style-name="T188">// с плавающей точкой: 1 со 100 нулями</text:span></text:p>
            <text:p text:style-name="P13"><text:span text:style-name="T188"><text:tab/></text:span><text:span text:style-name="T188">const i </text:span><text:span text:style-name="T189">int32</text:span><text:span text:style-name="T188"> = -273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целое</text:span></text:p>
            <text:p text:style-name="P13"><text:span text:style-name="T188"><text:tab/></text:span><text:span text:style-name="T188">const Go </text:span><text:span text:style-name="T189">rune</text:span><text:span text:style-name="T188"> = '</text:span><text:span text:style-name="T188">碁</text:span><text:span text:style-name="T188">'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символ</text:span></text:p>
            <text:p text:style-name="P13"><text:span text:style-name="T188"><text:tab/></text:span><text:span text:style-name="T188">const language</text:span><text:span text:style-name="T189"> string</text:span><text:span text:style-name="T188"> = </text:span><text:span text:style-name="T198">"Go"</text:span><text:span text:style-name="T198"><text:tab/></text:span><text:span text:style-name="T198"><text:tab/></text:span><text:span text:style-name="T198"><text:tab/></text:span><text:span text:style-name="T198">// строка</text:span></text:p>
            <text:p text:style-name="P13"><text:span text:style-name="T198"/></text:p>
            <text:p text:style-name="P13"><text:span text:style-name="T198"><text:tab/></text:span><text:span text:style-name="T198">type </text:span><text:span text:style-name="T200">Weekday</text:span><text:span text:style-name="T198"> int</text:span></text:p>
            <text:p text:style-name="P13"><text:span text:style-name="T198"><text:tab/></text:span><text:span text:style-name="T198">const ( Sun </text:span><text:span text:style-name="T200">Weekday</text:span><text:span text:style-name="T198"> = </text:span><text:span text:style-name="T200">iota</text:span><text:span text:style-name="T201">;</text:span><text:span text:style-name="T198"> Mon</text:span><text:span text:style-name="T201">;</text:span><text:span text:style-name="T198"> Tue</text:span><text:span text:style-name="T201">;</text:span><text:span text:style-name="T198"> Wed</text:span><text:span text:style-name="T201">;</text:span><text:span text:style-name="T198"> Thu</text:span><text:span text:style-name="T201">;</text:span><text:span text:style-name="T198"> Fri</text:span><text:span text:style-name="T201">;</text:span><text:span text:style-name="T198"> Sat ) // 0,1,2,3,4,5,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57" draw:text-style-name="P64" draw:layer="layout" svg:width="26.8cm" svg:height="13.1cm" svg:x="0.6cm" svg:y="2.1cm">
          <draw:text-box>
            <text:p text:style-name="P13"><text:span text:style-name="T66">Pascal-type: left to right</text:span></text:p>
            <text:p text:style-name="P13"><text:span text:style-name="T66"/></text:p>
            <text:p text:style-name="P13"><text:span text:style-name="T202"><text:tab/></text:span><text:span text:style-name="T202">var i int</text:span></text:p>
            <text:p text:style-name="P13"><text:span text:style-name="T202"><text:tab/></text:span><text:span text:style-name="T202">var p, q *Point</text:span></text:p>
            <text:p text:style-name="P13"><text:span text:style-name="T202"><text:tab/></text:span><text:span text:style-name="T202">var threshold float64 = 0.75</text:span></text:p>
            <text:p text:style-name="P13"><text:span text:style-name="T202"/></text:p>
            <text:p text:style-name="P13"><text:span text:style-name="T66">New: Type can be inferred from type of initializing expression.</text:span></text:p>
            <text:p text:style-name="P13"><text:span text:style-name="T66"/></text:p>
            <text:p text:style-name="P13"><text:span text:style-name="T202"><text:tab/></text:span><text:span text:style-name="T202">var i = 42 <text:s text:c="6"/>// type of i is int</text:span></text:p>
            <text:p text:style-name="P13"><text:span text:style-name="T202"><text:tab/></text:span><text:span text:style-name="T202">var z = 1 + 2.3i // type of z is complex128</text:span></text:p>
            <text:p text:style-name="P13"><text:span text:style-name="T202"/></text:p>
            <text:p text:style-name="P13"><text:span text:style-name="T66">Shortcut (inside functions):</text:span></text:p>
            <text:p text:style-name="P13"><text:span text:style-name="T66"/></text:p>
            <text:p text:style-name="P13"><text:span text:style-name="T202"><text:s text:c="4"/></text:span><text:span text:style-name="T202">i := 42 // type of i is int</text:span></text:p>
            <text:p text:style-name="P13"><text:span text:style-name="T202"/></text:p>
            <text:p text:style-name="P13"><text:span text:style-name="T66">It is safe to take the address of any variable:</text:span></text:p>
            <text:p text:style-name="P13"><text:span text:style-name="T66"/></text:p>
            <text:p text:style-name="P13"><text:span text:style-name="T202"><text:s text:c="4"/></text:span><text:span text:style-name="T202">return &amp;i</text:span></text:p>
            <text:p text:style-name="P13"><text:span text:style-name="T202"/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58" draw:text-style-name="P64" draw:layer="layout" svg:width="26.8cm" svg:height="13.1cm" svg:x="0.6cm" svg:y="2.1cm">
          <draw:text-box>
            <text:p text:style-name="P13"><text:span text:style-name="T203">var</text:span><text:span text:style-name="T202"> </text:span><text:span text:style-name="T204">переменная</text:span><text:span text:style-name="T202"> </text:span><text:span text:style-name="T205">Type</text:span></text:p>
            <text:p text:style-name="P13"><text:span text:style-name="T66">При объявлении новой переменной </text:span><text:span text:style-name="T65">всегда</text:span><text:span text:style-name="T66"> есть начальное значение (zero value).</text:span></text:p>
            <text:p text:style-name="P13"><text:span text:style-name="T202"><text:tab/></text:span><text:span text:style-name="T202">var i <text:s text:c="5"/>int</text:span><text:span text:style-name="T202"><text:tab/></text:span><text:span text:style-name="T202"><text:tab/></text:span><text:span text:style-name="T202"><text:tab/></text:span><text:span text:style-name="T202">// 0</text:span></text:p>
            <text:p text:style-name="P13"><text:span text:style-name="T202"><text:tab/></text:span><text:span text:style-name="T202">var G, o <text:s text:c="2"/>rune</text:span><text:span text:style-name="T202"><text:tab/></text:span><text:span text:style-name="T202"><text:tab/></text:span><text:span text:style-name="T202">// 0, 0 </text:span></text:p>
            <text:p text:style-name="P13"><text:span text:style-name="T202"><text:tab/></text:span><text:span text:style-name="T202">var s <text:s text:c="5"/>string</text:span><text:span text:style-name="T202"><text:tab/></text:span><text:span text:style-name="T202"><text:tab/></text:span><text:span text:style-name="T202">// ""</text:span></text:p>
            <text:p text:style-name="P13"><text:span text:style-name="T202"><text:tab/></text:span><text:span text:style-name="T202">var (</text:span></text:p>
            <text:p text:style-name="P13"><text:span text:style-name="T202"><text:tab/></text:span><text:span text:style-name="T202"><text:tab/></text:span><text:span text:style-name="T202">tube <text:s text:c="2"/>chan string</text:span><text:span text:style-name="T202"><text:tab/></text:span><text:span text:style-name="T202">// nil </text:span></text:p>
            <text:p text:style-name="P13"><text:span text:style-name="T202"><text:tab/></text:span><text:span text:style-name="T202"><text:tab/></text:span><text:span text:style-name="T202">ok </text:span><text:span text:style-name="T202"><text:tab/></text:span><text:span text:style-name="T202"><text:tab/></text:span><text:span text:style-name="T202">bool</text:span><text:span text:style-name="T202"><text:tab/></text:span><text:span text:style-name="T202"><text:tab/></text:span><text:span text:style-name="T202">// false </text:span></text:p>
            <text:p text:style-name="P13"><text:span text:style-name="T202"><text:tab/></text:span><text:span text:style-name="T202"><text:tab/></text:span><text:span text:style-name="T202">x <text:s text:c="5"/>float64</text:span><text:span text:style-name="T202"><text:tab/></text:span><text:span text:style-name="T202"><text:tab/></text:span><text:span text:style-name="T202">// 0.0</text:span></text:p>
            <text:p text:style-name="P13"><text:span text:style-name="T202"><text:tab/></text:span><text:span text:style-name="T202">) <text:s/></text:span></text:p>
            <text:p text:style-name="P13"><text:span text:style-name="T202"><text:tab/></text:span><text:span text:style-name="T202">var answer = 42</text:span><text:span text:style-name="T202"><text:tab/></text:span><text:span text:style-name="T202"><text:tab/></text:span><text:span text:style-name="T202">// тип int выведен из присвоенного значения</text:span></text:p>
            <text:p text:style-name="P13"><text:span text:style-name="T202"/></text:p>
            <text:p text:style-name="P13"><text:span text:style-name="T202">// объявление новой переменной и присваивание значения (в функции)</text:span></text:p>
            <text:p text:style-name="P13"><text:span text:style-name="T202"><text:tab/></text:span><text:span text:style-name="T202">j </text:span><text:span text:style-name="T206">:=</text:span><text:span text:style-name="T202"> 25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// тип выводится из присваиваемого </text:span><text:span text:style-name="T207">значения</text:span></text:p>
            <text:p text:style-name="P13"><text:span text:style-name="T207"><text:tab/></text:span><text:span text:style-name="T207">t, f </text:span><text:span text:style-name="T208">:=</text:span><text:span text:style-name="T207"> true, false</text:span><text:span text:style-name="T207"><text:tab/></text:span><text:span text:style-name="T207">// параллельное присваивание</text:span></text:p>
            <text:p text:style-name="P13"><text:span text:style-name="T207"/></text:p>
            <text:p text:style-name="P13"><text:span text:style-name="T207">// присваивание значения уже объявленным переменным</text:span></text:p>
            <text:p text:style-name="P13"><text:span text:style-name="T202"><text:tab/></text:span><text:span text:style-name="T202">s = </text:span><text:span text:style-name="T207">"Go"</text:span><text:span text:style-name="T207"><text:tab/></text:span><text:span text:style-name="T207"><text:tab/></text:span><text:span text:style-name="T207"><text:tab/></text:span><text:span text:style-name="T207"><text:tab/></text:span><text:span text:style-name="T207">// </text:span></text:p>
            <text:p text:style-name="P13"><text:span text:style-name="T202"><text:tab/></text:span><text:span text:style-name="T202">G, o = </text:span><text:span text:style-name="T209">'</text:span><text:span text:style-name="T202">G</text:span><text:span text:style-name="T209">'</text:span><text:span text:style-name="T202">, </text:span><text:span text:style-name="T209">'</text:span><text:span text:style-name="T202">o</text:span><text:span text:style-name="T209">'</text:span><text:span text:style-name="T202"><text:tab/></text:span><text:span text:style-name="T202"><text:tab/></text:span><text:span text:style-name="T202">// параллельное присваивание (tuple assignment)</text:span></text:p>
            <text:p text:style-name="P13"><text:span text:style-name="T202"><text:tab/></text:span><text:span text:style-name="T202">i, j = j, i</text:span><text:span text:style-name="T202"><text:tab/></text:span><text:span text:style-name="T202"><text:tab/></text:span><text:span text:style-name="T202"><text:tab/></text:span><text:span text:style-name="T202"><text:tab/></text:span><text:span text:style-name="T202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59" draw:text-style-name="P64" draw:layer="layout" svg:width="26.8cm" svg:height="13.1cm" svg:x="0.6cm" svg:y="2.1cm">
          <draw:text-box>
            <text:p text:style-name="P13"><text:span text:style-name="T210">Структура (</text:span><text:span text:style-name="T211">struct</text:span><text:span text:style-name="T212">) — набор разнотипных полей</text:span></text:p>
            <text:p text:style-name="P13"><text:span text:style-name="T212"/></text:p>
            <text:p text:style-name="P13"><text:span text:style-name="T202"><text:tab/></text:span><text:span text:style-name="T202">type </text:span><text:span text:style-name="T204">Structure1</text:span><text:span text:style-name="T202"> </text:span><text:span text:style-name="T203">struct</text:span><text:span text:style-name="T202"> </text:span><text:span text:style-name="T203">{</text:span><text:span text:style-name="T202"><text:tab/></text:span><text:span text:style-name="T202"><text:tab/></text:span><text:span text:style-name="T202"><text:tab/></text:span><text:span text:style-name="T202"><text:tab/></text:span><text:span text:style-name="T202">// объявление типа </text:span><text:span text:style-name="T204">Structure1</text:span></text:p>
            <text:p text:style-name="P13"><text:span text:style-name="T213"><text:tab/></text:span><text:span text:style-name="T213"><text:tab/></text:span><text:span text:style-name="T214">field1</text:span><text:span text:style-name="T213"> </text:span><text:span text:style-name="T214">Type1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<text:tab/></text:span><text:span text:style-name="T213">// с полями </text:span></text:p>
            <text:p text:style-name="P13"><text:span text:style-name="T202"><text:tab/></text:span><text:span text:style-name="T202"><text:tab/></text:span><text:span text:style-name="T204">field2, field3</text:span><text:span text:style-name="T202"> </text:span><text:span text:style-name="T204">Type2</text:span><text:span text:style-name="T213"><text:tab/></text:span><text:span text:style-name="T213"><text:tab/></text:span><text:span text:style-name="T213"><text:tab/></text:span><text:span text:style-name="T213"><text:tab/></text:span><text:span text:style-name="T213">// разных типов</text:span></text:p>
            <text:p text:style-name="P13"><text:span text:style-name="T215"><text:tab/></text:span><text:span text:style-name="T215">}</text:span></text:p>
            <text:p text:style-name="P13"><text:span text:style-name="T207"/></text:p>
            <text:p text:style-name="P13"><text:span text:style-name="T216"><text:tab/></text:span><text:span text:style-name="T216">s := </text:span><text:span text:style-name="T204">Structure1</text:span><text:span text:style-name="T202"> </text:span><text:span text:style-name="T203">{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03"><text:tab/></text:span><text:span text:style-name="T213">// объявление переменной и</text:span></text:p>
            <text:p text:style-name="P13"><text:span text:style-name="T207"><text:tab/></text:span><text:span text:style-name="T207"><text:tab/></text:span><text:span text:style-name="T214">field1:</text:span><text:span text:style-name="T207"> </text:span><text:span text:style-name="T214">initial_value1_of_Type1,</text:span><text:span text:style-name="T214"><text:tab/></text:span><text:span text:style-name="T213">// инициализация полей значениями</text:span></text:p>
            <text:p text:style-name="P13"><text:span text:style-name="T216"><text:tab/></text:span><text:span text:style-name="T216"><text:tab/></text:span><text:span text:style-name="T204">field3:</text:span><text:span text:style-name="T214"> initial_value3_of_Type2,</text:span><text:span text:style-name="T213"><text:tab/></text:span><text:span text:style-name="T213">// по именам (не всех) полей</text:span></text:p>
            <text:p text:style-name="P13"><text:span text:style-name="T217"><text:tab/></text:span><text:span text:style-name="T217">}</text:span></text:p>
            <text:p text:style-name="P13"><text:span text:style-name="T207"/></text:p>
            <text:p text:style-name="P13"><text:span text:style-name="T207"><text:tab/></text:span><text:span text:style-name="T207">var s2 </text:span><text:span text:style-name="T214">Structure1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4"><text:tab/></text:span><text:span text:style-name="T213">// объявление переменной</text:span></text:p>
            <text:p text:style-name="P13"><text:span text:style-name="T207"><text:tab/></text:span><text:span text:style-name="T207">s2 = s1</text:span></text:p>
            <text:p text:style-name="P13"><text:span text:style-name="T207"/></text:p>
            <text:p text:style-name="P13"><text:span text:style-name="T202">// объявление переменной и </text:span><text:span text:style-name="T213">инициализация полей значениями по порядку </text:span></text:p>
            <text:p text:style-name="P13"><text:span text:style-name="T207"><text:tab/></text:span><text:span text:style-name="T207">s3 := </text:span><text:span text:style-name="T214">Structure1</text:span><text:span text:style-name="T207">{s2.field1, s2.field2, s2.field3} // следования полей</text:span></text:p>
            <text:p text:style-name="P13"><text:span text:style-name="T207"/></text:p>
            <text:p text:style-name="P13"><text:span text:style-name="T207"><text:tab/></text:span><text:span text:style-name="T207">var s4 </text:span><text:span text:style-name="T214">Structure1</text:span><text:span text:style-name="T207"> = </text:span><text:span text:style-name="T214">Structure1</text:span><text:span text:style-name="T207">{}</text:span><text:span text:style-name="T207"><text:tab/></text:span><text:span text:style-name="T207"><text:tab/></text:span><text:span text:style-name="T207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0" draw:text-style-name="P65" draw:layer="layout" svg:width="26.8cm" svg:height="13.1cm" svg:x="0.6cm" svg:y="2.1cm">
          <draw:text-box>
            <text:p text:style-name="P18"><text:span text:style-name="T202">Когда переменные-указатели передаются в функции, указанные значения могут быть изменены. </text:span></text:p>
            <text:p text:style-name="P13"><text:span text:style-name="T218"/></text:p>
            <text:p text:style-name="P13"><text:span text:style-name="T203">pointer</text:span><text:span text:style-name="T202"> ~ указатель: </text:span></text:p>
            <text:p text:style-name="P13"><text:span text:style-name="T202"><text:tab/></text:span><text:span text:style-name="T202">var v </text:span><text:span text:style-name="T204">BaseType</text:span><text:span text:style-name="T204"><text:tab/></text:span><text:span text:style-name="T204"><text:tab/></text:span><text:span text:style-name="T202">// переменная типа </text:span><text:span text:style-name="T204">BaseType </text:span></text:p>
            <text:p text:style-name="P13"><text:span text:style-name="T202"><text:tab/></text:span><text:span text:style-name="T202">var p *</text:span><text:span text:style-name="T204">BaseType</text:span><text:span text:style-name="T202"><text:tab/></text:span><text:span text:style-name="T202">// указатель на переменную типа </text:span><text:span text:style-name="T204">BaseType </text:span></text:p>
            <text:p text:style-name="P13"><text:span text:style-name="T202"><text:tab/></text:span><text:span text:style-name="T202">p = &amp;v</text:span><text:span text:style-name="T202"><text:tab/></text:span><text:span text:style-name="T202"><text:tab/></text:span><text:span text:style-name="T202"><text:tab/></text:span><text:span text:style-name="T202"><text:tab/></text:span><text:span text:style-name="T202">// ссылка на значение переменной типа </text:span><text:span text:style-name="T204">BaseType </text:span></text:p>
            <text:p text:style-name="P13"><text:span text:style-name="T202"><text:tab/></text:span><text:span text:style-name="T202">*p 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// значение переменной типа </text:span><text:span text:style-name="T204">BaseType</text:span><text:span text:style-name="T202"> по ссылке на v</text:span></text:p>
            <text:p text:style-name="P13"><text:span text:style-name="T202"/></text:p>
            <text:p text:style-name="P13"><text:span text:style-name="T203">slice</text:span><text:span text:style-name="T202"> ~ динамический массив: может изменять свой размер: </text:span></text:p>
            <text:p text:style-name="P13"><text:span text:style-name="T202"><text:tab/></text:span><text:span text:style-name="T202">s := []</text:span><text:span text:style-name="T204">Type</text:span></text:p>
            <text:p text:style-name="P13"><text:span text:style-name="T202"/></text:p>
            <text:p text:style-name="P13"><text:span text:style-name="T203">map</text:span><text:span text:style-name="T202"> ~ хэш | ассоциативный массив | словарь </text:span><text:span text:style-name="T207">| отображение | «мапа»: </text:span></text:p>
            <text:p text:style-name="P13"><text:span text:style-name="T207"><text:tab/></text:span><text:span text:style-name="T207">m := </text:span><text:span text:style-name="T217">map</text:span><text:span text:style-name="T207">[</text:span><text:span text:style-name="T214">KeyType</text:span><text:span text:style-name="T207">]</text:span><text:span text:style-name="T214">ValueType</text:span><text:span text:style-name="T207">{ </text:span><text:span text:style-name="T214">key</text:span><text:span text:style-name="T207">: </text:span><text:span text:style-name="T214">value</text:span><text:span text:style-name="T207"> }</text:span></text:p>
            <text:p text:style-name="P13"><text:span text:style-name="T202"/></text:p>
            <text:p text:style-name="P13"><text:span text:style-name="T203">function</text:span><text:span text:style-name="T207"> ~ функция: </text:span></text:p>
            <text:p text:style-name="P13"><text:span text:style-name="T202"><text:tab/></text:span><text:span text:style-name="T203">func</text:span><text:span text:style-name="T202"> </text:span><text:span text:style-name="T204">f</text:span><text:span text:style-name="T202">(</text:span><text:span text:style-name="T204">parameter Type</text:span><text:span text:style-name="T202">) </text:span><text:span text:style-name="T204">returnValueType</text:span><text:span text:style-name="T202"> { /* код */</text:span><text:span text:style-name="T207"> } </text:span></text:p>
            <text:p text:style-name="P13"><text:span text:style-name="T202"/></text:p>
            <text:p text:style-name="P13"><text:span text:style-name="T217">channel</text:span><text:span text:style-name="T207"> ~ канал: </text:span></text:p>
            <text:p text:style-name="P13"><text:span text:style-name="T216"><text:tab/></text:span><text:span text:style-name="T204">ch</text:span><text:span text:style-name="T202"> </text:span><text:span text:style-name="T215">chan</text:span><text:span text:style-name="T214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1" draw:text-style-name="P65" draw:layer="layout" svg:width="26.8cm" svg:height="13.1cm" svg:x="0.6cm" svg:y="2.1cm">
          <draw:text-box>
            <text:p text:style-name="P13"><text:span text:style-name="T203">[</text:span><text:span text:style-name="T205">размер</text:span><text:span text:style-name="T203">]</text:span><text:span text:style-name="T205">Type</text:span><text:span text:style-name="T202"> // массив (</text:span><text:span text:style-name="T203">array</text:span><text:span text:style-name="T202">) </text:span><text:span text:style-name="T207">определённой длины:</text:span></text:p>
            <text:p text:style-name="P13"><text:span text:style-name="T207"><text:tab/></text:span><text:span text:style-name="T207">var punchCard [80]rune // 80 * 0</text:span></text:p>
            <text:p text:style-name="P13"><text:span text:style-name="T207"><text:tab/></text:span><text:span text:style-name="T202">localhost := [4]int {127, 0, 0, 1}</text:span></text:p>
            <text:p text:style-name="P13"><text:span text:style-name="T202"><text:tab/></text:span><text:span text:style-name="T202">gender <text:s text:c="3"/>:= [2]string { 0:"Female", 1:"Male" }</text:span></text:p>
            <text:p text:style-name="P13"><text:span text:style-name="T202"><text:tab/></text:span><text:span text:style-name="T204">location</text:span><text:span text:style-name="T202"> <text:s/>:= [...]float32 { 56.05, 63.38 }</text:span></text:p>
            <text:p text:style-name="P13"><text:span text:style-name="T203"/></text:p>
            <text:p text:style-name="P13"><text:span text:style-name="T203">[]</text:span><text:span text:style-name="T205">Type</text:span><text:span text:style-name="T204"> //</text:span><text:span text:style-name="T202"> срез (</text:span><text:span text:style-name="T203">slice</text:span><text:span text:style-name="T202">) — динамический массив:</text:span></text:p>
            <text:p text:style-name="P13"><text:span text:style-name="T202"><text:tab/></text:span><text:span text:style-name="T202">primes := []int{2, 3, 5, 7, 11, 13, 17, 19, 23}</text:span></text:p>
            <text:p text:style-name="P13"><text:span text:style-name="T202"><text:tab/></text:span><text:span text:style-name="T202">messages := make([]string, 0, 1024)</text:span></text:p>
            <text:p text:style-name="P13"><text:span text:style-name="T202"><text:tab/></text:span><text:span text:style-name="T202">messages = append(messages, "OK")</text:span></text:p>
            <text:p text:style-name="P13"><text:span text:style-name="T203"/></text:p>
            <text:p text:style-name="P13"><text:span text:style-name="T203">map[</text:span><text:span text:style-name="T205">KeyType</text:span><text:span text:style-name="T203">]</text:span><text:span text:style-name="T205">ValueType</text:span><text:span text:style-name="T204"> // </text:span><text:span text:style-name="T203">map</text:span><text:span text:style-name="T202"> = </text:span><text:span text:style-name="T207">хэш = ассоциативный массив = словарь:</text:span></text:p>
            <text:p text:style-name="P13"><text:span text:style-name="T207"><text:tab/></text:span><text:span text:style-name="T202">languages := map[string]int { "Go": 2007 }</text:span></text:p>
            <text:p text:style-name="P13"><text:span text:style-name="T202"><text:tab/></text:span><text:span text:style-name="T202">languages["Kotlin"] = 2011</text:span></text:p>
            <text:p text:style-name="P13"><text:span text:style-name="T202"/></text:p>
            <text:p text:style-name="P13"><text:span text:style-name="T202"><text:tab/></text:span><text:span text:style-name="T202">type Coordinates map[[2]float32]string</text:span></text:p>
            <text:p text:style-name="P13"><text:span text:style-name="T202"><text:tab/></text:span><text:span text:style-name="T202">places := make(Coordinates)</text:span><text:span text:style-name="T202"><text:tab/></text:span></text:p>
            <text:p text:style-name="P13"><text:span text:style-name="T202"><text:tab/></text:span><text:span text:style-name="T202">places[</text:span><text:span text:style-name="T204">location</text:span><text:span text:style-name="T202">] = "Шадринск"</text:span></text:p>
            <text:p text:style-name="P13"><text:span text:style-name="T202"><text:tab/></text:span><text:span text:style-name="T202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</text:span></text:p>
          </draw:text-box>
        </draw:frame>
        <draw:frame draw:style-name="gr62" draw:text-style-name="P66" draw:layer="layout" svg:width="26.8cm" svg:height="13.1cm" svg:x="0.6cm" svg:y="2.1cm">
          <draw:text-box>
            <text:p text:style-name="P13"><text:span text:style-name="T66">Functions</text:span></text:p>
            <text:p text:style-name="P13"><text:span text:style-name="T66">Functions may have multiple return values:</text:span></text:p>
            <text:p text:style-name="P13"><text:span text:style-name="T66"/></text:p>
            <text:p text:style-name="P13"><text:span text:style-name="T202">func atoi(s string) (i int, err error)</text:span></text:p>
            <text:p text:style-name="P13"><text:span text:style-name="T202"/></text:p>
            <text:p text:style-name="P13"><text:span text:style-name="T66">Functions are first-class citizens (closures):</text:span></text:p>
            <text:p text:style-name="P13"><text:span text:style-name="T66"/></text:p>
            <text:p text:style-name="P13"><text:span text:style-name="T202">func adder(delta int) func(x int) int {</text:span></text:p>
            <text:p text:style-name="P13"><text:span text:style-name="T202"><text:s text:c="4"/></text:span><text:span text:style-name="T202">f := func(x int) int {</text:span></text:p>
            <text:p text:style-name="P13"><text:span text:style-name="T202"><text:s text:c="8"/></text:span><text:span text:style-name="T202">return x + delta</text:span></text:p>
            <text:p text:style-name="P13"><text:span text:style-name="T202"><text:s text:c="4"/></text:span><text:span text:style-name="T202">}</text:span></text:p>
            <text:p text:style-name="P13"><text:span text:style-name="T202"><text:s text:c="4"/></text:span><text:span text:style-name="T202">return f</text:span></text:p>
            <text:p text:style-name="P13"><text:span text:style-name="T202">}</text:span></text:p>
            <text:p text:style-name="P13"><text:span text:style-name="T202"><text:s text:c="4"/></text:span><text:span text:style-name="T202">var inc = adder(1)</text:span></text:p>
            <text:p text:style-name="P13"><text:span text:style-name="T202"><text:s text:c="4"/></text:span><text:span text:style-name="T202">fmt.Println(inc(0))</text:span></text:p>
            <text:p text:style-name="P13"><text:span text:style-name="T202"><text:s text:c="4"/></text:span><text:span text:style-name="T202">fmt.Println(adder(-1)(10))</text:span></text:p>
            <text:p text:style-name="P13"><text:span text:style-name="T202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; func init()</text:span></text:p>
          </draw:text-box>
        </draw:frame>
        <draw:frame draw:style-name="gr63" draw:text-style-name="P66" draw:layer="layout" svg:width="26.8cm" svg:height="13.1cm" svg:x="0.6cm" svg:y="2.1cm">
          <draw:text-box>
            <text:p text:style-name="P13"><text:span text:style-name="T202">// Главная функция в пакете main, с которой начинается выполнение программы.</text:span></text:p>
            <text:p text:style-name="P13"><text:span text:style-name="T202">package main</text:span></text:p>
            <text:p text:style-name="P13"><text:span text:style-name="T202"/></text:p>
            <text:p text:style-name="P13"><text:span text:style-name="T203">func </text:span><text:span text:style-name="T205">main</text:span><text:span text:style-name="T203">() {</text:span></text:p>
            <text:p text:style-name="P13"><text:span text:style-name="T202"><text:s text:c="3"/></text:span></text:p>
            <text:p text:style-name="P13"><text:span text:style-name="T202"><text:tab/></text:span><text:span text:style-name="T202">обработка(данных)</text:span></text:p>
            <text:p text:style-name="P13"><text:span text:style-name="T203">}</text:span></text:p>
            <text:p text:style-name="P13"><text:span text:style-name="T203"/></text:p>
            <text:p text:style-name="P13"><text:span text:style-name="T203">// </text:span><text:span text:style-name="T202">в каждом пакете может быть несколько «инициализирующих» функций,</text:span></text:p>
            <text:p text:style-name="P13"><text:span text:style-name="T203">func </text:span><text:span text:style-name="T205">init</text:span><text:span text:style-name="T203">() {</text:span></text:p>
            <text:p text:style-name="P13"><text:span text:style-name="T202"><text:tab/></text:span></text:p>
            <text:p text:style-name="P13"><text:span text:style-name="T202"><text:tab/></text:span><text:span text:style-name="T202">инициализация(&amp;данных)</text:span></text:p>
            <text:p text:style-name="P13"><text:span text:style-name="T203">}</text:span></text:p>
            <text:p text:style-name="P13"><text:span text:style-name="T203">// </text:span><text:span text:style-name="T202">которые выполняются при загрузке пакета в порядке их описания</text:span></text:p>
            <text:p text:style-name="P13"><text:span text:style-name="T203">func </text:span><text:span text:style-name="T205">init</text:span><text:span text:style-name="T203">() {</text:span></text:p>
            <text:p text:style-name="P13"><text:span text:style-name="T202"><text:tab/></text:span></text:p>
            <text:p text:style-name="P13"><text:span text:style-name="T202"><text:tab/></text:span><text:span text:style-name="T202"><text:tab/></text:span><text:span text:style-name="T202">инициализация(&amp;данных)</text:span></text:p>
            <text:p text:style-name="P13"><text:span text:style-name="T203">}</text:span></text:p>
            <text:p text:style-name="P13"><text:span text:style-name="T203">// </text:span><text:span text:style-name="T202">и могут располагаться в разных файлах этого пакета</text:span></text:p>
            <text:p text:style-name="P13"><text:span text:style-name="T203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64" draw:text-style-name="P49" draw:layer="layout" svg:width="26.8cm" svg:height="13.108cm" svg:x="0.6cm" svg:y="2.1cm">
          <draw:text-box>
            <text:p text:style-name="P13"><text:span text:style-name="T95">// функция без возвращаемого значения = процедура</text:span></text:p>
            <text:p text:style-name="P13"><text:span text:style-name="T168">func </text:span><text:span text:style-name="T219">f1</text:span><text:span text:style-name="T168">(</text:span><text:span text:style-name="T219">param1 </text:span><text:span text:style-name="T98">Type1</text:span><text:span text:style-name="T168">) { </text:span><text:span text:style-name="T219">/* ... */ </text:span><text:span text:style-name="T163">}</text:span></text:p>
            <text:p text:style-name="P13"><text:span text:style-name="T98"><text:tab/></text:span><text:span text:style-name="T98">f1</text:span><text:span text:style-name="T220">(</text:span><text:span text:style-name="T97">arg1</text:span><text:span text:style-name="T220">)</text:span></text:p>
            <text:p text:style-name="P13"><text:span text:style-name="T94"/></text:p>
            <text:p text:style-name="P13"><text:span text:style-name="T95">// функция с одним возвращаемым значением типа </text:span><text:span text:style-name="T98">ReturnType1</text:span></text:p>
            <text:p text:style-name="P13"><text:span text:style-name="T174">func </text:span><text:span text:style-name="T219">f2</text:span><text:span text:style-name="T174">(</text:span><text:span text:style-name="T219">p1, p2 </text:span><text:span text:style-name="T98">Type1</text:span><text:span text:style-name="T219">, p3 </text:span><text:span text:style-name="T98">Type2</text:span><text:span text:style-name="T174">) </text:span><text:span text:style-name="T98">ReturnType1</text:span><text:span text:style-name="T174"> {</text:span><text:span text:style-name="T95"> var r </text:span><text:span text:style-name="T97">ReturnType1</text:span><text:span text:style-name="T220">; </text:span><text:span text:style-name="T95">/* ...</text:span><text:span text:style-name="T220"> */ return r </text:span><text:span text:style-name="T163">}</text:span></text:p>
            <text:p text:style-name="P13"><text:span text:style-name="T98"><text:tab/></text:span><text:span text:style-name="T98">result</text:span><text:span text:style-name="T95"> := </text:span><text:span text:style-name="T97">f2</text:span><text:span text:style-name="T220">(</text:span><text:span text:style-name="T97">a1, a2, a3</text:span><text:span text:style-name="T220">)</text:span><text:span text:style-name="T94"> </text:span></text:p>
            <text:p text:style-name="P13"><text:span text:style-name="T95"/></text:p>
            <text:p text:style-name="P13"><text:span text:style-name="T95">// функция с одним именованным возвращаемым значением</text:span></text:p>
            <text:p text:style-name="P13"><text:span text:style-name="T168">func </text:span><text:span text:style-name="T219">f3</text:span><text:span text:style-name="T168">(</text:span><text:span text:style-name="T219">p1, p2 </text:span><text:span text:style-name="T98">Type3</text:span><text:span text:style-name="T168">) </text:span><text:span text:style-name="T219"><text:s/></text:span><text:span text:style-name="T168">(</text:span><text:span text:style-name="T219">r </text:span><text:span text:style-name="T98">ReturnType1</text:span><text:span text:style-name="T168">) {</text:span><text:span text:style-name="T95"> /* ... */ return </text:span><text:span text:style-name="T168">}</text:span></text:p>
            <text:p text:style-name="P13"><text:span text:style-name="T98"><text:tab/></text:span><text:span text:style-name="T98">result</text:span><text:span text:style-name="T95"> := </text:span><text:span text:style-name="T98">f3</text:span><text:span text:style-name="T95">(</text:span><text:span text:style-name="T98">a1, a2</text:span><text:span text:style-name="T95">) </text:span></text:p>
            <text:p text:style-name="P13"><text:span text:style-name="T95"/></text:p>
            <text:p text:style-name="P13"><text:span text:style-name="T95">// функция с несколькими возвращаемыми значениями: возможно, именованными</text:span></text:p>
            <text:p text:style-name="P13"><text:span text:style-name="T174">func </text:span><text:span text:style-name="T219">f4</text:span><text:span text:style-name="T168">(</text:span><text:span text:style-name="T219">p1 </text:span><text:span text:style-name="T98">Type1</text:span><text:span text:style-name="T219">, p2 </text:span><text:span text:style-name="T98">Type2</text:span><text:span text:style-name="T168">)</text:span><text:span text:style-name="T219"> </text:span><text:span text:style-name="T168">(</text:span><text:span text:style-name="T219">r1 </text:span><text:span text:style-name="T98">ReturnType1</text:span><text:span text:style-name="T219">, r2 </text:span><text:span text:style-name="T98">ReturnType2</text:span><text:span text:style-name="T168">) { </text:span></text:p>
            <text:p text:style-name="P13"><text:span text:style-name="T98"><text:tab/></text:span><text:span text:style-name="T98">/* ... */ </text:span><text:span text:style-name="T95">return r1, r2</text:span></text:p>
            <text:p text:style-name="P13"><text:span text:style-name="T163">}</text:span></text:p>
            <text:p text:style-name="P13"><text:span text:style-name="T98"><text:tab/></text:span><text:span text:style-name="T98">result1, result2</text:span><text:span text:style-name="T95"> := </text:span><text:span text:style-name="T97">f4</text:span><text:span text:style-name="T220">(</text:span><text:span text:style-name="T97">a1, a2</text:span><text:span text:style-name="T220">)</text:span><text:span text:style-name="T94"> </text:span></text:p>
            <text:p text:style-name="P13"><text:span text:style-name="T94"/></text:p>
            <text:p text:style-name="P13"><text:span text:style-name="T95">// функция с переменным списком параметров = variadic function</text:span></text:p>
            <text:p text:style-name="P13"><text:span text:style-name="T168">func </text:span><text:span text:style-name="T219">f5</text:span><text:span text:style-name="T168">(</text:span><text:span text:style-name="T219">p ...Type1</text:span><text:span text:style-name="T168">)</text:span><text:span text:style-name="T219"> </text:span><text:span text:style-name="T98">ReturnType1</text:span><text:span text:style-name="T168"> { </text:span><text:span text:style-name="T95">r </text:span><text:span text:style-name="T98">ReturnType1</text:span><text:span text:style-name="T95">; /* ... */ return r </text:span><text:span text:style-name="T163">}</text:span></text:p>
            <text:p text:style-name="P13"><text:span text:style-name="T95"><text:tab/></text:span><text:span text:style-name="T98">arguments</text:span><text:span text:style-name="T95"> := </text:span><text:span text:style-name="T97">[]siceOfType1Values{v1, v2, v3, v4, v5}</text:span></text:p>
            <text:p text:style-name="P13"><text:span text:style-name="T98"><text:tab/></text:span><text:span text:style-name="T98">result1</text:span><text:span text:style-name="T95"> = </text:span><text:span text:style-name="T98">f5</text:span><text:span text:style-name="T95">(</text:span><text:span text:style-name="T98">arguments</text:span><text:span text:style-name="T95">...</text:span><text:span text:style-name="T220">)</text:span></text:p>
            <text:p text:style-name="P13"><text:span text:style-name="T98"><text:tab/></text:span><text:span text:style-name="T98">result2</text:span><text:span text:style-name="T95"> = </text:span><text:span text:style-name="T98">f5</text:span><text:span text:style-name="T95">(</text:span><text:span text:style-name="T98">a1, a2, a3</text:span><text:span text:style-name="T220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-функции: func type</text:span></text:p>
          </draw:text-box>
        </draw:frame>
        <draw:frame draw:style-name="gr65" draw:text-style-name="P49" draw:layer="layout" svg:width="26.8cm" svg:height="13.108cm" svg:x="0.6cm" svg:y="2.1cm">
          <draw:text-box>
            <text:p text:style-name="P13"><text:span text:style-name="T95">// функция как тип</text:span></text:p>
            <text:p text:style-name="P13"><text:span text:style-name="T95">// </text:span><text:span text:style-name="T168">type</text:span><text:span text:style-name="T95"> </text:span><text:span text:style-name="T98">FuncType</text:span><text:span text:style-name="T95"> func(</text:span><text:span text:style-name="T98">ParamerType1, PT2</text:span><text:span text:style-name="T95">) </text:span><text:span text:style-name="T98">ReturnValueType</text:span></text:p>
            <text:p text:style-name="P13"><text:span text:style-name="T95"><text:tab/></text:span><text:span text:style-name="T95">type </text:span><text:span text:style-name="T98">F1</text:span><text:span text:style-name="T95"> </text:span><text:span text:style-name="T168">func(int, int) int</text:span></text:p>
            <text:p text:style-name="P13"><text:span text:style-name="T95"/></text:p>
            <text:p text:style-name="P13"><text:span text:style-name="T95">// у любой функции есть тип, например: </text:span><text:span text:style-name="T168">func(int, int) int</text:span></text:p>
            <text:p text:style-name="P13"><text:span text:style-name="T95"><text:tab/></text:span><text:span text:style-name="T95">func </text:span><text:span text:style-name="T98">add</text:span><text:span text:style-name="T95">(x, y int) int { return x+y }</text:span></text:p>
            <text:p text:style-name="P13"><text:span text:style-name="T95"/></text:p>
            <text:p text:style-name="P13"><text:span text:style-name="T95">// функция как значение переменной</text:span></text:p>
            <text:p text:style-name="P13"><text:span text:style-name="T95"><text:tab/></text:span><text:span text:style-name="T95">var f0 </text:span><text:span text:style-name="T98">F1</text:span><text:span text:style-name="T95"> = add</text:span></text:p>
            <text:p text:style-name="P13"><text:span text:style-name="T95"><text:tab/></text:span><text:span text:style-name="T95">fn := func() { fmt.Println("anonymous") } // анонимная функция типа func()</text:span></text:p>
            <text:p text:style-name="P13"><text:span text:style-name="T95"/></text:p>
            <text:p text:style-name="P13"><text:span text:style-name="T95">// функция как возвращаемое значение</text:span></text:p>
            <text:p text:style-name="P13"><text:span text:style-name="T163"><text:tab/></text:span><text:span text:style-name="T163">func </text:span><text:span text:style-name="T221">returnsFunc</text:span><text:span text:style-name="T163">()</text:span><text:span text:style-name="T97"> F1</text:span><text:span text:style-name="T163"> {</text:span><text:span text:style-name="T220"> return add </text:span><text:span text:style-name="T163">}</text:span></text:p>
            <text:p text:style-name="P13"><text:span text:style-name="T98"><text:tab/></text:span><text:span text:style-name="T98">f1</text:span><text:span text:style-name="T95"> := </text:span><text:span text:style-name="T98">returnsFunc</text:span><text:span text:style-name="T220">()</text:span></text:p>
            <text:p text:style-name="P13"><text:span text:style-name="T220"><text:tab/></text:span><text:span text:style-name="T220">y := </text:span><text:span text:style-name="T97">f1</text:span><text:span text:style-name="T220">(4, 2)</text:span></text:p>
            <text:p text:style-name="P13"><text:span text:style-name="T95"/></text:p>
            <text:p text:style-name="P13"><text:span text:style-name="T95">// функция как параметр</text:span></text:p>
            <text:p text:style-name="P13"><text:span text:style-name="T168"><text:tab/></text:span><text:span text:style-name="T168">func </text:span><text:span text:style-name="T219">receivesFunc</text:span><text:span text:style-name="T168">(</text:span><text:span text:style-name="T95">a, b int, f </text:span><text:span text:style-name="T98">F1</text:span><text:span text:style-name="T168">)</text:span><text:span text:style-name="T95"> (r </text:span><text:span text:style-name="T98">ReturnType</text:span><text:span text:style-name="T95">)</text:span><text:span text:style-name="T168"> {</text:span><text:span text:style-name="T95"> r:= f(a, b); return r </text:span><text:span text:style-name="T168">}</text:span></text:p>
            <text:p text:style-name="P13"><text:span text:style-name="T98"><text:tab/></text:span><text:span text:style-name="T98">sum</text:span><text:span text:style-name="T95"> 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= </text:span><text:span text:style-name="T98">receivesFunc</text:span><text:span text:style-name="T95">(</text:span><text:span text:style-name="T98">21, 21, func(x, y int) int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анонимной функции</text:span></text:p>
            <text:p text:style-name="P13"><text:span text:style-name="T95"><text:tab/></text:span><text:span text:style-name="T168">func() {</text:span><text:span text:style-name="T95"> fmt.Println("lambda") </text:span><text:span text:style-name="T168">}()</text:span><text:span text:style-name="T9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66" draw:text-style-name="P64" draw:layer="layout" svg:width="26.8cm" svg:height="13.1cm" svg:x="0.6cm" svg:y="2.1cm">
          <draw:text-box>
            <text:p text:style-name="P13"><text:span text:style-name="T222">К любому типу данных можно присоединить поведение с</text:span><text:span text:style-name="T223"> помощью методов:</text:span></text:p>
            <text:p text:style-name="P13"><text:span text:style-name="T224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24"> </text:span><text:span text:style-name="T227">method</text:span><text:span text:style-name="T224">(</text:span><text:span text:style-name="T227">parameters</text:span><text:span text:style-name="T224">) { /* body */ }</text:span></text:p>
            <text:p text:style-name="P13"><text:span text:style-name="T207"/></text:p>
            <text:p text:style-name="P13"><text:span text:style-name="T157"><text:tab/></text:span><text:span text:style-name="T157">type </text:span><text:span text:style-name="T228">Temperature</text:span><text:span text:style-name="T157"> float32</text:span></text:p>
            <text:p text:style-name="P13"><text:span text:style-name="T157"><text:tab/></text:span><text:span text:style-name="T157">func (t </text:span><text:span text:style-name="T228">Temperature</text:span><text:span text:style-name="T157">) Celsius() </text:span><text:span text:style-name="T228">Temperature</text:span><text:span text:style-name="T157"> { return (t-32.0)*(5.0/9.0) }</text:span></text:p>
            <text:p text:style-name="P13"><text:span text:style-name="T157"><text:tab/></text:span><text:span text:style-name="T157">var f Temperature = 37.0</text:span></text:p>
            <text:p text:style-name="P13"><text:span text:style-name="T157"><text:tab/></text:span><text:span text:style-name="T157">c := f.Celsius() // 2.777778 </text:span></text:p>
            <text:p text:style-name="P13"><text:span text:style-name="T157"/></text:p>
            <text:p text:style-name="P13"><text:span text:style-name="T157"><text:tab/></text:span><text:span text:style-name="T157">type </text:span><text:span text:style-name="T158">Album</text:span><text:span text:style-name="T157"> struct { name, artist string; year, length int; media string }</text:span></text:p>
            <text:p text:style-name="P13"><text:span text:style-name="T16"><text:tab/></text:span><text:span text:style-name="T16">a := </text:span><text:span text:style-name="T155">Album</text:span><text:span text:style-name="T16">{"Pink Floyd", "Dark Side of the Moon", 1973, 44, "катушка 18 см</text:span><text:span text:style-name="T157">"}</text:span></text:p>
            <text:p text:style-name="P13"><text:span text:style-name="T157"/></text:p>
            <text:p text:style-name="P13"><text:span text:style-name="T157"><text:tab/></text:span><text:span text:style-name="T157">type </text:span><text:span text:style-name="T228">TapeRecorder</text:span><text:span text:style-name="T157"> struct {</text:span></text:p>
            <text:p text:style-name="P13"><text:span text:style-name="T157"><text:tab/></text:span><text:span text:style-name="T157"><text:tab/></text:span><text:span text:style-name="T157">Model string</text:span></text:p>
            <text:p text:style-name="P13"><text:span text:style-name="T157"><text:tab/></text:span><text:span text:style-name="T157">}</text:span></text:p>
            <text:p text:style-name="P13"><text:span text:style-name="T157"><text:tab/></text:span><text:span text:style-name="T157">func (r </text:span><text:span text:style-name="T228">TapeRecorder</text:span><text:span text:style-name="T157">) play(a Album) {</text:span></text:p>
            <text:p text:style-name="P13"><text:span text:style-name="T157"><text:tab/></text:span><text:span text:style-name="T157"><text:tab/></text:span><text:span text:style-name="T157">fmt.Printf("Playing album '%s' by '%s' for %d minutes...\n",</text:span></text:p>
            <text:p text:style-name="P13"><text:span text:style-name="T157"><text:tab/></text:span><text:span text:style-name="T157"><text:tab/></text:span><text:span text:style-name="T157">a.name, a.artist, a.length)</text:span></text:p>
            <text:p text:style-name="P13"><text:span text:style-name="T157"><text:tab/></text:span><text:span text:style-name="T157">}</text:span></text:p>
            <text:p text:style-name="P13"><text:span text:style-name="T154"><text:tab/></text:span><text:span text:style-name="T154">recorder := </text:span><text:span text:style-name="T229">TapeRecorder</text:span><text:span text:style-name="T16">{model: "Нота 203-1 стерео</text:span><text:span text:style-name="T157">"}</text:span></text:p>
            <text:p text:style-name="P13"><text:span text:style-name="T157"><text:tab/></text:span><text:span text:style-name="T157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-ориентированное программирование</text:span></text:p>
          </draw:text-box>
        </draw:frame>
        <draw:frame draw:style-name="gr67" draw:text-style-name="P67" draw:layer="layout" svg:width="26.8cm" svg:height="13.1cm" svg:x="0.6cm" svg:y="2.116cm">
          <draw:text-box>
            <text:p text:style-name="P13"><text:span text:style-name="T184">OOP requires very little extra </text:span><text:span text:style-name="T230">programming</text:span><text:span text:style-name="T184"> language support. We only need:</text:span></text:p>
            <text:list text:style-name="L1">
              <text:list-item>
                <text:p text:style-name="P13"><text:span text:style-name="T184">the notion of an Object,</text:span></text:p>
              </text:list-item>
              <text:list-item>
                <text:p text:style-name="P13"><text:span text:style-name="T184">a mechanism to interact with them (Methods),</text:span></text:p>
              </text:list-item>
              <text:list-item>
                <text:p text:style-name="P13"><text:span text:style-name="T184">and support for polymorphism (Interfaces).</text:span></text:p>
              </text:list-item>
            </text:list>
            <text:p text:style-name="P13"><text:span text:style-name="T230">Claim: Data abstraction, encapsulation, and modularity are mechanisms in their own right, not OOP specific, and a modern language (OO or not) should have support for them independently.</text:span></text:p>
            <text:p text:style-name="P13"><text:span text:style-name="T230"/></text:p>
            <text:p text:style-name="P13"><text:span text:style-name="T230">Object-oriented programming in Go:</text:span></text:p>
            <text:p text:style-name="P13"><text:span text:style-name="T230"><text:tab/></text:span><text:span text:style-name="T230">Methods without classes</text:span></text:p>
            <text:p text:style-name="P13"><text:span text:style-name="T230"><text:tab/></text:span><text:span text:style-name="T230">Interfaces without hierarchies</text:span></text:p>
            <text:p text:style-name="P13"><text:span text:style-name="T230"><text:tab/></text:span><text:span text:style-name="T230">Code reuse without inheritance</text:span></text:p>
            <text:p text:style-name="P13"><text:span text:style-name="T230">Specifically:</text:span></text:p>
            <text:list text:continue-numbering="true" text:style-name="L1">
              <text:list-item>
                <text:p text:style-name="P13"><text:span text:style-name="T230">Any value can be an object</text:span></text:p>
              </text:list-item>
              <text:list-item>
                <text:p text:style-name="P13"><text:span text:style-name="T230">Any type can play the role of a class</text:span></text:p>
              </text:list-item>
              <text:list-item>
                <text:p text:style-name="P13"><text:span text:style-name="T230">Methods can be attached to any type</text:span></text:p>
              </text:list-item>
              <text:list-item>
                <text:p text:style-name="P13"><text:span text:style-name="T230">Interfaces implement polymorphism. </text:span></text:p>
              </text:list-item>
            </text:list>
            <text:p text:style-name="P13"><text:span text:style-name="T230">Static (!) dispatch of methods.</text:span></text:p>
            <text:p text:style-name="P13"><text:span text:style-name="T230"/></text:p>
            <text:p text:style-name="P13"><text:span text:style-name="T230">&lt;https://go.dev/talks/2012/goforc.slide#48&gt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интерфейсы</text:span></text:p>
          </draw:text-box>
        </draw:frame>
        <draw:frame draw:style-name="gr68" draw:text-style-name="P68" draw:layer="layout" svg:width="26.8cm" svg:height="13.1cm" svg:x="0.6cm" svg:y="2.116cm">
          <draw:text-box>
            <text:p text:style-name="P13"><text:span text:style-name="T231">Interfaces</text:span><text:span text:style-name="T232">:</text:span></text:p>
            <text:p text:style-name="P13"><text:span text:style-name="T232"><text:tab/></text:span><text:span text:style-name="T232">An interface defines a set of methods.</text:span></text:p>
            <text:p text:style-name="P13"><text:span text:style-name="T232"><text:tab/></text:span><text:span text:style-name="T232">A type that implements all methods of an interface is said to implement the interface.</text:span></text:p>
            <text:p text:style-name="P13"><text:span text:style-name="T232"><text:tab/></text:span><text:span text:style-name="T232">All types implement the empty interface interface{}.</text:span></text:p>
            <text:p text:style-name="P13"><text:span text:style-name="T232"/></text:p>
            <text:p text:style-name="P13"><text:span text:style-name="T233">type Reader interface {</text:span></text:p>
            <text:p text:style-name="P13"><text:span text:style-name="T233"><text:s text:c="5"/></text:span><text:span text:style-name="T233">Read(p []byte) (n int, err error)</text:span></text:p>
            <text:p text:style-name="P13"><text:span text:style-name="T233">}</text:span></text:p>
            <text:p text:style-name="P13"><text:span text:style-name="T233">type Writer interface {</text:span></text:p>
            <text:p text:style-name="P13"><text:span text:style-name="T233"><text:s text:c="5"/></text:span><text:span text:style-name="T233">Write(p []byte) (n int, err error)</text:span></text:p>
            <text:p text:style-name="P13"><text:span text:style-name="T233">}</text:span></text:p>
            <text:p text:style-name="P13"><text:span text:style-name="T233">type Empty interface{}</text:span></text:p>
            <text:p text:style-name="P13"><text:span text:style-name="T233"/></text:p>
            <text:p text:style-name="P13"><text:span text:style-name="T231">Dynamic dispatch</text:span></text:p>
            <text:p text:style-name="P13"><text:span text:style-name="T233"><text:s text:c="4"/></text:span><text:span text:style-name="T233">type Stringer interface {</text:span></text:p>
            <text:p text:style-name="P13"><text:span text:style-name="T233"><text:s text:c="8"/></text:span><text:span text:style-name="T233">String() string</text:span></text:p>
            <text:p text:style-name="P13"><text:span text:style-name="T233"><text:s text:c="4"/></text:span><text:span text:style-name="T233">}</text:span></text:p>
            <text:p text:style-name="P13"><text:span text:style-name="T233"><text:s text:c="4"/></text:span><text:span text:style-name="T233">var v Stringer</text:span></text:p>
            <text:p text:style-name="P13"><text:span text:style-name="T233"><text:s text:c="4"/></text:span><text:span text:style-name="T233">var corner = Point{1, 1}</text:span></text:p>
            <text:p text:style-name="P13"><text:span text:style-name="T233"><text:s text:c="4"/></text:span><text:span text:style-name="T233">var boiling = Celsius(100)</text:span></text:p>
            <text:p text:style-name="P13"><text:span text:style-name="T233"/></text:p>
            <text:p text:style-name="P13"><text:span text:style-name="T233"><text:s text:c="4"/></text:span><text:span text:style-name="T233">v = corner</text:span></text:p>
            <text:p text:style-name="P13"><text:span text:style-name="T233"><text:s text:c="4"/></text:span><text:span text:style-name="T233">fmt.Println(v.String()) // dynamic dispatch</text:span></text:p>
            <text:p text:style-name="P13"><text:span text:style-name="T233"><text:s text:c="4"/></text:span><text:span text:style-name="T233">fmt.Println(v)</text:span></text:p>
            <text:p text:style-name="P13"><text:span text:style-name="T233"/></text:p>
            <text:p text:style-name="P13"><text:span text:style-name="T233"><text:s text:c="4"/></text:span><text:span text:style-name="T233">v = boiling.ToFahrenheit()</text:span></text:p>
            <text:p text:style-name="P13"><text:span text:style-name="T233"><text:s text:c="4"/></text:span><text:span text:style-name="T233">fmt.Println(v.String()) // dynamic dispatch</text:span></text:p>
            <text:p text:style-name="P13"><text:span text:style-name="T233"><text:s text:c="4"/></text:span><text:span text:style-name="T233">fmt.Println(v)</text:span></text:p>
            <text:p text:style-name="P13"><text:span text:style-name="T232">A value (here: corner, boiling) of a type (Point, Celsius) that implements an interface (Stringer) can be assigned to a variable (v) of that interface typ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</text:span></text:p>
          </draw:text-box>
        </draw:frame>
        <draw:frame draw:style-name="gr69" draw:text-style-name="P69" draw:layer="layout" svg:width="26.8cm" svg:height="13.1cm" svg:x="0.6cm" svg:y="2.116cm">
          <draw:text-box>
            <text:p text:style-name="P13"><text:span text:style-name="T231">Composition and chaining</text:span></text:p>
            <text:p text:style-name="P13"><text:span text:style-name="T232">Typically, interfaces are small (1-3 methods).</text:span></text:p>
            <text:p text:style-name="P13"><text:span text:style-name="T232"/></text:p>
            <text:p text:style-name="P13"><text:span text:style-name="T232">Pervasive use of key interfaces in the standard library make it easy to chain APIs together.</text:span></text:p>
            <text:p text:style-name="P13"><text:span text:style-name="T232"/></text:p>
            <text:p text:style-name="P13"><text:span text:style-name="T232">package io</text:span></text:p>
            <text:p text:style-name="P13"><text:span text:style-name="T232">func Copy(dst Writer, src Reader) (int64, error)</text:span></text:p>
            <text:p text:style-name="P13"><text:span text:style-name="T232">The io.Copy function copies by reading from any Reader and writing to any Writer.</text:span></text:p>
            <text:p text:style-name="P13"><text:span text:style-name="T232"/></text:p>
            <text:p text:style-name="P13"><text:span text:style-name="T232">Interfaces are often introduced ad-hoc, and after the fact.</text:span></text:p>
            <text:p text:style-name="P13"><text:span text:style-name="T232"/></text:p>
            <text:p text:style-name="P13"><text:span text:style-name="T232">There is no explicit hierarchy and thus no need to design one!</text:span></text:p>
            <text:p text:style-name="P13"><text:span text:style-name="T232"/></text:p>
            <text:p text:style-name="P13"><text:span text:style-name="T231">Interfaces in practice</text:span></text:p>
            <text:p text:style-name="P13"><text:span text:style-name="T232">Methods on any types and ad hoc interfaces make for a light-weight OO programming style.</text:span></text:p>
            <text:p text:style-name="P13"><text:span text:style-name="T232"/></text:p>
            <text:p text:style-name="P13"><text:span text:style-name="T232">Go interfaces enable post-facto abstraction.</text:span></text:p>
            <text:p text:style-name="P13"><text:span text:style-name="T232"/></text:p>
            <text:p text:style-name="P13"><text:span text:style-name="T232">No explicit type hierarchies.</text:span></text:p>
            <text:p text:style-name="P13"><text:span text:style-name="T232"/></text:p>
            <text:p text:style-name="P13"><text:span text:style-name="T232">"Plug'n play" in a type-safe wa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type struct + func </text:span></text:p>
          </draw:text-box>
        </draw:frame>
        <draw:frame draw:style-name="gr70" draw:text-style-name="P47" draw:layer="layout" svg:width="26.8cm" svg:height="13.1cm" svg:x="0.6cm" svg:y="2.1cm">
          <draw:text-box>
            <text:p text:style-name="P13"><text:span text:style-name="T16">/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Object- but not type-oriented» -- </text:span><text:span text:style-name="T155">D.Griesmer</text:span></text:p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9">package user</text:span></text:p>
            <text:p text:style-name="P13"><text:span text:style-name="T16">type </text:span><text:span text:style-name="T155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57"> помощью методов:</text:span></text:p>
            <text:p text:style-name="P13"><text:span text:style-name="T157">func (u </text:span><text:span text:style-name="T158">User</text:span><text:span text:style-name="T157">) Login() string { return u.login }</text:span></text:p>
            <text:p text:style-name="P13"><text:span text:style-name="T157">func (u </text:span><text:span text:style-name="T158">User</text:span><text:span text:style-name="T157">) Email() string { return u.email }</text:span></text:p>
            <text:p text:style-name="P13"><text:span text:style-name="T157">func (u *User) SetEmail(mailbox string ) { u.email = mailbox }</text:span></text:p>
            <text:p text:style-name="P13"><text:span text:style-name="T157"><text:tab/></text:span><text:span text:style-name="T157">// Это не конструктор, а просто обычная функция,которую назвали New</text:span></text:p>
            <text:p text:style-name="P13"><text:span text:style-name="T157">func New(l, e string) (u User) { u = User{login: l, email: e}; return u }</text:span></text:p>
            <text:p text:style-name="P13"><text:span text:style-name="T157"/></text:p>
            <text:p text:style-name="P13"><text:span text:style-name="T156">package main</text:span></text:p>
            <text:p text:style-name="P13"><text:span text:style-name="T16">import </text:span><text:span text:style-name="T157">"github.com/mike-shock/go/sample/oop/</text:span><text:span text:style-name="T156">user</text:span><text:span text:style-name="T157">"</text:span></text:p>
            <text:p text:style-name="P13"><text:span text:style-name="T157">func main() {</text:span></text:p>
            <text:p text:style-name="P13"><text:span text:style-name="T157"><text:tab/></text:span><text:span text:style-name="T157">mike := </text:span><text:span text:style-name="T156">user</text:span><text:span text:style-name="T157">.New("mshock", "mshock@caiman-club.org")</text:span></text:p>
            <text:p text:style-name="P13"><text:span text:style-name="T157"><text:tab/></text:span><text:span text:style-name="T157">mike.SetEmail("</text:span><text:span text:style-name="T157"><text:a xlink:href="mailto:librarian@caiman-club.org" xlink:type="simple">librarian@caiman-club.org</text:a></text:span><text:span text:style-name="T157">") // static dispatch of methods</text:span></text:p>
            <text:p text:style-name="P13"><text:span text:style-name="T157"><text:tab/></text:span><text:span text:style-name="T157">fmt.Printf("'%v' '%v'\n", mike.Login(), mike.Email())</text:span></text:p>
            <text:p text:style-name="P13"><text:span text:style-name="T157">}</text:span><text:span text:style-name="T157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71" draw:text-style-name="P70" draw:layer="layout" svg:width="26.8cm" svg:height="13.1cm" svg:x="0.6cm" svg:y="2.1cm">
          <draw:text-box>
            <text:p text:style-name="P13"><text:span text:style-name="T234">package user</text:span></text:p>
            <text:p text:style-name="P13"><text:span text:style-name="T235"/></text:p>
            <text:p text:style-name="P13"><text:span text:style-name="T235">type </text:span><text:span text:style-name="T236">UserRole</text:span><text:span text:style-name="T235"> struct {</text:span></text:p>
            <text:p text:style-name="P13"><text:span text:style-name="T235"><text:tab/></text:span><text:span text:style-name="T235">name string</text:span></text:p>
            <text:p text:style-name="P13"><text:span text:style-name="T235"><text:tab/></text:span><text:span text:style-name="T235">id <text:s text:c="2"/>int</text:span></text:p>
            <text:p text:style-name="P13"><text:span text:style-name="T235">}</text:span></text:p>
            <text:p text:style-name="P13"><text:span text:style-name="T235">func (r </text:span><text:span text:style-name="T236">UserRole</text:span><text:span text:style-name="T235">) </text:span><text:span text:style-name="T234">Role</text:span><text:span text:style-name="T235">() string { return r.name }</text:span></text:p>
            <text:p text:style-name="P13"><text:span text:style-name="T235"/></text:p>
            <text:p text:style-name="P13"><text:span text:style-name="T235">type </text:span><text:span text:style-name="T237">User</text:span><text:span text:style-name="T235"> struct { // struct embedding</text:span></text:p>
            <text:p text:style-name="P13"><text:span text:style-name="T235"><text:tab/></text:span><text:span text:style-name="T235">login string</text:span></text:p>
            <text:p text:style-name="P13"><text:span text:style-name="T235"><text:tab/></text:span><text:span text:style-name="T235">email string</text:span></text:p>
            <text:p text:style-name="P13"><text:span text:style-name="T235"><text:tab/></text:span><text:span text:style-name="T236">UserRole</text:span><text:span text:style-name="T236"><text:tab/></text:span><text:span text:style-name="T236"><text:tab/></text:span><text:span text:style-name="T235">// composition via struct embedding: описать anonymous field как имя типа</text:span></text:p>
            <text:p text:style-name="P13"><text:span text:style-name="T235">}</text:span></text:p>
            <text:p text:style-name="P13"><text:span text:style-name="T235">func New(l, e string) (u User) {</text:span></text:p>
            <text:p text:style-name="P13"><text:span text:style-name="T235"><text:tab/></text:span><text:span text:style-name="T235">u = User{login: l, email: e, </text:span><text:span text:style-name="T236">UserRole</text:span><text:span text:style-name="T235">: </text:span><text:span text:style-name="T237">DefaultUserRole</text:span><text:span text:style-name="T235">()}</text:span></text:p>
            <text:p text:style-name="P13"><text:span text:style-name="T235"><text:tab/></text:span><text:span text:style-name="T235">return u</text:span></text:p>
            <text:p text:style-name="P13"><text:span text:style-name="T235">}</text:span></text:p>
            <text:p text:style-name="P13"><text:span text:style-name="T235">//////////////////////////////////////////////////////////////////////////////////</text:span></text:p>
            <text:p text:style-name="P13"><text:span text:style-name="T234">package main</text:span></text:p>
            <text:p text:style-name="P13"><text:span text:style-name="T235"/></text:p>
            <text:p text:style-name="P13"><text:span text:style-name="T238">func main() {</text:span></text:p>
            <text:p text:style-name="P13"><text:span text:style-name="T238"><text:tab/></text:span><text:span text:style-name="T238">vlad := user.New("pirogov", "chairman@caiman-club.org")</text:span></text:p>
            <text:p text:style-name="P13"><text:span text:style-name="T238"/></text:p>
            <text:p text:style-name="P13"><text:span text:style-name="T235"><text:tab/></text:span><text:span text:style-name="T235">fmt.Printf("'%v' '%v' </text:span><text:span text:style-name="T238">'%v'\n", vlad.Login(), vlad.Email(), vlad.</text:span><text:span text:style-name="T239">Role</text:span><text:span text:style-name="T238">())</text:span></text:p>
            <text:p text:style-name="P13"><text:span text:style-name="T238">}</text:span></text:p>
            <text:p text:style-name="P13"><text:span text:style-name="T235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2" draw:text-style-name="P14" draw:layer="layout" svg:width="26.8cm" svg:height="13.1cm" svg:x="0.6cm" svg:y="2.115cm">
          <draw:text-box>
            <text:p text:style-name="P18"><text:span text:style-name="T203">interface</text:span><text:span text:style-name="T202"> – это абстрактный тип данных для описания поведения: описывает набор функций (set of method signatures):</text:span></text:p>
            <text:p text:style-name="P13"><text:span text:style-name="T202"/></text:p>
            <text:p text:style-name="P13"><text:span text:style-name="T202"><text:tab/></text:span><text:span text:style-name="T202">type </text:span><text:span text:style-name="T204">Messenger</text:span><text:span text:style-name="T202"> </text:span><text:span text:style-name="T203">interface</text:span><text:span text:style-name="T202"> <text:s/>{</text:span><text:span text:style-name="T202"><text:tab/></text:span><text:span text:style-name="T202"><text:tab/></text:span><text:span text:style-name="T202"><text:tab/></text:span><text:span text:style-name="T202">// Basic interface</text:span></text:p>
            <text:p text:style-name="P13"><text:span text:style-name="T202"><text:tab/></text:span><text:span text:style-name="T202"><text:tab/></text:span><text:span text:style-name="T205">Send</text:span><text:span text:style-name="T202">(message string) error</text:span></text:p>
            <text:p text:style-name="P13"><text:span text:style-name="T202"><text:tab/></text:span><text:span text:style-name="T202"><text:tab/></text:span><text:span text:style-name="T205">Receive</text:span><text:span text:style-name="T202">() string</text:span></text:p>
            <text:p text:style-name="P13"><text:span text:style-name="T202"><text:tab/></text:span><text:span text:style-name="T202">}</text:span></text:p>
            <text:p text:style-name="P13"><text:span text:style-name="T95"/></text:p>
            <text:p text:style-name="P13"><text:span text:style-name="T188"><text:tab/></text:span><text:span text:style-name="T188">var icq, skype, whatsapp, viber, signal, discord </text:span><text:span text:style-name="T195">Messenger</text:span><text:span text:style-name="T188"> <text:s/></text:span></text:p>
            <text:p text:style-name="P13"><text:span text:style-name="T188">// Объявлены переменные абстрактного типа, которым можно присваивать значения типов,</text:span></text:p>
            <text:p text:style-name="P13"><text:span text:style-name="T188">// соответствующих контракту (интерфейсу);</text:span></text:p>
            <text:p text:style-name="P13"><text:span text:style-name="T188">// но пока у них нет конкретного типа (реализации), а значение = nil</text:span></text:p>
            <text:p text:style-name="P13"><text:span text:style-name="T188"/></text:p>
            <text:p text:style-name="P13"><text:span text:style-name="T188">// Конкретный тип будет </text:span><text:span text:style-name="T195">неявно</text:span><text:span text:style-name="T188"> соответствовать ранее описанному <text:s/>интерфейсу,</text:span></text:p>
            <text:p text:style-name="P13"><text:span text:style-name="T188">// если реализует все методы этого интерфейса</text:span></text:p>
            <text:p text:style-name="P13"><text:span text:style-name="T188"><text:tab/></text:span><text:span text:style-name="T188">type </text:span><text:span text:style-name="T195">Telegram</text:span><text:span text:style-name="T188"> struct { }</text:span><text:span text:style-name="T188"><text:tab/></text:span><text:span text:style-name="T188"><text:tab/></text:span><text:span text:style-name="T188"> </text:span></text:p>
            <text:p text:style-name="P13"><text:span text:style-name="T188"><text:tab/></text:span><text:span text:style-name="T188">func (t </text:span><text:span text:style-name="T195">Telegram</text:span><text:span text:style-name="T188">) </text:span><text:span text:style-name="T240">Send</text:span><text:span text:style-name="T188">(m string) (e error) { e = telegram.send(m); return err }</text:span></text:p>
            <text:p text:style-name="P13"><text:span text:style-name="T188"><text:tab/></text:span><text:span text:style-name="T188">func (t </text:span><text:span text:style-name="T195">Telegram</text:span><text:span text:style-name="T188">) </text:span><text:span text:style-name="T240">Receive</text:span><text:span text:style-name="T188">() (m string) { m = telegram.receive(); return m }</text:span></text:p>
            <text:p text:style-name="P13"><text:span text:style-name="T188"/></text:p>
            <text:p text:style-name="P13"><text:span text:style-name="T188">// у абстрактного типа </text:span><text:span text:style-name="T195">динамически</text:span><text:span text:style-name="T188"> появляется конкретный тип (underlying type) и значение</text:span></text:p>
            <text:p text:style-name="P13"><text:span text:style-name="T188"><text:tab/></text:span><text:span text:style-name="T188">var telegram </text:span><text:span text:style-name="T195">Messenger</text:span><text:span text:style-name="T188"> = </text:span><text:span text:style-name="T195">Telegram</text:span><text:span text:style-name="T188">{}</text:span></text:p>
            <text:p text:style-name="P13"><text:span text:style-name="T188"><text:tab/></text:span><text:span text:style-name="T188">telegram.Send(</text:span><text:span text:style-name="T198">"Интерфейсы в Go"</text:span><text:span text:style-name="T188">)</text:span><text:span text:style-name="T188"><text:tab/></text:span><text:span text:style-name="T188"><text:tab/></text:span><text:span text:style-name="T188"><text:tab/></text:span><text:span text:style-name="T188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3" draw:text-style-name="P14" draw:layer="layout" svg:width="26.8cm" svg:height="12.986cm" svg:x="0.6cm" svg:y="2.115cm">
          <draw:text-box>
            <text:p text:style-name="P13"><text:span text:style-name="T202">// Интерфейс также может включать в себя (embed) другие интерфейсы:</text:span></text:p>
            <text:p text:style-name="P13"><text:span text:style-name="T159"><text:tab/></text:span><text:span text:style-name="T159">type </text:span><text:span text:style-name="T16">File</text:span><text:span text:style-name="T159"> interface{ </text:span></text:p>
            <text:p text:style-name="P13"><text:span text:style-name="T16"><text:tab/></text:span><text:span text:style-name="T16"><text:tab/></text:span><text:span text:style-name="T155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9"><text:tab/></text:span><text:span text:style-name="T159">}</text:span></text:p>
            <text:p text:style-name="P13"><text:span text:style-name="T159"><text:tab/></text:span><text:span text:style-name="T16">type </text:span><text:span text:style-name="T155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Read(b []byte) (int, error)</text:span></text:p>
            <text:p text:style-name="P13"><text:span text:style-name="T16"><text:tab/></text:span><text:span text:style-name="T16">}</text:span></text:p>
            <text:p text:style-name="P13"><text:span text:style-name="T16"><text:tab/></text:span><text:span text:style-name="T16">type </text:span><text:span text:style-name="T155">Writer</text:span><text:span text:style-name="T16"> interface {</text:span></text:p>
            <text:p text:style-name="P13"><text:span text:style-name="T16"><text:s text:c="4"/></text:span><text:span text:style-name="T16"><text:tab/></text:span><text:span text:style-name="T16">Write([]byte) (int, error)</text:span></text:p>
            <text:p text:style-name="P13"><text:span text:style-name="T202"><text:tab/></text:span><text:span text:style-name="T202">}</text:span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16"><text:tab/></text:span><text:span text:style-name="T16">type </text:span><text:span text:style-name="T155">Telegram</text:span><text:span text:style-name="T16"> struct {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19">Read</text:span><text:span text:style-name="T95">(b</text:span><text:span text:style-name="T16"> []byte) (int, error)</text:span><text:span text:style-name="T95"> { return 0, nil }</text:span></text:p>
            <text:p text:style-name="P13"><text:span text:style-name="T159"/></text:p>
            <text:p text:style-name="P13"><text:span text:style-name="T202">// </text:span><text:span text:style-name="T203">any == </text:span><text:span text:style-name="T202">пустой интерфейс</text:span></text:p>
            <text:p text:style-name="P13"><text:span text:style-name="T159"><text:tab/></text:span><text:span text:style-name="T159">type </text:span><text:span text:style-name="T155">AnyTypeSatisfyMe</text:span><text:span text:style-name="T159"> interface{}</text:span><text:span text:style-name="T16"> 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4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5">type </text:span><text:span text:style-name="T169">Flyer</text:span><text:span text:style-name="T95"> interface { </text:span><text:span text:style-name="T169">fly</text:span><text:span text:style-name="T241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41">// все типы, которые реализуют метод fly(), будут соответствовать типу </text:span><text:span text:style-name="T169">Flyer</text:span></text:p>
            <text:p text:style-name="P13"><text:span text:style-name="T95"/></text:p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69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<text:s text:c="4"/></text:span><text:span text:style-name="T95">return "flying..."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98">Swimmer</text:span><text:span text:style-name="T95"> interface { </text:span><text:span text:style-name="T98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98">swim</text:span><text:span text:style-name="T95">() string { return "swimming..." } <text:s text:c="10"/>// соответствует сразу</text:span></text:p>
            <text:p text:style-name="P13"><text:span text:style-name="T95">func (b </text:span><text:span text:style-name="T98">Penguin</text:span><text:span text:style-name="T95">)</text:span><text:span text:style-name="T169">fly</text:span><text:span text:style-name="T241">()</text:span><text:span text:style-name="T95"> string { return "I can fly under water!" } // двум интерфейсам</text:span></text:p>
            <text:p text:style-name="P13"><text:span text:style-name="T95"/></text:p>
            <text:p text:style-name="P13"><text:span text:style-name="T95"><text:tab/></text:span><text:span text:style-name="T95">var s = </text:span><text:span text:style-name="T242">Bird</text:span><text:span text:style-name="T95">{"</text:span><text:span text:style-name="T243">Sparrow</text:span><text:span text:style-name="T95">"}</text:span></text:p>
            <text:p text:style-name="P13"><text:span text:style-name="T95"><text:tab/></text:span><text:span text:style-name="T95">var p = </text:span><text:span text:style-name="T242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69">Flyer</text:span><text:span text:style-name="T95">{s, p, Bird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241">fly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5" draw:text-style-name="P71" draw:layer="layout" svg:width="26.8cm" svg:height="13.156cm" svg:x="0.7cm" svg:y="2.1cm">
          <draw:text-box>
            <text:p text:style-name="P13"><text:span text:style-name="T147">// чтобы отсортировать список, нужно 3 функции</text:span></text:p>
            <text:p text:style-name="P13"><text:span text:style-name="T147">type </text:span><text:span text:style-name="T244">sortable</text:span><text:span text:style-name="T147"> interface {</text:span></text:p>
            <text:p text:style-name="P13"><text:span text:style-name="T147"><text:tab/></text:span><text:span text:style-name="T245">LessEqual</text:span><text:span text:style-name="T147">(i, j int) bool</text:span><text:span text:style-name="T147"><text:tab/></text:span><text:span text:style-name="T147"><text:tab/></text:span><text:span text:style-name="T147">// сравнить элементы</text:span></text:p>
            <text:p text:style-name="P13"><text:span text:style-name="T147"><text:tab/></text:span><text:span text:style-name="T245">Len</text:span><text:span text:style-name="T147">() int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// узнать длину списка</text:span></text:p>
            <text:p text:style-name="P13"><text:span text:style-name="T147"><text:tab/></text:span><text:span text:style-name="T245">Swap</text:span><text:span text:style-name="T147">(i, j int)</text:span><text:span text:style-name="T147"><text:tab/></text:span><text:span text:style-name="T147"><text:tab/></text:span><text:span text:style-name="T147"><text:tab/></text:span><text:span text:style-name="T147"><text:tab/></text:span><text:span text:style-name="T147">// поменять элементы местами</text:span></text:p>
            <text:p text:style-name="P13"><text:span text:style-name="T147">}</text:span></text:p>
            <text:p text:style-name="P13"><text:span text:style-name="T147"/></text:p>
            <text:p text:style-name="P13"><text:span text:style-name="T147">type </text:span><text:span text:style-name="T245">ListOfIntegers</text:span><text:span text:style-name="T147"> []int</text:span></text:p>
            <text:p text:style-name="P13"><text:span text:style-name="T147">func (l ListOfIntegers) </text:span><text:span text:style-name="T245">LessEqual</text:span><text:span text:style-name="T147">(i, j int) bool { return l[i] &lt;= l[j] }</text:span></text:p>
            <text:p text:style-name="P13"><text:span text:style-name="T147">func (l ListOfIntegers) </text:span><text:span text:style-name="T245">Len</text:span><text:span text:style-name="T147">() int { return len(l) }</text:span></text:p>
            <text:p text:style-name="P13"><text:span text:style-name="T147">func (l ListOfIntegers) </text:span><text:span text:style-name="T245">Swap</text:span><text:span text:style-name="T147">(i, j int) { l[i], l[j] = l[j], l[i]; return }</text:span></text:p>
            <text:p text:style-name="P13"><text:span text:style-name="T147"/></text:p>
            <text:p text:style-name="P13"><text:span text:style-name="T147">func sortIntegers() {</text:span></text:p>
            <text:p text:style-name="P13"><text:span text:style-name="T147"><text:tab/></text:span><text:span text:style-name="T147">ints := ListOfIntegers{123, 789, 234, 987, 345, 890, 567, 678, 456, 876, 765, 654, 543, 432, 321}</text:span></text:p>
            <text:p text:style-name="P13"><text:span text:style-name="T147"><text:tab/></text:span><text:span text:style-name="T246">QuickSort(ints, true)</text:span></text:p>
            <text:p text:style-name="P13"><text:span text:style-name="T147">}</text:span></text:p>
            <text:p text:style-name="P13"><text:span text:style-name="T147"/></text:p>
            <text:p text:style-name="P13"><text:span text:style-name="T147">type vampires []vampire</text:span></text:p>
            <text:p text:style-name="P13"><text:span text:style-name="T147">type vampire struct {</text:span></text:p>
            <text:p text:style-name="P13"><text:span text:style-name="T147"><text:tab/></text:span><text:span text:style-name="T147">name <text:s text:c="8"/>string</text:span></text:p>
            <text:p text:style-name="P13"><text:span text:style-name="T147"><text:tab/></text:span><text:span text:style-name="T147">prefersWomen bool</text:span></text:p>
            <text:p text:style-name="P13"><text:span text:style-name="T147"><text:tab/></text:span><text:span text:style-name="T147">killCount <text:s text:c="3"/>int</text:span></text:p>
            <text:p text:style-name="P13"><text:span text:style-name="T147">}</text:span></text:p>
            <text:p text:style-name="P13"><text:span text:style-name="T147">func (v vampires) </text:span><text:span text:style-name="T245">LessEqual</text:span><text:span text:style-name="T147">(i, j int) bool { return v[i].killCount &lt;= v[j].killCount }</text:span></text:p>
            <text:p text:style-name="P13"><text:span text:style-name="T147">func (v vampires) </text:span><text:span text:style-name="T245">Len</text:span><text:span text:style-name="T147">() int { return len(v) }</text:span></text:p>
            <text:p text:style-name="P13"><text:span text:style-name="T147">func (v vampires) </text:span><text:span text:style-name="T245">Swap</text:span><text:span text:style-name="T147">(i, j int) { v[i], v[j] = v[j], v[i] }</text:span></text:p>
            <text:p text:style-name="P13"><text:span text:style-name="T147"/></text:p>
            <text:p text:style-name="P13"><text:span text:style-name="T147">var vampz vampires = vampires{vampire{"Dracula", true, 100001}, </text:span><text:span text:style-name="T147"><text:tab/></text:span><text:span text:style-name="T147">vampire{"Sava Savanović", false, 3}}</text:span></text:p>
            <text:p text:style-name="P13"><text:span text:style-name="T147">// </text:span><text:span text:style-name="T246">QuickSort(vampz, false)</text:span></text:p>
          </draw:text-box>
        </draw:frame>
        <draw:frame draw:style-name="gr76" draw:text-style-name="P72" draw:layer="layout" svg:width="19cm" svg:height="3.366cm" svg:x="8.6cm" svg:y="8.714cm">
          <draw:text-box>
            <text:p text:style-name="P13"><text:span text:style-name="T147">func </text:span><text:span text:style-name="T246">QuickSort(s </text:span><text:span text:style-name="T247">sortable</text:span><text:span text:style-name="T246">, isAscending bool)</text:span><text:span text:style-name="T147"> {</text:span></text:p>
            <text:p text:style-name="P13"><text:span text:style-name="T147"><text:tab/></text:span><text:span text:style-name="T147">sort(s, 0, s.</text:span><text:span text:style-name="T245">Len</text:span><text:span text:style-name="T147">()-1, isAscending)</text:span></text:p>
            <text:p text:style-name="P13"><text:span text:style-name="T147">}</text:span></text:p>
            <text:p text:style-name="P13"><text:span text:style-name="T147"/></text:p>
            <text:p text:style-name="P13"><text:span text:style-name="T147">func sort(s </text:span><text:span text:style-name="T248">sortable</text:span><text:span text:style-name="T147">, start, end int, isAscending bool) { /* ... */ }</text:span></text:p>
            <text:p text:style-name="P13"><text:span text:style-name="T147"/></text:p>
            <text:p text:style-name="P13"><text:span text:style-name="T147">func partition(s </text:span><text:span text:style-name="T248">sortable</text:span><text:span text:style-name="T147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7" draw:text-style-name="P67" draw:layer="layout" svg:width="26.8cm" svg:height="12.9cm" svg:x="0.6cm" svg:y="2.1cm">
          <draw:text-box>
            <text:p text:style-name="P13"><text:span text:style-name="T235">func </text:span><text:span text:style-name="T249">QuickSort(s </text:span><text:span text:style-name="T250">sortable</text:span><text:span text:style-name="T249">, isAscending bool)</text:span><text:span text:style-name="T235"> {</text:span></text:p>
            <text:p text:style-name="P13"><text:span text:style-name="T235"><text:tab/></text:span><text:span text:style-name="T235">sort(s, 0, s.</text:span><text:span text:style-name="T237">Len</text:span><text:span text:style-name="T235">()-1, isAscending)</text:span></text:p>
            <text:p text:style-name="P13"><text:span text:style-name="T235">}</text:span></text:p>
            <text:p text:style-name="P13"><text:span text:style-name="T235"/></text:p>
            <text:p text:style-name="P13"><text:span text:style-name="T235">func sort(s </text:span><text:span text:style-name="T234">sortable</text:span><text:span text:style-name="T235">, start, end int, isAscending bool) {</text:span></text:p>
            <text:p text:style-name="P13"><text:span text:style-name="T235"><text:tab/></text:span><text:span text:style-name="T235">if start &gt;= end {</text:span></text:p>
            <text:p text:style-name="P13"><text:span text:style-name="T235"><text:tab/></text:span><text:span text:style-name="T235"><text:tab/></text:span><text:span text:style-name="T235">return</text:span></text:p>
            <text:p text:style-name="P13"><text:span text:style-name="T235"><text:tab/></text:span><text:span text:style-name="T235">}</text:span></text:p>
            <text:p text:style-name="P13"><text:span text:style-name="T235"><text:tab/></text:span><text:span text:style-name="T235">pivot := partition(s, start, end, isAscending)</text:span></text:p>
            <text:p text:style-name="P13"><text:span text:style-name="T235"><text:tab/></text:span><text:span text:style-name="T235">sort(s, start, pivot-1, isAscending)</text:span></text:p>
            <text:p text:style-name="P13"><text:span text:style-name="T235"><text:tab/></text:span><text:span text:style-name="T235">sort(s, pivot+1, end, isAscending)</text:span></text:p>
            <text:p text:style-name="P13"><text:span text:style-name="T235">}</text:span></text:p>
            <text:p text:style-name="P13"><text:span text:style-name="T235"/></text:p>
            <text:p text:style-name="P13"><text:span text:style-name="T235">func partition(s </text:span><text:span text:style-name="T234">sortable</text:span><text:span text:style-name="T235">, start, end int, isAscending bool) int {</text:span></text:p>
            <text:p text:style-name="P13"><text:span text:style-name="T235"><text:tab/></text:span><text:span text:style-name="T235">pivot := end</text:span></text:p>
            <text:p text:style-name="P13"><text:span text:style-name="T235"><text:tab/></text:span><text:span text:style-name="T235">partitionIndex := start</text:span></text:p>
            <text:p text:style-name="P13"><text:span text:style-name="T235"><text:tab/></text:span><text:span text:style-name="T235">for current := start; current &lt; end; current++ {</text:span></text:p>
            <text:p text:style-name="P13"><text:span text:style-name="T235"><text:tab/></text:span><text:span text:style-name="T235"><text:tab/></text:span><text:span text:style-name="T235">if (isAscending &amp;&amp; s.</text:span><text:span text:style-name="T237">LessEqual</text:span><text:span text:style-name="T235">(current, pivot)) || </text:span></text:p>
            <text:p text:style-name="P13"><text:span text:style-name="T235"><text:s text:c="14"/></text:span><text:span text:style-name="T235">(!isAscending &amp;&amp; !s.</text:span><text:span text:style-name="T237">LessEqual</text:span><text:span text:style-name="T235">(current, pivot)) {</text:span></text:p>
            <text:p text:style-name="P13"><text:span text:style-name="T235"><text:tab/></text:span><text:span text:style-name="T235"><text:tab/></text:span><text:span text:style-name="T235"><text:tab/></text:span><text:span text:style-name="T235">s.Swap(current, partitionIndex)</text:span></text:p>
            <text:p text:style-name="P13"><text:span text:style-name="T235"><text:tab/></text:span><text:span text:style-name="T235"><text:tab/></text:span><text:span text:style-name="T235"><text:tab/></text:span><text:span text:style-name="T235">partitionIndex++</text:span></text:p>
            <text:p text:style-name="P13"><text:span text:style-name="T235"><text:tab/></text:span><text:span text:style-name="T235"><text:tab/></text:span><text:span text:style-name="T235">}</text:span></text:p>
            <text:p text:style-name="P13"><text:span text:style-name="T235"><text:tab/></text:span><text:span text:style-name="T235">}</text:span></text:p>
            <text:p text:style-name="P13"><text:span text:style-name="T235"><text:tab/></text:span><text:span text:style-name="T235">s.</text:span><text:span text:style-name="T237">Swap</text:span><text:span text:style-name="T235">(partitionIndex, pivot)</text:span></text:p>
            <text:p text:style-name="P13"><text:span text:style-name="T235"><text:tab/></text:span><text:span text:style-name="T235">return partitionIndex</text:span></text:p>
            <text:p text:style-name="P13"><text:span text:style-name="T23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78" draw:text-style-name="P63" draw:layer="layout" svg:width="26.8cm" svg:height="13.237cm" svg:x="0.6cm" svg:y="2.1cm">
          <draw:text-box>
            <text:p text:style-name="P13"><text:span text:style-name="T95">// Generics описываются с помощью ограничений (constraints) на обобщённый тип в функции:</text:span></text:p>
            <text:p text:style-name="P13"><text:span text:style-name="T168"/></text:p>
            <text:p text:style-name="P13"><text:span text:style-name="T188">func </text:span><text:span text:style-name="T195">First</text:span><text:span text:style-name="T251">[T any]</text:span><text:span text:style-name="T188">(a </text:span><text:span text:style-name="T251">[]T</text:span><text:span text:style-name="T188">) (result </text:span><text:span text:style-name="T251">T</text:span><text:span text:style-name="T188">, err error) {</text:span></text:p>
            <text:p text:style-name="P13"><text:span text:style-name="T188"><text:tab/></text:span><text:span text:style-name="T188">if len(a) == 0 {</text:span></text:p>
            <text:p text:style-name="P13"><text:span text:style-name="T188"><text:tab/></text:span><text:span text:style-name="T188"><text:tab/></text:span><text:span text:style-name="T188">return result, errors.New("Slice is empty!") // пустой результат и ошибка <text:s/></text:span></text:p>
            <text:p text:style-name="P13"><text:span text:style-name="T188"><text:tab/></text:span><text:span text:style-name="T188">}</text:span></text:p>
            <text:p text:style-name="P13"><text:span text:style-name="T188"><text:tab/></text:span><text:span text:style-name="T188">return a[0], err</text:span><text:span text:style-name="T188"><text:tab/></text:span><text:span text:style-name="T188">// 1-й элемент и nil (ошибки нет)</text:span></text:p>
            <text:p text:style-name="P13"><text:span text:style-name="T188">}</text:span></text:p>
            <text:p text:style-name="P13"><text:span text:style-name="T188">func </text:span><text:span text:style-name="T195">Last</text:span><text:span text:style-name="T251">[T any]</text:span><text:span text:style-name="T188">(a </text:span><text:span text:style-name="T251">[]T</text:span><text:span text:style-name="T188">) (result </text:span><text:span text:style-name="T251">T</text:span><text:span text:style-name="T188">, err error) {</text:span></text:p>
            <text:p text:style-name="P13"><text:span text:style-name="T188"><text:tab/></text:span><text:span text:style-name="T188">if len(a) == 0 {</text:span></text:p>
            <text:p text:style-name="P13"><text:span text:style-name="T188"><text:tab/></text:span><text:span text:style-name="T188"><text:tab/></text:span><text:span text:style-name="T188">return result, errors.New("Slice is empty!") <text:s/></text:span></text:p>
            <text:p text:style-name="P13"><text:span text:style-name="T188"><text:tab/></text:span><text:span text:style-name="T188">}</text:span></text:p>
            <text:p text:style-name="P13"><text:span text:style-name="T188"><text:tab/></text:span><text:span text:style-name="T188">return a[len(a)-1], err</text:span><text:span text:style-name="T188"><text:tab/></text:span><text:span text:style-name="T188">// последнийй элемент и nil</text:span></text:p>
            <text:p text:style-name="P13"><text:span text:style-name="T188">}</text:span></text:p>
            <text:p text:style-name="P13"><text:span text:style-name="T188"/></text:p>
            <text:p text:style-name="P13"><text:span text:style-name="T188"><text:tab/></text:span><text:span text:style-name="T188">sliceOfIntegers := []int{1, 2, 3, 4, 5}</text:span></text:p>
            <text:p text:style-name="P13"><text:span text:style-name="T188"/></text:p>
            <text:p text:style-name="P13"><text:span text:style-name="T188"><text:tab/></text:span><text:span text:style-name="T188">// если тип параметра можно вывести из переменной, то его можно не указывать</text:span></text:p>
            <text:p text:style-name="P13"><text:span text:style-name="T188"><text:tab/></text:span><text:span text:style-name="T188">first, err := </text:span><text:span text:style-name="T195">First</text:span><text:span text:style-name="T251">[int]</text:span><text:span text:style-name="T188">(sliceOfIntegers)</text:span></text:p>
            <text:p text:style-name="P13"><text:span text:style-name="T188"><text:tab/></text:span><text:span text:style-name="T188">last, err := </text:span><text:span text:style-name="T195">Last</text:span><text:span text:style-name="T188">(sliceOfIntegers)</text:span></text:p>
            <text:p text:style-name="P13"><text:span text:style-name="T188"/></text:p>
            <text:p text:style-name="P13"><text:span text:style-name="T188"><text:tab/></text:span><text:span text:style-name="T188">sliceOfStrings := []string{"Вышел", "зайчик", "погулять"}</text:span></text:p>
            <text:p text:style-name="P13"><text:span text:style-name="T188"/></text:p>
            <text:p text:style-name="P13"><text:span text:style-name="T188"><text:tab/></text:span><text:span text:style-name="T188">fmt.Println(</text:span><text:span text:style-name="T195">First</text:span><text:span text:style-name="T188">(sliceOfStrings))</text:span></text:p>
            <text:p text:style-name="P13"><text:span text:style-name="T188"><text:tab/></text:span><text:span text:style-name="T188">fmt.Println(</text:span><text:span text:style-name="T195">Last</text:span><text:span text:style-name="T251">[string]</text:span><text:span text:style-name="T188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package </text:span></text:p>
          </draw:text-box>
        </draw:frame>
        <draw:frame draw:style-name="gr79" draw:text-style-name="P64" draw:layer="layout" svg:width="26.8cm" svg:height="13.136cm" svg:x="0.6cm" svg:y="2.1cm">
          <draw:text-box>
            <text:p text:style-name="P18"><text:span text:style-name="T223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24"><text:tab/></text:span><text:span text:style-name="T224"><text:tab/></text:span><text:span text:style-name="T224">// site/path/packageName</text:span></text:p>
            <text:p text:style-name="P13"><text:span text:style-name="T67"/></text:p>
            <text:p text:style-name="P18"><text:span text:style-name="T66">Пакет — единица видимости имён (</text:span><text:span text:style-name="T67">типов, констант, переменных, полей, функций):</text:span></text:p>
            <text:list text:style-name="L1">
              <text:list-item>
                <text:p text:style-name="P13"><text:span text:style-name="T67">Все имена <text:s/>видны во всех файлах одного пакета.</text:span></text:p>
              </text:list-item>
              <text:list-item>
                <text:p text:style-name="P18"><text:span text:style-name="T67">Имена в пакете, начинающиеся </text:span><text:span text:style-name="T179">с Заглавной буквы</text:span><text:span text:style-name="T67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203"><text:tab/></text:span><text:span text:style-name="T203">import </text:span><text:span text:style-name="T252">"</text:span><text:span text:style-name="T253">packageName</text:span><text:span text:style-name="T252">"</text:span><text:span text:style-name="T252"><text:tab/></text:span><text:span text:style-name="T252">// это строка</text:span></text:p>
            <text:p text:style-name="P13"><text:span text:style-name="T252"/></text:p>
            <text:p text:style-name="P13"><text:span text:style-name="T254"><text:tab/></text:span><text:span text:style-name="T254">var result </text:span><text:span text:style-name="T255">packageName.Type =</text:span><text:span text:style-name="T254"> </text:span><text:span text:style-name="T255">packageName.Func(packageName.Const, </text:span><text:span text:style-name="T256">packageName.Var)</text:span></text:p>
            <text:p text:style-name="P13"><text:span text:style-name="T94"/></text:p>
            <text:p text:style-name="P18"><text:span text:style-name="T66">Пакет </text:span><text:span text:style-name="T203">main</text:span><text:span text:style-name="T6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7">обычно, в </text:span><text:span text:style-name="T207">main.go</text:span><text:span text:style-name="T67">) этого пакета должна быть функция </text:span><text:span text:style-name="T217">main()</text:span><text:span text:style-name="T67">.</text:span></text:p>
            <text:p text:style-name="P18"><text:span text:style-name="T67"/></text:p>
            <text:p text:style-name="P18"><text:span text:style-name="T67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17"><text:tab/></text:span><text:span text:style-name="T217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import </text:span></text:p>
          </draw:text-box>
        </draw:frame>
        <draw:frame draw:style-name="gr80" draw:text-style-name="P67" draw:layer="layout" svg:width="26.8cm" svg:height="13.136cm" svg:x="0.6cm" svg:y="2.1cm">
          <draw:text-box>
            <text:p text:style-name="P18"><text:span text:style-name="T185">Dependencies in Go</text:span></text:p>
            <text:p text:style-name="P18"><text:span text:style-name="T257">An import declaration is used to express a dependency on another package:</text:span></text:p>
            <text:p text:style-name="P18"><text:span text:style-name="T185"/></text:p>
            <text:p text:style-name="P18"><text:span text:style-name="T238">import "net/rpc"</text:span></text:p>
            <text:p text:style-name="P18"><text:span text:style-name="T257">Here, the importing package depends on the Go package "</text:span><text:span text:style-name="T258">rpc</text:span><text:span text:style-name="T257">".</text:span></text:p>
            <text:p text:style-name="P18"><text:span text:style-name="T185"/></text:p>
            <text:p text:style-name="P18"><text:span text:style-name="T257">The </text:span><text:span text:style-name="T259">import path</text:span><text:span text:style-name="T257"> ("</text:span><text:span text:style-name="T258">net/rpc</text:span><text:span text:style-name="T257">") uniquely identifies a package; multiple packages may have the same name, but they all reside at different locations (directories).</text:span></text:p>
            <text:p text:style-name="P18"><text:span text:style-name="T185"/></text:p>
            <text:p text:style-name="P18"><text:span text:style-name="T257">By convention, the package name matches the last element of the import path (here: "rpc").</text:span></text:p>
            <text:p text:style-name="P18"><text:span text:style-name="T185"/></text:p>
            <text:p text:style-name="P18"><text:span text:style-name="T257">Exported functionality of the rpc package is available via the package qualifier (rpc):</text:span></text:p>
            <text:p text:style-name="P18"><text:span text:style-name="T185"/></text:p>
            <text:p text:style-name="P18"><text:span text:style-name="T238">rpc.Call</text:span></text:p>
            <text:p text:style-name="P18"><text:span text:style-name="T238"/></text:p>
            <text:p text:style-name="P18"><text:span text:style-name="T238">Importing a package means reading a package's exported API.</text:span></text:p>
            <text:p text:style-name="P18"><text:span text:style-name="T238"/></text:p>
            <text:p text:style-name="P18"><text:span text:style-name="T238">This export information is self-contained. For instance:</text:span></text:p>
            <text:p text:style-name="P18"><text:span text:style-name="T238"/></text:p>
            <text:p text:style-name="P18"><text:span text:style-name="T238">A imports B</text:span></text:p>
            <text:p text:style-name="P18"><text:span text:style-name="T238">B imports C</text:span></text:p>
            <text:p text:style-name="P18"><text:span text:style-name="T238">B exports contain references to C</text:span></text:p>
            <text:p text:style-name="P18"><text:span text:style-name="T238">B's export data contains all necessary information about C. There is no need for a compiler to read the export data of C.</text:span></text:p>
            <text:p text:style-name="P18"><text:span text:style-name="T238"/></text:p>
            <text:p text:style-name="P18"><text:span text:style-name="T238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81" draw:text-style-name="P63" draw:layer="layout" svg:width="26.8cm" svg:height="13.151cm" svg:x="0.6cm" svg:y="2.1cm">
          <draw:text-box>
            <text:p text:style-name="P13"><text:span text:style-name="T199">Naming: An excursion</text:span></text:p>
            <text:p text:style-name="P13"><text:span text:style-name="T199">How names work in a programming language is critical to readability.</text:span></text:p>
            <text:p text:style-name="P13"><text:span text:style-name="T199">Scopes control how names work.</text:span></text:p>
            <text:p text:style-name="P13"><text:span text:style-name="T199"/></text:p>
            <text:p text:style-name="P13"><text:span text:style-name="T199">Go has very simple scope hierarchy:</text:span></text:p>
            <text:list text:style-name="L1">
              <text:list-item>
                <text:p text:style-name="P13"><text:span text:style-name="T199">universe</text:span></text:p>
              </text:list-item>
              <text:list-item>
                <text:p text:style-name="P13"><text:span text:style-name="T199">package</text:span></text:p>
              </text:list-item>
              <text:list-item>
                <text:p text:style-name="P13"><text:span text:style-name="T199">file (for imports only)</text:span></text:p>
              </text:list-item>
              <text:list-item>
                <text:p text:style-name="P13"><text:span text:style-name="T199">function</text:span></text:p>
              </text:list-item>
              <text:list-item>
                <text:p text:style-name="P13"><text:span text:style-name="T199">block</text:span></text:p>
              </text:list-item>
            </text:list>
            <text:p text:style-name="P13"><text:span text:style-name="T199"/></text:p>
            <text:p text:style-name="P13"><text:span text:style-name="T199">Locality scales</text:span></text:p>
            <text:p text:style-name="P13"><text:span text:style-name="T199">No surprises when importing:</text:span></text:p>
            <text:p text:style-name="P13"><text:span text:style-name="T199"/></text:p>
            <text:p text:style-name="P13"><text:span text:style-name="T199">Adding an exported name to my package cannot break your package!</text:span></text:p>
            <text:p text:style-name="P13"><text:span text:style-name="T199">Names do not leak across boundaries.</text:span></text:p>
            <text:p text:style-name="P13"><text:span text:style-name="T199"/></text:p>
            <text:p text:style-name="P13"><text:span text:style-name="T199">In C, C++, Java the name y could refer to anything.</text:span></text:p>
            <text:p text:style-name="P13"><text:span text:style-name="T199">In Go, y (or even Y) is always defined within the package.</text:span></text:p>
            <text:p text:style-name="P13"><text:span text:style-name="T199">In Go, x.Y is clear: find x locally, Y belongs to it, and there is only one such Y.</text:span></text:p>
            <text:p text:style-name="P13"><text:span text:style-name="T199"/></text:p>
            <text:p text:style-name="P13"><text:span text:style-name="T199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82" draw:text-style-name="P64" draw:layer="layout" svg:width="26.8cm" svg:height="13.1cm" svg:x="0.6cm" svg:y="2.1cm">
          <draw:text-box>
            <text:p text:style-name="P18"><text:span text:style-name="T212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3"/></text:p>
            <text:p text:style-name="P18"><text:span text:style-name="T66">Модуль идентифицируется путём до модуля (module path), который объявляется в файле </text:span><text:span text:style-name="T203">go.mod</text:span><text:span text:style-name="T66"> вместе с информацией о зависимостях модуля. </text:span></text:p>
            <text:p text:style-name="P18"><text:span text:style-name="T202"/></text:p>
            <text:p text:style-name="P18"><text:span text:style-name="T202"><text:tab/></text:span><text:span text:style-name="T202"># создать файл go.mod с именем модуля</text:span></text:p>
            <text:p text:style-name="P18"><text:span text:style-name="T260"><text:tab/></text:span><text:span text:style-name="T260">go mod init </text:span><text:span text:style-name="T205">path/to/</text:span><text:span text:style-name="T253">module/moduleName</text:span><text:span text:style-name="T215"> </text:span></text:p>
            <text:p text:style-name="P18"><text:span text:style-name="T203"/></text:p>
            <text:p text:style-name="P18"><text:span text:style-name="T66">Например:</text:span></text:p>
            <text:p text:style-name="P18"><text:span text:style-name="T202"><text:tab/></text:span><text:span text:style-name="T202">go mod init </text:span><text:span text:style-name="T204">caiman-club.org/go/mshock/presentation</text:span><text:span text:style-name="T202"> </text:span></text:p>
            <text:p text:style-name="P18"><text:span text:style-name="T202"/></text:p>
            <text:p text:style-name="P18"><text:span text:style-name="T66">Главный каталог модуля (module root directory) — это каталог, содержащий файл </text:span><text:span text:style-name="T217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202"/></text:p>
            <text:p text:style-name="P18"><text:span text:style-name="T67"/></text:p>
            <text:p text:style-name="P18"><text:span text:style-name="T207"/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</text:span><text:span text:style-name="T64"><text:a xlink:href="https://go.dev/s/concurrency-is-not-parallelism" xlink:type="simple">concurrency</text:a></text:span></text:p>
          </draw:text-box>
        </draw:frame>
        <draw:frame draw:style-name="gr83" draw:text-style-name="P73" draw:layer="layout" svg:width="12.9cm" svg:height="12.599cm" svg:x="0.6cm" svg:y="2.1cm">
          <draw:text-box>
            <text:list text:style-name="L1">
              <text:list-item>
                <text:p text:style-name="P18"><text:span text:style-name="T261">concurrency</text:span><text:span text:style-name="T262"> ~ одновременность = взаимодействие множества процессов, которые могут </text:span><text:span text:style-name="T263">выполняются одновременно, если позволяет «железо» и ОС</text:span></text:p>
              </text:list-item>
            </text:list>
            <text:p text:style-name="P18"><text:span text:style-name="T263"/></text:p>
            <text:p text:style-name="P18"><text:span text:style-name="T264">"</text:span><text:span text:style-name="T265">Concurrency</text:span><text:span text:style-name="T266"> is the </text:span><text:span text:style-name="T267">composition</text:span><text:span text:style-name="T266"> of independently execution things.</text:span><text:span text:style-name="T264">"</text:span><text:span text:style-name="T268"> <text:s text:c="8"/>‒ Rob Pike</text:span></text:p>
            <text:p text:style-name="P18"><text:span text:style-name="T263"/></text:p>
            <text:p text:style-name="P18"><text:span text:style-name="T261">Concurrency</text:span><text:span text:style-name="T262"> — это способ структурировать программу, согласовывая взаимодействие процессов </text:span><text:span text:style-name="T263">(возможно, выполняющихся одновременно).</text:span></text:p>
            <text:p text:style-name="P18"><text:span text:style-name="T263"/></text:p>
            <text:p text:style-name="P18"><text:span text:style-name="T269">Concurrency</text:span><text:span text:style-name="T263"> — это о том, как </text:span><text:span text:style-name="T270">организовать</text:span><text:span text:style-name="T263"> одновременную обработку многих вещей («</text:span><text:span text:style-name="T270">dealing</text:span><text:span text:style-name="T263"> with a lot of things at once»).</text:span></text:p>
            <text:p text:style-name="P18"><text:span text:style-name="T263"/></text:p>
            <text:p text:style-name="P18"><text:span text:style-name="T263">В программе, спроектированной на основе </text:span><text:span text:style-name="T269">concurrency</text:span><text:span text:style-name="T263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4" draw:text-style-name="P73" draw:layer="layout" svg:width="12.9cm" svg:height="12.599cm" svg:x="14.5cm" svg:y="2.1cm">
          <draw:text-box>
            <text:list text:style-name="L1">
              <text:list-item>
                <text:p text:style-name="P18"><text:span text:style-name="T261">parallelism</text:span><text:span text:style-name="T262"> ~ параллелизм = параллельное выполнение множества процессов</text:span></text:p>
              </text:list-item>
            </text:list>
            <text:p text:style-name="P18"><text:span text:style-name="T262"/></text:p>
            <text:p text:style-name="P18"><text:span text:style-name="T262"/></text:p>
            <text:p text:style-name="P18"><text:span text:style-name="T271"/></text:p>
            <text:p text:style-name="P18"><text:span text:style-name="T271">"</text:span><text:span text:style-name="T272">Parallelism</text:span><text:span text:style-name="T273"> is the simultaneous </text:span><text:span text:style-name="T274">execution</text:span><text:span text:style-name="T273"> of multiple </text:span><text:span text:style-name="T275">things.</text:span><text:span text:style-name="T271">"</text:span><text:span text:style-name="T268"> <text:s text:c="35"/>‒ Rob Pike</text:span></text:p>
            <text:p text:style-name="P18"><text:span text:style-name="T263"/></text:p>
            <text:p text:style-name="P18"><text:span text:style-name="T269">Parallelism</text:span><text:span text:style-name="T263"> — это параллельное выполнение нескольких (независимых, возможно, взаимосвязанных) процессов.</text:span></text:p>
            <text:p text:style-name="P18"><text:span text:style-name="T263"/></text:p>
            <text:p text:style-name="P18"><text:span text:style-name="T261"/></text:p>
            <text:p text:style-name="P18"><text:span text:style-name="T261">Parallelism</text:span><text:span text:style-name="T262"> — это о том, как </text:span><text:span text:style-name="T276">выполнить</text:span><text:span text:style-name="T262"> обработку многих вещей параллельно</text:span><text:span text:style-name="T263"> («</text:span><text:span text:style-name="T270">doing</text:span><text:span text:style-name="T263"> a lot of things at once»).</text:span></text:p>
            <text:p text:style-name="P18"><text:span text:style-name="T263"/></text:p>
            <text:p text:style-name="P18"><text:span text:style-name="T262">П</text:span><text:span text:style-name="T263">рограмма, спроектированная на основе concurrency, организует взаимодействие процессов, учитывая их возможный </text:span><text:span text:style-name="T269">параллелизм</text:span><text:span text:style-name="T263">.</text:span></text:p>
          </draw:text-box>
        </draw:frame>
        <draw:frame draw:style-name="gr85" draw:text-style-name="P74" draw:layer="layout" svg:width="22.4cm" svg:height="0.839cm" svg:x="1.9cm" svg:y="14.699cm">
          <draw:text-box>
            <text:p text:style-name="P18"><text:span text:style-name="T268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средства</text:span></text:p>
          </draw:text-box>
        </draw:frame>
        <draw:frame draw:style-name="gr86" draw:text-style-name="P65" draw:layer="layout" svg:width="26.8cm" svg:height="13.269cm" svg:x="0.6cm" svg:y="2.1cm">
          <draw:text-box>
            <text:p text:style-name="P18"><text:span text:style-name="T277">Многозадачность в Go реализована на основе CSP (communicating sequential processes, C. A. R. Hoare, 1978).</text:span></text:p>
            <text:p text:style-name="P18"><text:span text:style-name="T277"/></text:p>
            <text:p text:style-name="P13"><text:span text:style-name="T223">Для управления многозадачностью в язык встроено несколько механизмов:</text:span></text:p>
            <text:p text:style-name="P13"><text:span text:style-name="T223"/></text:p>
            <text:list text:style-name="L1">
              <text:list-item>
                <text:p text:style-name="P13"><text:span text:style-name="T222">Сопрограммы (goroutines) для распаралелливания выполнения:</text:span></text:p>
              </text:list-item>
            </text:list>
            <text:p text:style-name="P13"><text:span text:style-name="T278"><text:tab/></text:span><text:span text:style-name="T225">go f()</text:span><text:span text:style-name="T224"> </text:span><text:span text:style-name="T224"><text:tab/></text:span><text:span text:style-name="T224"><text:tab/></text:span><text:span text:style-name="T224"><text:tab/></text:span><text:span text:style-name="T224"><text:tab/></text:span><text:span text:style-name="T224">// запустить любую функцию как процесс</text:span></text:p>
            <text:p text:style-name="P13"><text:span text:style-name="T224"/></text:p>
            <text:list text:continue-numbering="true" text:style-name="L1">
              <text:list-item>
                <text:p text:style-name="P13"><text:span text:style-name="T222">Каналы (</text:span><text:span text:style-name="T224">channel</text:span><text:span text:style-name="T223">) для обмена данными и синхронизации выполнения:</text:span></text:p>
              </text:list-item>
            </text:list>
            <text:p text:style-name="P13"><text:span text:style-name="T224"><text:tab/></text:span><text:span text:style-name="T224">channel &lt;- value</text:span><text:span text:style-name="T224"><text:tab/></text:span><text:span text:style-name="T224"><text:tab/></text:span><text:span text:style-name="T224">// отправить значение в канал и ждать</text:span></text:p>
            <text:p text:style-name="P13"><text:span text:style-name="T278"><text:tab/></text:span><text:span text:style-name="T278">value = &lt;-channel</text:span><text:span text:style-name="T278"><text:tab/></text:span><text:span text:style-name="T278">// </text:span><text:span text:style-name="T224">ждать и получить значение из канала</text:span></text:p>
            <text:p text:style-name="P13"><text:span text:style-name="T224"/></text:p>
            <text:list text:continue-numbering="true" text:style-name="L1">
              <text:list-item>
                <text:p text:style-name="P13"><text:span text:style-name="T223">Выбор (</text:span><text:span text:style-name="T224">select</text:span><text:span text:style-name="T223">) для обработки нескольких потоков данных череез каналы:</text:span></text:p>
              </text:list-item>
            </text:list>
            <text:p text:style-name="P13"><text:span text:style-name="T224"><text:tab/></text:span><text:span text:style-name="T225">select</text:span><text:span text:style-name="T224"> {</text:span></text:p>
            <text:p text:style-name="P13"><text:span text:style-name="T224"><text:tab/></text:span><text:span text:style-name="T224">case &lt;-ch2: </text:span><text:span text:style-name="T224"><text:tab/></text:span><text:span text:style-name="T224"><text:tab/></text:span><text:span text:style-name="T224"><text:tab/></text:span><text:span text:style-name="T224">// ожидать, когда что-то появится в канале #1</text:span></text:p>
            <text:p text:style-name="P13"><text:span text:style-name="T224"><text:tab/></text:span><text:span text:style-name="T224">case v2 := &lt;-ch2: </text:span><text:span text:style-name="T224"><text:tab/></text:span><text:span text:style-name="T224">// ждать и получить значение из канала #2</text:span></text:p>
            <text:p text:style-name="P13"><text:span text:style-name="T224"><text:tab/></text:span><text:span text:style-name="T224">case ch3 &lt;- v3:</text:span><text:span text:style-name="T224"><text:tab/></text:span><text:span text:style-name="T224"><text:tab/></text:span><text:span text:style-name="T224">// отправить в канал #3</text:span></text:p>
            <text:p text:style-name="P13"><text:span text:style-name="T224"><text:tab/></text:span><text:span text:style-name="T224">default:</text:span><text:span text:style-name="T224"><text:tab/></text:span><text:span text:style-name="T224"><text:tab/></text:span><text:span text:style-name="T224"><text:tab/></text:span><text:span text:style-name="T224"><text:tab/></text:span><text:span text:style-name="T224">// обработать другое событие</text:span></text:p>
            <text:p text:style-name="P13"><text:span text:style-name="T224"><text:tab/></text:span><text:span text:style-name="T22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87" draw:text-style-name="P65" draw:layer="layout" svg:width="26.8cm" svg:height="13.1cm" svg:x="0.6cm" svg:y="2.1cm">
          <draw:text-box>
            <text:p text:style-name="P18"><text:span text:style-name="T223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23"/></text:p>
            <text:p text:style-name="P13"><text:span text:style-name="T225">func f(</text:span><text:span text:style-name="T224">n int</text:span><text:span text:style-name="T225">)</text:span><text:span text:style-name="T224"> { println(</text:span><text:span text:style-name="T279">n</text:span><text:span text:style-name="T224">) } </text:span></text:p>
            <text:p text:style-name="P13"><text:span text:style-name="T224"/></text:p>
            <text:p text:style-name="P13"><text:span text:style-name="T224">func main() {</text:span></text:p>
            <text:p text:style-name="P13"><text:span text:style-name="T224"><text:tab/></text:span><text:span text:style-name="T224">for n := range 5 {</text:span></text:p>
            <text:p text:style-name="P13"><text:span text:style-name="T280"><text:tab/></text:span><text:span text:style-name="T280"><text:tab/></text:span><text:span text:style-name="T280">go f(</text:span><text:span text:style-name="T278">n+1</text:span><text:span text:style-name="T280">)</text:span><text:span text:style-name="T278"><text:tab/></text:span><text:span text:style-name="T278">// запустить 5 экземпляров f() </text:span><text:span text:style-name="T224">параллельно c main()</text:span></text:p>
            <text:p text:style-name="P13"><text:span text:style-name="T224"><text:tab/></text:span></text:p>
            <text:p text:style-name="P13"><text:span text:style-name="T225"><text:tab/></text:span><text:span text:style-name="T225"><text:tab/></text:span><text:span text:style-name="T224">// можно запустить анонимные функции</text:span></text:p>
            <text:p text:style-name="P13"><text:span text:style-name="T224"><text:tab/></text:span><text:span text:style-name="T224"><text:tab/></text:span><text:span text:style-name="T225">go func () {</text:span><text:span text:style-name="T224"> println(n+1) </text:span><text:span text:style-name="T225">}()</text:span></text:p>
            <text:p text:style-name="P13"><text:span text:style-name="T224"/></text:p>
            <text:p text:style-name="P13"><text:span text:style-name="T224"><text:tab/></text:span><text:span text:style-name="T224">}</text:span></text:p>
            <text:p text:style-name="P13"><text:span text:style-name="T224"/></text:p>
            <text:p text:style-name="P13"><text:span text:style-name="T224"><text:tab/></text:span><text:span text:style-name="T224">time.Sleep(1 * time.Second)</text:span></text:p>
            <text:p text:style-name="P13"><text:span text:style-name="T224"><text:tab/></text:span><text:span text:style-name="T224">println("Вышел зайчик погулять.")</text:span></text:p>
            <text:p text:style-name="P13"><text:span text:style-name="T22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88" draw:text-style-name="P64" draw:layer="layout" svg:width="26.8cm" svg:height="13.1cm" svg:x="0.6cm" svg:y="2.1cm">
          <draw:text-box>
            <text:p text:style-name="P18"><text:span text:style-name="T67">Goroutines</text:span></text:p>
            <text:p text:style-name="P18"><text:span text:style-name="T67">What is a goroutine? It's an independently executing function, launched by a go statement.</text:span></text:p>
            <text:p text:style-name="P18"><text:span text:style-name="T67"/></text:p>
            <text:p text:style-name="P18"><text:span text:style-name="T67">It has its own call stack, which grows and shrinks as required.</text:span></text:p>
            <text:p text:style-name="P18"><text:span text:style-name="T67"/></text:p>
            <text:p text:style-name="P18"><text:span text:style-name="T67">It's very cheap. It's practical to have thousands, even hundreds of thousands of goroutines.</text:span></text:p>
            <text:p text:style-name="P18"><text:span text:style-name="T67"/></text:p>
            <text:p text:style-name="P18"><text:span text:style-name="T67">It's not a thread.</text:span></text:p>
            <text:p text:style-name="P18"><text:span text:style-name="T67"/></text:p>
            <text:p text:style-name="P18"><text:span text:style-name="T67">There might be only one thread in a program with thousands of goroutines.</text:span></text:p>
            <text:p text:style-name="P18"><text:span text:style-name="T67"/></text:p>
            <text:p text:style-name="P18"><text:span text:style-name="T67">Instead, goroutines are multiplexed dynamically onto threads as needed to keep all the goroutines running.</text:span></text:p>
            <text:p text:style-name="P18"><text:span text:style-name="T67"/></text:p>
            <text:p text:style-name="P18"><text:span text:style-name="T67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каналы</text:span></text:p>
          </draw:text-box>
        </draw:frame>
        <draw:frame draw:style-name="gr89" draw:text-style-name="P65" draw:layer="layout" svg:width="26.8cm" svg:height="13.211cm" svg:x="0.6cm" svg:y="2.1cm">
          <draw:text-box>
            <text:p text:style-name="P13"><text:span text:style-name="T278">// объявить переменную для канал обмена данными указанного типа</text:span></text:p>
            <text:p text:style-name="P13"><text:span text:style-name="T280"><text:tab/></text:span><text:span text:style-name="T280">var </text:span><text:span text:style-name="T281">channel</text:span><text:span text:style-name="T280"> chan </text:span><text:span text:style-name="T281">T</text:span><text:span text:style-name="T281"><text:tab/></text:span><text:span text:style-name="T281"><text:tab/></text:span></text:p>
            <text:p text:style-name="P13"><text:span text:style-name="T281"/></text:p>
            <text:p text:style-name="P13"><text:span text:style-name="T278">//</text:span><text:span text:style-name="T278"><text:tab/></text:span><text:span text:style-name="T278">создать канал</text:span></text:p>
            <text:p text:style-name="P13"><text:span text:style-name="T280"><text:tab/></text:span><text:span text:style-name="T281">channel</text:span><text:span text:style-name="T280"> = make(chan </text:span><text:span text:style-name="T281">T, </text:span><text:span text:style-name="T282">размерБуфера</text:span><text:span text:style-name="T280">)</text:span></text:p>
            <text:p text:style-name="P13"><text:span text:style-name="T280"/></text:p>
            <text:p text:style-name="P13"><text:span text:style-name="T278">// отправить значение в канал</text:span></text:p>
            <text:p text:style-name="P13"><text:span text:style-name="T281"><text:tab/></text:span><text:span text:style-name="T281">channel</text:span><text:span text:style-name="T280"> &lt;- value</text:span></text:p>
            <text:p text:style-name="P13"><text:span text:style-name="T278">// и ждать, пока не будет прочитано значение из канала</text:span></text:p>
            <text:p text:style-name="P13"><text:span text:style-name="T278"/></text:p>
            <text:p text:style-name="P13"><text:span text:style-name="T278">// ждать, пока не будет записано значение в канал</text:span></text:p>
            <text:p text:style-name="P13"><text:span text:style-name="T278">// прочитать значение из канала в переменную</text:span></text:p>
            <text:p text:style-name="P13"><text:span text:style-name="T280"><text:tab/></text:span><text:span text:style-name="T280">value := &lt;-</text:span><text:span text:style-name="T281">channel</text:span></text:p>
            <text:p text:style-name="P13"><text:span text:style-name="T280"/></text:p>
            <text:p text:style-name="P13"><text:span text:style-name="T278">// прочитать из канала, игнорируя значение</text:span></text:p>
            <text:p text:style-name="P13"><text:span text:style-name="T280"><text:tab/></text:span><text:span text:style-name="T280">&lt;-</text:span><text:span text:style-name="T281">channel</text:span></text:p>
            <text:p text:style-name="P13"><text:span text:style-name="T283"/></text:p>
            <text:p text:style-name="P13"><text:span text:style-name="T280">close(</text:span><text:span text:style-name="T281">channel</text:span><text:span text:style-name="T280">)</text:span><text:span text:style-name="T278"><text:tab/></text:span><text:span text:style-name="T278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90" draw:text-style-name="P65" draw:layer="layout" svg:width="26.8cm" svg:height="13.1cm" svg:x="0.6cm" svg:y="2.1cm">
          <draw:text-box>
            <text:p text:style-name="P13"><text:span text:style-name="T202"><text:tab/></text:span><text:span text:style-name="T202">var </text:span><text:span text:style-name="T204">club</text:span><text:span text:style-name="T202"> </text:span><text:span text:style-name="T203">chan</text:span><text:span text:style-name="T202"> string</text:span><text:span text:style-name="T213"><text:tab/></text:span><text:span text:style-name="T213"><text:tab/></text:span><text:span text:style-name="T213"><text:tab/></text:span><text:span text:style-name="T213">// объявить канал для строк, значение nil</text:span></text:p>
            <text:p text:style-name="P13"><text:span text:style-name="T202"><text:tab/></text:span><text:span text:style-name="T204">club</text:span><text:span text:style-name="T202"> = make(</text:span><text:span text:style-name="T203">chan</text:span><text:span text:style-name="T202"> string)</text:span><text:span text:style-name="T202"><text:tab/></text:span><text:span text:style-name="T202"><text:tab/></text:span><text:span text:style-name="T202">// выделить память каналу для строк</text:span></text:p>
            <text:p text:style-name="P13"><text:span text:style-name="T202"/></text:p>
            <text:p text:style-name="P13"><text:span text:style-name="T206">// club &lt;- "Разговор о Go"</text:span><text:span text:style-name="T206"><text:tab/></text:span><text:span text:style-name="T206"><text:tab/></text:span><text:span text:style-name="T206">// будет </text:span><text:span text:style-name="T284">deadlock !!!</text:span></text:p>
            <text:p text:style-name="P13"><text:span text:style-name="T202">// отправить в канал значение</text:span><text:span text:style-name="T202"><text:tab/></text:span><text:span text:style-name="T202">параллельно</text:span></text:p>
            <text:p text:style-name="P13"><text:span text:style-name="T202"><text:tab/></text:span><text:span text:style-name="T203">go</text:span><text:span text:style-name="T202"> func() { club &lt;- "Предложен разговор о языке Go" }() </text:span></text:p>
            <text:p text:style-name="P13"><text:span text:style-name="T202"><text:tab/></text:span><text:span text:style-name="T202">received := </text:span><text:span text:style-name="T203">&lt;-</text:span><text:span text:style-name="T204">club</text:span><text:span text:style-name="T202"><text:tab/></text:span><text:span text:style-name="T202"><text:tab/></text:span><text:span text:style-name="T202"><text:tab/></text:span><text:span text:style-name="T202"><text:tab/></text:span><text:span text:style-name="T202">// получить значение из канала в переменную</text:span></text:p>
            <text:p text:style-name="P13"><text:span text:style-name="T202"/></text:p>
            <text:p text:style-name="P13"><text:span text:style-name="T202"><text:tab/></text:span><text:span text:style-name="T203">go</text:span><text:span text:style-name="T202"> </text:span><text:span text:style-name="T204">sendMessage</text:span><text:span text:style-name="T202">(</text:span><text:span text:style-name="T204">club</text:span><text:span text:style-name="T202">, </text:span><text:span text:style-name="T209">"Разговор о языке Go запланирован."</text:span><text:span text:style-name="T202">)</text:span></text:p>
            <text:p text:style-name="P13"><text:span text:style-name="T202"><text:tab/></text:span><text:span text:style-name="T203">go</text:span><text:span text:style-name="T202"> </text:span><text:span text:style-name="T204">sendMessage</text:span><text:span text:style-name="T202">(</text:span><text:span text:style-name="T204">club</text:span><text:span text:style-name="T202">, </text:span><text:span text:style-name="T209">"Разговор о языке Go состоялся."</text:span><text:span text:style-name="T202">)</text:span></text:p>
            <text:p text:style-name="P13"><text:span text:style-name="T202"/></text:p>
            <text:p text:style-name="P13"><text:span text:style-name="T202"><text:tab/></text:span><text:span text:style-name="T202">m2, m1 := </text:span><text:span text:style-name="T203">&lt;-</text:span><text:span text:style-name="T204">club</text:span><text:span text:style-name="T202">, </text:span><text:span text:style-name="T203">&lt;-</text:span><text:span text:style-name="T204">club</text:span><text:span text:style-name="T202"> </text:span><text:span text:style-name="T202"><text:tab/></text:span><text:span text:style-name="T202"><text:tab/></text:span><text:span text:style-name="T202">// получить 2 сообщения</text:span></text:p>
            <text:p text:style-name="P13"><text:span text:style-name="T202"><text:tab/></text:span><text:span text:style-name="T202">close(</text:span><text:span text:style-name="T204">club</text:span><text:span text:style-name="T202">)</text:span></text:p>
            <text:p text:style-name="P13"><text:span text:style-name="T202"><text:tab/></text:span><text:span text:style-name="T202">message, ok := &lt;-club </text:span><text:span text:style-name="T202"><text:tab/></text:span><text:span text:style-name="T202"><text:tab/></text:span><text:span text:style-name="T202"><text:tab/></text:span><text:span text:style-name="T202">// проверить доступность канала</text:span></text:p>
            <text:p text:style-name="P13"><text:span text:style-name="T202"><text:s text:c="4"/></text:span><text:span text:style-name="T202">if !ok {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// канал закрыт</text:span></text:p>
            <text:p text:style-name="P13"><text:span text:style-name="T202"><text:s text:c="8"/></text:span><text:span text:style-name="T202">fmt.Println("</text:span><text:span text:style-name="T209">Разговор</text:span><text:span text:style-name="T202"> завершился.")</text:span></text:p>
            <text:p text:style-name="P13"><text:span text:style-name="T202"><text:s text:c="4"/></text:span><text:span text:style-name="T202">}</text:span></text:p>
            <text:p text:style-name="P13"><text:span text:style-name="T202"/></text:p>
            <text:p text:style-name="P13"><text:span text:style-name="T202"/></text:p>
          </draw:text-box>
        </draw:frame>
        <draw:frame draw:style-name="gr91" draw:text-style-name="P72" draw:layer="layout" svg:width="16.5cm" svg:height="2.168cm" svg:x="11cm" svg:y="13.1cm">
          <draw:text-box>
            <text:p text:style-name="P13"><text:span text:style-name="T202">func </text:span><text:span text:style-name="T204">sendMessage</text:span><text:span text:style-name="T202">(ch </text:span><text:span text:style-name="T203">chan&lt;- string</text:span><text:span text:style-name="T202">, s string) {</text:span></text:p>
            <text:p text:style-name="P13"><text:span text:style-name="T202"><text:s text:c="4"/></text:span><text:span text:style-name="T202">ch </text:span><text:span text:style-name="T203">&lt;-</text:span><text:span text:style-name="T202">s</text:span></text:p>
            <text:p text:style-name="P13"><text:span text:style-name="T20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</text:span><text:span text:style-name="T64"><text:a xlink:href="https://go.dev/cmd/go/" xlink:type="simple">go command</text:a></text:span></text:p>
          </draw:text-box>
        </draw:frame>
        <draw:frame draw:style-name="gr92" draw:text-style-name="P47" draw:layer="layout" svg:width="26.8cm" svg:height="13.1cm" svg:x="0.6cm" svg:y="2.1cm">
          <draw:text-box>
            <text:p text:style-name="P13"><text:span text:style-name="T159">go</text:span><text:span text:style-name="T16"> </text:span><text:span text:style-name="T155">command</text:span><text:span text:style-name="T16"> [аргументы...] # в одну команду </text:span><text:span text:style-name="T159">go</text:span><text:span text:style-name="T16"> интегрированы все команды:</text:span></text:p>
            <text:p text:style-name="P13"><text:span text:style-name="T154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9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9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9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9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9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9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85"><text:tab/></text:span><text:span text:style-name="T286">run</text:span><text:span text:style-name="T285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9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93" draw:text-style-name="P47" draw:layer="layout" svg:width="26.8cm" svg:height="13.1cm" svg:x="0.6cm" svg:y="2.1cm">
          <draw:text-box>
            <text:p text:style-name="P13"><text:span text:style-name="T159"><text:tab/></text:span><text:span text:style-name="T159">go tool</text:span><text:span text:style-name="T16"> [-n] </text:span><text:span text:style-name="T155">command</text:span><text:span text:style-name="T16"> [</text:span><text:span text:style-name="T155">arguments</text:span><text:span text:style-name="T16">...] # запускает такие инструменты:</text:span></text:p>
            <text:p text:style-name="P13"><text:span text:style-name="T95"/></text:p>
            <text:p text:style-name="P13"><text:span text:style-name="T168">addr2line</text:span><text:span text:style-name="T95"> читает адреса и выводит имена функций &amp; место в исходнике (file:line)</text:span></text:p>
            <text:p text:style-name="P13"><text:span text:style-name="T168">asm</text:span><text:span text:style-name="T95"><text:tab/></text:span><text:span text:style-name="T95"> <text:s text:c="5"/>ассемблирует </text:span><text:span text:style-name="T98">x.go</text:span><text:span text:style-name="T95"> в </text:span><text:span text:style-name="T98">x.o</text:span><text:span text:style-name="T95">, чтобы объединить с другими объектами в архив пакета</text:span></text:p>
            <text:p text:style-name="P13"><text:span text:style-name="T168">buildid</text:span><text:span text:style-name="T95"> <text:s text:c="2"/>выводит или перезаписывает (с </text:span><text:span text:style-name="T98">-w</text:span><text:span text:style-name="T95">) </text:span><text:span text:style-name="T98">build ID</text:span><text:span text:style-name="T95"> в указанном файле</text:span></text:p>
            <text:p text:style-name="P13"><text:span text:style-name="T168">cgo</text:span><text:span text:style-name="T95"> <text:s text:c="6"/>преобразует исходные Go файлы в несколько исходных Go и C файлов</text:span></text:p>
            <text:p text:style-name="P13"><text:span text:style-name="T168">compile</text:span><text:span text:style-name="T95"> <text:s text:c="2"/>компилирует файлы пакета в один объектный файл</text:span></text:p>
            <text:p text:style-name="P13"><text:span text:style-name="T168">covdata</text:span><text:span text:style-name="T95"> <text:s text:c="2"/>генерирует отчёты из выходных файлов coverage testing (2-го поколения)</text:span></text:p>
            <text:p text:style-name="P13"><text:span text:style-name="T168">cover</text:span><text:span text:style-name="T95"> <text:s text:c="4"/>анализирует данные покрытия сгнерированные '</text:span><text:span text:style-name="T98">go test -coverprofile=cover.out</text:span><text:span text:style-name="T95">'</text:span></text:p>
            <text:p text:style-name="P13"><text:span text:style-name="T95">doc <text:s text:c="6"/>== </text:span><text:span text:style-name="T98">go doc</text:span></text:p>
            <text:p text:style-name="P13"><text:span text:style-name="T95">fix <text:s text:c="6"/>находит программы со старыми API и исправляет их для использования новых API</text:span></text:p>
            <text:p text:style-name="P13"><text:span text:style-name="T168">link</text:span><text:span text:style-name="T95"> <text:s text:c="5"/>объединяет главный объектный файл и зависимости в исполняемый двоичный файл</text:span></text:p>
            <text:p text:style-name="P13"><text:span text:style-name="T168">nm</text:span><text:span text:style-name="T95"> <text:s text:c="7"/>выводит список символов из объектного / исполняемого файла или архива</text:span></text:p>
            <text:p text:style-name="P13"><text:span text:style-name="T168">objdump</text:span><text:span text:style-name="T95"> <text:s text:c="2"/>дизассемблирует исполняемые файлы</text:span></text:p>
            <text:p text:style-name="P13"><text:span text:style-name="T168">pack</text:span><text:span text:style-name="T95"> <text:s text:c="5"/>простая версия традиционной Unix-команды </text:span><text:span text:style-name="T98">ar</text:span><text:span text:style-name="T95"> с нужными для Go операциями</text:span></text:p>
            <text:p text:style-name="P13"><text:span text:style-name="T168">pprof</text:span><text:span text:style-name="T95"> <text:s text:c="4"/>средство визуализации и анализа метрик о выполнении (performance profile)</text:span></text:p>
            <text:p text:style-name="P13"><text:span text:style-name="T168">preprofile</text:span><text:span text:style-name="T95"> делает промежуточное представление данных pprof для применения в PGO</text:span></text:p>
            <text:p text:style-name="P13"><text:span text:style-name="T168">test2json</text:span><text:span text:style-name="T95"> преобразует вывод </text:span><text:span text:style-name="T98">go test</text:span><text:span text:style-name="T95"> в машинно-читаемый поток JSON</text:span></text:p>
            <text:p text:style-name="P13"><text:span text:style-name="T168">trace</text:span><text:span text:style-name="T95"> <text:s text:c="4"/>средство просмотра файлов трассировки, сгнерированных </text:span><text:span text:style-name="T98">go test -trace</text:span></text:p>
            <text:p text:style-name="P13"><text:span text:style-name="T95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94" draw:text-style-name="P65" draw:layer="layout" svg:width="26.8cm" svg:height="13.1cm" svg:x="0.6cm" svg:y="2.1cm">
          <draw:text-box>
            <text:p text:style-name="P13"><text:span text:style-name="T287"><text:a xlink:href="https://go.dev/wiki/IDEsAndTextEditorPlugins" xlink:type="simple">▲ IDEs And Text Editor Plugins @ go.dev</text:a></text:span><text:span text:style-name="T287">:</text:span></text:p>
            <text:p text:style-name="P13"><text:span text:style-name="T287"/></text:p>
            <text:list text:style-name="L1">
              <text:list-item>
                <text:p text:style-name="P13"><text:span text:style-name="T288">Visual Studio Code</text:span><text:span text:style-name="T287"> + plug-in (Microsoft)</text:span></text:p>
              </text:list-item>
              <text:list-item>
                <text:p text:style-name="P13"><text:span text:style-name="T288">GoLand</text:span><text:span text:style-name="T287"> (IDE by JetBrains)</text:span></text:p>
              </text:list-item>
              <text:list-item>
                <text:p text:style-name="P13"><text:span text:style-name="T288">LiteIDE</text:span><text:span text:style-name="T287"> (open source and cross-platform Go IDE)</text:span></text:p>
              </text:list-item>
              <text:list-item>
                <text:p text:style-name="P13"><text:span text:style-name="T288">Komodo IDE</text:span><text:span text:style-name="T287"> (cross-platform IDE with built-in Go support)</text:span></text:p>
              </text:list-item>
            </text:list>
            <text:p text:style-name="P13"><text:span text:style-name="T288"/></text:p>
            <text:list text:continue-numbering="true" text:style-name="L1">
              <text:list-item>
                <text:p text:style-name="P13"><text:span text:style-name="T288">Komodo Edit</text:span><text:span text:style-name="T287"> + plug-in (cross-platform text editor)</text:span></text:p>
              </text:list-item>
              <text:list-item>
                <text:p text:style-name="P13"><text:span text:style-name="T288">jEdit</text:span><text:span text:style-name="T287"> (open-source, cross-platform text editor: Java)</text:span></text:p>
              </text:list-item>
              <text:list-item>
                <text:p text:style-name="P13"><text:span text:style-name="T288">Geany</text:span><text:span text:style-name="T287"> (free cross-platform programmer's text editor)</text:span></text:p>
              </text:list-item>
              <text:list-item>
                <text:p text:style-name="P13"><text:span text:style-name="T288">Notepad++</text:span><text:span text:style-name="T287"> (text &amp; source code editor: Windows)</text:span></text:p>
              </text:list-item>
              <text:list-item>
                <text:p text:style-name="P13"><text:span text:style-name="T288">Kate</text:span><text:span text:style-name="T287"> (cross-platform text editor with Go support out-of-the-box: KDE)</text:span></text:p>
              </text:list-item>
              <text:list-item>
                <text:p text:style-name="P13"><text:span text:style-name="T288">Sublime Text</text:span><text:span text:style-name="T287"> (commercial text editor: macOS, Windows, Linux)</text:span></text:p>
              </text:list-item>
              <text:list-item>
                <text:p text:style-name="P13"><text:span text:style-name="T288">TextMate</text:span><text:span text:style-name="T287"> (commercial text editor: macOS)</text:span></text:p>
              </text:list-item>
              <text:list-item>
                <text:p text:style-name="P13"><text:span text:style-name="T288">vim</text:span><text:span text:style-name="T287"> &amp; </text:span><text:span text:style-name="T288">Neovim</text:span><text:span text:style-name="T287">+ vim-go plugin (open-source, cross-platform text editor)</text:span></text:p>
              </text:list-item>
            </text:list>
            <text:p text:style-name="P13"><text:span text:style-name="T287"/></text:p>
            <text:p text:style-name="P18"><text:span text:style-name="T289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5" draw:text-style-name="P75" draw:layer="layout" svg:width="26.8cm" svg:height="12.843cm" svg:x="0.6cm" svg:y="2.07cm">
          <draw:text-box>
            <text:p text:style-name="P18"><text:span text:style-name="T290">Go </text:span><text:span text:style-name="T291">применяется</text:span><text:span text:style-name="T290"> в </text:span><text:span text:style-name="T292">(&gt; 40% IT technology companies worldwide)</text:span><text:span text:style-name="T290">:</text:span></text:p>
            <text:p text:style-name="P18"><text:span text:style-name="T222"><text:tab/></text:span><text:span text:style-name="T293">Alibaba</text:span><text:span text:style-name="T222">, Amazon, American Express, </text:span><text:span text:style-name="T293">Apple</text:span><text:span text:style-name="T222">, Armut (</text:span><text:span text:style-name="T294">C#→Go</text:span><text:span text:style-name="T222">), </text:span><text:span text:style-name="T293">Baidu</text:span><text:span text:style-name="T222">, BBC, bitly, ByteDance (TikTok/Douyin), Canonical, Capital One, CERN, </text:span><text:span text:style-name="T293">Cloudflare</text:span><text:span text:style-name="T222">, Cockroach Labs, Curve, DataDog, Dailymotion, </text:span><text:span text:style-name="T293">Docker</text:span><text:span text:style-name="T222">, DropBox</text:span><text:span text:style-name="T294"> (Python→Go)</text:span><text:span text:style-name="T222">, GitHub, </text:span><text:span text:style-name="T293">Google</text:span><text:span text:style-name="T222">, gov.uk, Heroku, Huawei, </text:span><text:span text:style-name="T293">IBM</text:span><text:span text:style-name="T222">, InfluxDB, Intel, K8s, Kubernetes, </text:span><text:span text:style-name="T293">Meta</text:span><text:span text:style-name="T222">, </text:span><text:span text:style-name="T293">Microsoft</text:span><text:span text:style-name="T222">, Monzo Bank, </text:span><text:span text:style-name="T293">Mozilla</text:span><text:span text:style-name="T222"> (</text:span><text:span text:style-name="T294">Rust &amp; Go</text:span><text:span text:style-name="T222">), Netflix (</text:span><text:span text:style-name="T294">Java→Go</text:span><text:span text:style-name="T222">), New York Times, </text:span><text:span text:style-name="T293">Oracle</text:span><text:span text:style-name="T222">, PayPal, Pinterest, Qiniu, </text:span><text:span text:style-name="T293">Reddit</text:span><text:span text:style-name="T222">, RedHat, Riot Games, Slack, Salesforce</text:span><text:span text:style-name="T294"> (Python, C→Go)</text:span><text:span text:style-name="T222">, SendGrid, Stream</text:span><text:span text:style-name="T294"> (Python→Go)</text:span><text:span text:style-name="T222">, SoundCloud, Terraform, The Economist, The New York Times, </text:span><text:span text:style-name="T293">Twitch</text:span><text:span text:style-name="T222">, Uber, Walmart, YouTube, </text:span><text:span text:style-name="T293">X / Twitter</text:span><text:span text:style-name="T222">, </text:span><text:span text:style-name="T294">многих</text:span><text:span text:style-name="T295"> других организациях и проектах </text:span><text:span text:style-name="T296">open-source</text:span><text:span text:style-name="T295">.</text:span></text:p>
            <text:p text:style-name="P18"><text:span text:style-name="T223"/></text:p>
            <text:p text:style-name="P18"><text:span text:style-name="T297">В </text:span><text:span text:style-name="T298">России</text:span><text:span text:style-name="T297"> (всеми крупными компаниями):</text:span></text:p>
            <text:p text:style-name="P18"><text:span text:style-name="T222"><text:tab/></text:span><text:span text:style-name="T293">Яндекс</text:span><text:span text:style-name="T222">, ЦУМ, УГМК-Телеком, Точка, Т-Банк, Совкомбанк Технологии, Ситимобил, </text:span><text:span text:style-name="T293">СберТех</text:span><text:span text:style-name="T222">, Ростелеком, Онлайн-кинотеатр Иви, </text:span><text:span text:style-name="T293">МТС</text:span><text:span text:style-name="T222">+MWS, МойОфис, Магнит.Tech, </text:span><text:span text:style-name="T293">Лаборатория Касперского</text:span><text:span text:style-name="T222">, Купер, ИТ-Холдинг Т1, ИнГосСтрах Банк, Домклик, Группа Астра, ГНИВЦ, АйТи Инновация, YADRO, X5 Digital, Wildberries, </text:span><text:span text:style-name="T293">VK</text:span><text:span text:style-name="T222">, Viasat Tech, Tutu, </text:span><text:span text:style-name="T293">Tele2</text:span><text:span text:style-name="T222">, Selectel, S8.Capital, </text:span><text:span text:style-name="T293">Ozon</text:span><text:span text:style-name="T222">, Okko, </text:span><text:span text:style-name="T293">Mail.ru</text:span><text:span text:style-name="T222"> Group, Lamoda Tech</text:span><text:span text:style-name="T223">, iSpring, IBS, Delivery Club, Cloud.ru, Boxberry: IT, </text:span><text:span text:style-name="T299">Beeline</text:span><text:span text:style-name="T223">, </text:span><text:span text:style-name="T299">Avito</text:span><text:span text:style-name="T223">, 2GIS </text:span><text:span text:style-name="T295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96" draw:text-style-name="P65" draw:layer="layout" svg:width="26.8cm" svg:height="12.9cm" svg:x="0.6cm" svg:y="2.1cm">
          <draw:text-box>
            <text:p text:style-name="P13"><text:span text:style-name="T300">Области </text:span><text:span text:style-name="T300"><text:a xlink:href="https://github.com/avelino/awesome-go" xlink:type="simple">применения ▲</text:a></text:span><text:span text:style-name="T300"><text:s/>Go:</text:span></text:p>
            <text:list text:style-name="L1">
              <text:list-item>
                <text:p text:style-name="P76"><text:span text:style-name="T301"><text:a xlink:href="https://go.dev/solutions/devops" xlink:type="simple">DevOps &amp; SRE ▲</text:a></text:span><text:span text:style-name="T301"><text:s/>(Development Operations &amp; Site Reliability Engineering)</text:span></text:p>
              </text:list-item>
              <text:list-item>
                <text:p text:style-name="P76"><text:span text:style-name="T301"><text:a xlink:href="https://go.dev/solutions/cloud" xlink:type="simple">Cloud &amp; Distributed Network Services ▲</text:a></text:span><text:span text:style-name="T301"><text:s/></text:span></text:p>
              </text:list-item>
              <text:list-item>
                <text:p text:style-name="P76"><text:span text:style-name="T223"><text:a xlink:href="https://go.dev/solutions/webdev" xlink:type="simple">Web Development ▲</text:a></text:span><text:span text:style-name="T223"><text:s/>(frameworks, toolkits, engines, servers)</text:span></text:p>
              </text:list-item>
              <text:list-item>
                <text:p text:style-name="P76"><text:span text:style-name="T301"><text:a xlink:href="https://go.dev/solutions/clis" xlink:type="simple">System Automation &amp; CLIs ▲</text:a></text:span><text:span text:style-name="T301">, Utilities &amp; Stand-Alone Tools</text:span></text:p>
              </text:list-item>
              <text:list-item>
                <text:p text:style-name="P76"><text:span text:style-name="T301">... multi-platform GUI apps (</text:span><text:span text:style-name="T301"><text:a xlink:href="https://fyne.io/" xlink:type="simple">fyne.io</text:a></text:span><text:span text:style-name="T301">)</text:span></text:p>
              </text:list-item>
              <text:list-item>
                <text:p text:style-name="P76"><text:span text:style-name="T301">... AI clients via API &amp; libraries (TensorFlow in Go, etc.)</text:span></text:p>
              </text:list-item>
              <text:list-item>
                <text:p text:style-name="P76"><text:span text:style-name="T301">… </text:span><text:span text:style-name="T301">IoT &amp; embedded systems (TinyGo)</text:span></text:p>
              </text:list-item>
            </text:list>
            <text:p text:style-name="P13"><text:span text:style-name="T212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online 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GenKit </text:span><text:span text:style-name="T13">(AI) @ Google</text:span><text:span text:style-name="T9">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gonia </text:span><text:span text:style-name="T13">(ML)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, </text:span><text:span text:style-name="T9">Monzo </text:span><text:span text:style-name="T13">(banking app)</text:span><text:span text:style-name="T9">, </text:span><text:span text:style-name="T8">Ollama</text:span><text:span text:style-name="T9"> (89%), </text:span><text:span text:style-name="T8">PayPal</text:span><text:span text:style-name="T9">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 server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9">Twitch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9"/></text:p>
            <text:p text:style-name="P13"><text:span text:style-name="T222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97" draw:text-style-name="P26" draw:layer="layout" svg:width="26.8cm" svg:height="13.76cm" svg:x="0.6cm" svg:y="2.1cm">
          <draw:text-box>
            <text:p text:style-name="P18"><text:span text:style-name="T293"><text:a xlink:href="https://www.tiobe.com/tiobe-index/" xlink:type="simple">TIOBE index ▲</text:a></text:span><text:span text:style-name="T222"><text:s/></text:span><text:span text:style-name="T223">(since 2009):</text:span></text:p>
            <text:p text:style-name="P18"><text:span text:style-name="T222"><text:tab/></text:span><text:span text:style-name="T223">Now: </text:span><text:span text:style-name="T299">#8</text:span><text:span text:style-name="T223"> (Aug 2025) ← #13 (Nov 2023)</text:span></text:p>
            <text:p text:style-name="P18"><text:span text:style-name="T222"><text:tab/></text:span><text:span text:style-name="T222">Highest Position (before): #7 (Apr 2024)</text:span></text:p>
            <text:p text:style-name="P18"><text:span text:style-name="T222"><text:tab/></text:span><text:span text:style-name="T222">Lowest Position: #122 (May 2015)</text:span></text:p>
            <text:p text:style-name="P18"><text:span text:style-name="T222"><text:tab/></text:span><text:span text:style-name="T222">Language of the Year: 2009, 2016</text:span></text:p>
            <text:p text:style-name="P18"><text:span text:style-name="T293"><text:a xlink:href="https://radar.cloudflare.com/year-in-review/2024#api-client-language-popularity" xlink:type="simple">Cloudflare Radar ▲</text:a></text:span><text:span text:style-name="T222"><text:s/>API Client Language popularity: </text:span><text:span text:style-name="T293">#1</text:span><text:span text:style-name="T222"> (2024)</text:span></text:p>
            <text:p text:style-name="P18"><text:span text:style-name="T293"><text:a xlink:href="https://www.jetbrains.com/lp/devecosystem-2024/" xlink:type="simple">JetBrains ▲</text:a></text:span><text:span text:style-name="T222"><text:s/>Top-paid employees by programming language: </text:span><text:span text:style-name="T293">#2</text:span><text:span text:style-name="T222"> (2024)</text:span></text:p>
            <text:p text:style-name="P18"><text:span text:style-name="T293"><text:a xlink:href="https://github.blog/news-insights/octoverse/octoverse-2024/#the-most-popular-programming-languages" xlink:type="simple">GitHub Octoverse ▲</text:a></text:span><text:span text:style-name="T293"><text:s/></text:span><text:span text:style-name="T222">Top 10 fastest growing languages in 2024: </text:span><text:span text:style-name="T293">#3</text:span></text:p>
            <text:p text:style-name="P18"><text:span text:style-name="T293"><text:a xlink:href="https://blog.jetbrains.com/research/2025/04/is-golang-still-growing-go-language-popularity-trends-in-2024/" xlink:type="simple">JetBrains ▲</text:a></text:span><text:span text:style-name="T293"><text:s/></text:span><text:span text:style-name="T222">Language Promise Index:</text:span><text:span text:style-name="T293"> #4</text:span><text:span text:style-name="T222"> (2024)</text:span></text:p>
            <text:p text:style-name="P18"><text:span text:style-name="T293"><text:a xlink:href="https://spectrum.ieee.org/top-programming-languages-2024" xlink:type="simple">IEEE Spectrum ▲</text:a></text:span><text:span text:style-name="T222"><text:s/>Top Programming Languages: </text:span><text:span text:style-name="T293">#8</text:span><text:span text:style-name="T222"> (</text:span><text:span text:style-name="T223">2024)</text:span></text:p>
            <text:p text:style-name="P18"><text:span text:style-name="T299"><text:a xlink:href="https://www.crossover.com/blog/top-10-in-demand-programming-languages-for-2024" xlink:type="simple">Crossover ▲</text:a></text:span><text:span text:style-name="T223"><text:s/>Top 10 In-Demand Programming Languages for 2025: </text:span><text:span text:style-name="T299">#10</text:span><text:span text:style-name="T223"> </text:span></text:p>
            <text:p text:style-name="P18"><text:span text:style-name="T299"><text:a xlink:href="https://www.zdnet.com/article/the-most-popular-programming-languages-in-2024-and-what-that-even-means/" xlink:type="simple">ZDnet ▲</text:a></text:span><text:span text:style-name="T223"><text:s/>The most popular programming languages in 2025: </text:span><text:span text:style-name="T299">#10</text:span></text:p>
            <text:p text:style-name="P18"><text:span text:style-name="T293"><text:a xlink:href="https://survey.stackoverflow.co/2024/technology#most-popular-technologies-language-prof" xlink:type="simple">StackOverflow ▲</text:a></text:span><text:span text:style-name="T293"><text:s/>#11</text:span><text:span text:style-name="T222"> Most popular techs: language (professionals) (2024)</text:span></text:p>
            <text:p text:style-name="P18"><text:span text:style-name="T293"><text:a xlink:href="https://pypl.github.io/PYPL.html" xlink:type="simple">PYPL ▲</text:a></text:span><text:span text:style-name="T222">: </text:span><text:span text:style-name="T293">#12</text:span><text:span text:style-name="T223"> (May 2025)</text:span></text:p>
            <text:p text:style-name="P18"><text:span text:style-name="T299"><text:a xlink:href="https://redmonk.com/sogrady/2024/09/12/language-rankings-6-24/" xlink:type="simple">RedMonk ▲</text:a></text:span><text:span text:style-name="T223"><text:s/>Programming Language Rankings: </text:span><text:span text:style-name="T299">#12</text:span><text:span text:style-name="T223"> (Jun 2024)</text:span></text:p>
            <text:p text:style-name="P18"><text:span text:style-name="T299"><text:a xlink:href="https://www.statista.com/statistics/793628/worldwide-developer-survey-most-used-languages/" xlink:type="simple">Statista ▲</text:a></text:span><text:span text:style-name="T223"><text:s/>Most used programming languages among developers (2024): </text:span><text:span text:style-name="T299">#12</text:span></text:p>
            <text:p text:style-name="P18"><text:span text:style-name="T299"><text:a xlink:href="https://www.geeksforgeeks.org/top-programming-languages/" xlink:type="simple">GeeksForGeeks ▲</text:a></text:span><text:span text:style-name="T223"><text:s/>20 Best Programming Languages to Learn in 2025: </text:span><text:span text:style-name="T299">#13</text:span></text:p>
            <text:p text:style-name="P24"><text:span text:style-name="T302"/></text:p>
            <text:p text:style-name="P24"><text:span text:style-name="T302">* я не учитывал в индексах позицию HTML/CSS</text:span></text:p>
            <text:p text:style-name="P24"><text:span text:style-name="T302"/></text:p>
          </draw:text-box>
        </draw:frame>
        <draw:frame draw:style-name="gr98" draw:text-style-name="P78" draw:layer="layout" svg:width="6cm" svg:height="2.4cm" svg:x="21.4cm" svg:y="2.6cm">
          <draw:text-box>
            <text:p text:style-name="P77"><text:span text:style-name="T303"><text:a xlink:href="https://blog.jetbrains.com/research/2025/04/is-golang-still-growing-go-language-popularity-trends-in-2024/" xlink:type="simple">Is Golang Still Growing? Go Language Popularity Trends in 2024</text:a></text:span><text:span text:style-name="T303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99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304">Синтаксис слишком простой, мало syntactic sugar.</text:span></text:p>
              </text:list-item>
              <text:list-item>
                <text:p text:style-name="P18"><text:span text:style-name="T304">Синтаксис непривычный: использование </text:span><text:span text:style-name="T59">[ ]</text:span><text:span text:style-name="T304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04">Нет полноценного ООП. </text:span></text:p>
              </text:list-item>
              <text:list-item>
                <text:p text:style-name="P18"><text:span text:style-name="T304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04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04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04">Нет перегрузки функций (function overloading).</text:span></text:p>
              </text:list-item>
              <text:list-item>
                <text:p text:style-name="P18"><text:span text:style-name="T304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04">Нет возможности объявить неизменяемость (immutability declarations), кроме </text:span><text:span text:style-name="T59">const</text:span><text:span text:style-name="T304">.</text:span></text:p>
              </text:list-item>
              <text:list-item>
                <text:p text:style-name="P18"><text:span text:style-name="T304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304">Использование </text:span><text:span text:style-name="T59">nil</text:span><text:span text:style-name="T304"> и weak type safety?</text:span></text:p>
              </text:list-item>
              <text:list-item>
                <text:p text:style-name="P18"><text:span text:style-name="T304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04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04">Странный шаблон при форматировании даты и времени: "</text:span><text:span text:style-name="T59">Mon Jan 2 15:04:05 -0700 2006</text:span><text:span text:style-name="T304">".</text:span></text:p>
              </text:list-item>
              <text:list-item>
                <text:p text:style-name="P18"><text:span text:style-name="T304">Нет проверки значений на соответствие перечислению, объявленному через </text:span><text:span text:style-name="T59">iota</text:span><text:span text:style-name="T304">.</text:span></text:p>
              </text:list-item>
              <text:list-item>
                <text:p text:style-name="P18"><text:span text:style-name="T304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304"/></text:p>
            <text:p text:style-name="P79"><text:span text:style-name="T305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304"/></text:p>
            <text:p text:style-name="P18"><text:span text:style-name="T60">Во многих проектах разработчики сочетают применение Go с использованием других новых языков: </text:span><text:span text:style-name="T60"><text:a xlink:href="https://thenewstack.io/rust-vs-go-why-theyre-better-together/" xlink:type="simple">Rust vs. Go: Why They’re Better Together ▲</text:a></text:span><text:span text:style-name="T60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100" draw:text-style-name="P64" draw:layer="layout" svg:width="26.8cm" svg:height="13.049cm" svg:x="0.6cm" svg:y="2.1cm">
          <draw:text-box>
            <text:p text:style-name="P13"><text:span text:style-name="T67">Синтаксис лаконичны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динамического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ограмм.</text:span></text:p>
            <text:p text:style-name="P13"><text:span text:style-name="T67">Явная работа с ошибками дисциплинирует программиста: о них надо думать постоянно.</text:span></text:p>
            <text:p text:style-name="P13"><text:span text:style-name="T67">Убедился в преимуществах отказа от традиционного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, но современный и более надёжный.</text:span></text:p>
            <text:p text:style-name="P13"><text:span text:style-name="T67">Очень быстро компилируется. Удобно сразу выполнить: </text:span><text:span text:style-name="T207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: переписал на Go c Python и Ruby, сравнил скорость.</text:span></text:p>
            <text:p text:style-name="P13"><text:span text:style-name="T66"/></text:p>
            <text:p text:style-name="P13"><text:span text:style-name="T67">Очень много </text:span><text:span text:style-name="T179">стандартных</text:span><text:span text:style-name="T67"> библиотек – на все случаи жизни.</text:span></text:p>
            <text:p text:style-name="P13"><text:span text:style-name="T67">Легко подключать и обновля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>Хорошие инструменты в комплекте — можно писать без IDE.</text:span></text:p>
          </draw:text-box>
        </draw:frame>
        <draw:custom-shape draw:style-name="gr101" draw:text-style-name="P81" draw:layer="layout" svg:width="8.1cm" svg:height="2.501cm" svg:x="19.4cm" svg:y="12.8cm">
          <text:p text:style-name="P80"><text:span text:style-name="T170">Наверное, это последний язык, </text:span></text:p>
          <text:p text:style-name="P80"><text:span text:style-name="T170">разработанный «классиками»,</text:span></text:p>
          <text:p text:style-name="P80"><text:span text:style-name="T170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</text:span><text:span text:style-name="T306"> </text:span><text:span text:style-name="T307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2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2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2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2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2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2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3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2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104" draw:text-style-name="P2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2">Ссылки </text:span><text:span text:style-name="T308">▲</text:span></text:p>
          </draw:text-box>
        </draw:frame>
        <draw:frame draw:style-name="gr105" draw:text-style-name="P83" draw:layer="layout" svg:width="27cm" svg:height="13.151cm" svg:x="0.5cm" svg:y="2.127cm">
          <draw:text-box>
            <text:list text:style-name="L1">
              <text:list-item>
                <text:p text:style-name="P82"><text:span text:style-name="T234"><text:a xlink:href="https://go.dev/" xlink:type="simple">go.dev/</text:a></text:span><text:span text:style-name="T234"><text:s text:c="35"/></text:span><text:span text:style-name="T309"><text:s text:c="4"/>// Официальный сайт языка</text:span></text:p>
              </text:list-item>
              <text:list-item>
                <text:p text:style-name="P82"><text:span text:style-name="T234"><text:a xlink:href="https://go.dev/play/" xlink:type="simple">go.dev/play/</text:a></text:span><text:span text:style-name="T235"><text:s text:c="30"/></text:span><text:span text:style-name="T309"><text:s text:c="4"/>// Go Playground ~ выполнение в браузере</text:span></text:p>
              </text:list-item>
              <text:list-item>
                <text:p text:style-name="P82"><text:span text:style-name="T234"><text:a xlink:href="https://go.dev/ref/spec" xlink:type="simple">go.dev/ref/spec</text:a></text:span><text:span text:style-name="T234"><text:s text:c="27"/></text:span><text:span text:style-name="T309"><text:s text:c="4"/></text:span><text:span text:style-name="T310">// Спецификация языка</text:span><text:span text:style-name="T309"> (!!!)</text:span></text:p>
              </text:list-item>
              <text:list-item>
                <text:p text:style-name="P82"><text:span text:style-name="T310"><text:a xlink:href="https://github.com/golang/go" xlink:type="simple">github.com/golang/go</text:a></text:span><text:span text:style-name="T310"><text:s text:c="26"/></text:span><text:span text:style-name="T309">// Исходники</text:span></text:p>
              </text:list-item>
              <text:list-item>
                <text:p text:style-name="P82"><text:span text:style-name="T234"><text:a xlink:href="https://go.dev/doc/" xlink:type="simple">go.dev/doc/</text:a></text:span><text:span text:style-name="T235"><text:s text:c="31"/></text:span><text:span text:style-name="T309"><text:s text:c="4"/>// Документация</text:span></text:p>
              </text:list-item>
              <text:list-item>
                <text:p text:style-name="P82"><text:span text:style-name="T234"><text:a xlink:href="https://go.dev/doc/code" xlink:type="simple">go.dev/doc/code</text:a></text:span><text:span text:style-name="T235"><text:s text:c="27"/></text:span><text:span text:style-name="T309"><text:s text:c="4"/>// How to Write Go Code</text:span></text:p>
              </text:list-item>
              <text:list-item>
                <text:p text:style-name="P82"><text:span text:style-name="T234"><text:a xlink:href="https://pkg.go.dev/std" xlink:type="simple">pkg.go.dev/std</text:a></text:span><text:span text:style-name="T234"><text:s text:c="20"/></text:span><text:span text:style-name="T235"><text:s text:c="8"/></text:span><text:span text:style-name="T309"><text:s text:c="4"/>// стандартная библиотека</text:span></text:p>
              </text:list-item>
              <text:list-item>
                <text:p text:style-name="P18"><text:span text:style-name="T234"><text:a xlink:href="https://gobyexample.com/" xlink:type="simple">gobyexample.com</text:a></text:span><text:span text:style-name="T235"><text:s text:c="27"/></text:span><text:span text:style-name="T309"><text:s text:c="4"/>// Go в примерах</text:span></text:p>
              </text:list-item>
              <text:list-item>
                <text:p text:style-name="P18"><text:span text:style-name="T310"><text:a xlink:href="https://go.dev/doc/modules/layout" xlink:type="simple">go.dev/doc/modules/layout</text:a></text:span><text:span text:style-name="T309"><text:s text:c="21"/>// Структура каталогов</text:span></text:p>
              </text:list-item>
              <text:list-item>
                <text:p text:style-name="P18"><text:span text:style-name="T234"><text:a xlink:href="https://github.com/golang-standards/project-layout/blob/master/README_ru.md" xlink:type="simple">github.com/golang-standards/project-layout</text:a></text:span><text:span text:style-name="T235"><text:s text:c="4"/>// </text:span><text:span text:style-name="T309">Стандартный макет [большого] Go проекта</text:span></text:p>
              </text:list-item>
              <text:list-item>
                <text:p text:style-name="P82"><text:span text:style-name="T234"><text:a xlink:href="https://tour.golang.org/" xlink:type="simple">tour.golang.org</text:a></text:span><text:span text:style-name="T235"><text:s text:c="27"/></text:span><text:span text:style-name="T309"><text:s text:c="4"/>// Экскурсия по возможностям Go</text:span></text:p>
              </text:list-item>
              <text:list-item>
                <text:p text:style-name="P82"><text:span text:style-name="T234"><text:a xlink:href="https://golangdocs.com/" xlink:type="simple">golangdocs.com</text:a></text:span><text:span text:style-name="T235"><text:s text:c="28"/></text:span><text:span text:style-name="T309"><text:s text:c="4"/>// Примеры конструкций</text:span></text:p>
              </text:list-item>
              <text:list-item>
                <text:p text:style-name="P82"><text:span text:style-name="T310"><text:a xlink:href="https://appliedgo.net/why-go/" xlink:type="simple">appliedgo.net/why-go/</text:a></text:span><text:span text:style-name="T309"><text:s text:c="25"/>// 15 Reasons I Love Go</text:span></text:p>
              </text:list-item>
              <text:list-item>
                <text:p text:style-name="P82"><text:span text:style-name="T310"><text:a xlink:href="https://github.com/avelino/awesome-go" xlink:type="simple">awesome-go</text:a></text:span><text:span text:style-name="T309"><text:s text:c="36"/>// Подборка библиотек и инструментов: для всего</text:span></text:p>
              </text:list-item>
            </text:list>
            <text:p text:style-name="P82"><text:span text:style-name="T310"/></text:p>
            <text:list text:continue-numbering="true" text:style-name="L1">
              <text:list-item>
                <text:p text:style-name="P18"><text:span text:style-name="T234"><text:a xlink:href="https://go.dev/doc/effective_go" xlink:type="simple">go.dev/doc/effective_go</text:a></text:span><text:span text:style-name="T234"><text:s text:c="4"/></text:span><text:span text:style-name="T235"><text:s text:c="9"/></text:span><text:span text:style-name="T309"><text:s text:c="10"/>// "Effecive Go" бесплатная web-книга</text:span></text:p>
              </text:list-item>
              <text:list-item>
                <text:p text:style-name="P82"><text:span text:style-name="T310"><text:a xlink:href="https://gopl.io/" xlink:type="simple">gopl.io</text:a></text:span><text:span text:style-name="T309"><text:s text:c="18"/>// "The Go Programming Language" by A.A.A.Donovan &amp; B.W.Kernighan</text:span></text:p>
              </text:list-item>
            </text:list>
            <text:p text:style-name="P82"><text:span text:style-name="T309"/></text:p>
            <text:list text:continue-numbering="true" text:style-name="L1">
              <text:list-item>
                <text:p text:style-name="P82"><text:span text:style-name="T234"><text:a xlink:href="https://www.w3schools.com/go/index.php" xlink:type="simple">w3schools.com/go/</text:a></text:span><text:span text:style-name="T235"><text:s text:c="16"/></text:span><text:span text:style-name="T309">@ w3schools <text:s/>// Справочник</text:span></text:p>
              </text:list-item>
              <text:list-item>
                <text:p text:style-name="P82"><text:span text:style-name="T234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35"><text:s/></text:span><text:span text:style-name="T309">@ proglib.io // Самоучитель</text:span></text:p>
              </text:list-item>
              <text:list-item>
                <text:p text:style-name="P82"><text:span text:style-name="T234"><text:a xlink:href="https://proglib.io/p/dorozhnaya-karta-go-razrabotchika-v-2023-godu-2023-11-01" xlink:type="simple">Дорожная карта Go-разработчика</text:a></text:span><text:span text:style-name="T235"><text:s text:c="3"/></text:span><text:span text:style-name="T309">@ proglib.io // План изучения</text:span></text:p>
              </text:list-item>
              <text:list-item>
                <text:p text:style-name="P82"><text:span text:style-name="T310"><text:a xlink:href="https://lyceum.yandex.ru/go" xlink:type="simple">lyceum.yandex.ru/go</text:a></text:span><text:span text:style-name="T309"><text:s text:c="27"/>// Яндекс-лицей: Программирование на Go</text:span></text:p>
              </text:list-item>
              <text:list-item>
                <text:p text:style-name="P82"><text:span text:style-name="T310"><text:a xlink:href="https://start.practicum.yandex/go-basics/" xlink:type="simple">start.practicum.yandex/go-basics/</text:a></text:span><text:span text:style-name="T309"><text:s text:c="13"/>// Яндекс-практикум: Основы Go</text:span></text:p>
              </text:list-item>
              <text:list-item>
                <text:p text:style-name="P82"><text:span text:style-name="T310"><text:a xlink:href="https://codelibs.ru/category/go/" xlink:type="simple">Книги по Go</text:a></text:span><text:span text:style-name="T309"><text:s text:c="22"/>@codelibs.ru // Учебники по Go</text:span></text:p>
              </text:list-item>
            </text:list>
            <text:p text:style-name="P82"><text:span text:style-name="T309"/></text:p>
            <text:list text:continue-numbering="true" text:style-name="L1">
              <text:list-item>
                <text:p text:style-name="P82"><text:span text:style-name="T310"><text:a xlink:href="https://tinygo.org/" xlink:type="simple">tinygo.org</text:a></text:span><text:span text:style-name="T309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custom-shape draw:style-name="gr106" draw:text-style-name="P84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2">Готов ответить на вопросы</text:span></text:p>
          </draw:text-box>
        </draw:frame>
        <draw:frame draw:style-name="gr12" draw:text-style-name="P85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11"/></text:p>
            <text:p text:style-name="P2"><text:span text:style-name="T311"/></text:p>
            <text:p text:style-name="P2"><text:span text:style-name="T311"/></text:p>
            <text:p text:style-name="P2"><text:span text:style-name="T311"/></text:p>
            <text:p text:style-name="P2"><text:span text:style-name="T311"/></text:p>
            <text:p text:style-name="P2"><text:span text:style-name="T311"/></text:p>
            <text:p text:style-name="P2"><text:span text:style-name="T311"/></text:p>
            <text:p text:style-name="P2"><text:span text:style-name="T311"/></text:p>
            <text:p text:style-name="P2"><text:span text:style-name="T311"/></text:p>
            <text:p text:style-name="P2"><text:span text:style-name="T311"/></text:p>
            <text:p text:style-name="P2"><text:span text:style-name="T311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7" draw:text-style-name="P86" draw:layer="layout" svg:width="6.527cm" svg:height="3.405cm" svg:x="10cm" svg:y="6.834cm">
          <draw:text-box>
            <text:p text:style-name="P2"><text:span text:style-name="T312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2">Словарик</text:span></text:p>
          </draw:text-box>
        </draw:frame>
        <draw:frame draw:style-name="gr108" draw:text-style-name="P87" draw:layer="layout" svg:width="26.4cm" svg:height="12.473cm" svg:x="0.8cm" svg:y="2.527cm">
          <draw:text-box>
            <text:p text:style-name="P18"><text:span text:style-name="T313">communicating sequential processes ~ взаимодействие последовательных процессов </text:span></text:p>
            <text:p text:style-name="P18"><text:span text:style-name="T313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13">CSP <text:s/>= communicating sequential processes</text:span></text:p>
            <text:p text:style-name="P18"><text:span text:style-name="T313">gopher ~ программист на Go</text:span></text:p>
            <text:p text:style-name="P18"><text:span text:style-name="T313">goroutine ~ подпрограмма, возможно, выполняемая параллельно</text:span></text:p>
            <text:p text:style-name="P18"><text:span text:style-name="T313">multitasking ~ многозадачность</text:span></text:p>
            <text:p text:style-name="P18"><text:span text:style-name="T313">parallelism ~ параллелизм = параллельное выполнение вычислений</text:span></text:p>
            <text:p text:style-name="P18"><text:span text:style-name="T313">process ~ процесс</text:span></text:p>
            <text:p text:style-name="P18"><text:span text:style-name="T313">subprocess ~ подпроцесс</text:span></text:p>
            <text:p text:style-name="P18"><text:span text:style-name="T313">subtask ~ подзадача</text:span></text:p>
            <text:p text:style-name="P18"><text:span text:style-name="T313">task ~ задача</text:span></text:p>
            <text:p text:style-name="P18"><text:span text:style-name="T313"/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9-19T14:34:11.418689784</dc:date>
    <meta:editing-duration>P9DT11H11M8S</meta:editing-duration>
    <meta:editing-cycles>1536</meta:editing-cycles>
    <meta:generator>LibreOffice/7.4.7.2$Linux_X86_64 LibreOffice_project/40$Build-2</meta:generator>
    <meta:document-statistic meta:object-count="555"/>
  </office:meta>
</office:document-meta>
</file>